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lag18">
            <text:p>BERMEJALES-O3-AT_IN_lag18</text:p>
          </table:table-cell>
          <table:table-cell table:style-name="pd1" office:value-type="string" office:string-value="BERMEJALES-O3-AT_IN_lag19">
            <text:p>BERMEJALES-O3-AT_IN_lag19</text:p>
          </table:table-cell>
          <table:table-cell table:style-name="pd1" office:value-type="string" office:string-value="BERMEJALES-O3-AT_IN_lag20">
            <text:p>BERMEJALES-O3-AT_IN_lag20</text:p>
          </table:table-cell>
          <table:table-cell table:style-name="pd1" office:value-type="string" office:string-value="BERMEJALES-O3-AT_IN_lag21">
            <text:p>BERMEJALES-O3-AT_IN_lag21</text:p>
          </table:table-cell>
          <table:table-cell table:style-name="pd1" office:value-type="string" office:string-value="BERMEJALES-O3-AT_IN_lag22">
            <text:p>BERMEJALES-O3-AT_IN_lag22</text:p>
          </table:table-cell>
          <table:table-cell table:style-name="pd1" office:value-type="string" office:string-value="BERMEJALES-O3-AT_IN_lag23">
            <text:p>BERMEJALES-O3-AT_IN_lag23</text:p>
          </table:table-cell>
          <table:table-cell table:style-name="pd1" office:value-type="string" office:string-value="BERMEJALES-O3-AT_IN_lag24">
            <text:p>BERMEJALES-O3-AT_IN_lag24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1:00:00">
            <text:p>Sat Feb 19 11:00:00 2022</text:p>
          </table:table-cell>
          <table:table-cell office:value-type="float" office:value="70.0">
            <text:p>70.0</text:p>
          </table:table-cell>
          <table:table-cell office:value-type="float" office:value="67.0">
            <text:p>67.0</text:p>
          </table:table-cell>
          <table:table-cell office:value-type="float" office:value="65.0">
            <text:p>65.0</text:p>
          </table:table-cell>
          <table:table-cell office:value-type="float" office:value="58.0">
            <text:p>58.0</text:p>
          </table:table-cell>
          <table:table-cell office:value-type="float" office:value="38.3333">
            <text:p>38.3333</text:p>
          </table:table-cell>
          <table:table-cell office:value-type="float" office:value="16.5">
            <text:p>16.5</text:p>
          </table:table-cell>
          <table:table-cell office:value-type="float" office:value="8.0">
            <text:p>8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2-19T12:00:00">
            <text:p>Sat Feb 19 12:00:00 2022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  <table:table-cell office:value-type="float" office:value="67.0">
            <text:p>67.0</text:p>
          </table:table-cell>
          <table:table-cell office:value-type="float" office:value="65.0">
            <text:p>65.0</text:p>
          </table:table-cell>
          <table:table-cell office:value-type="float" office:value="58.0">
            <text:p>58.0</text:p>
          </table:table-cell>
          <table:table-cell office:value-type="float" office:value="38.3333">
            <text:p>38.3333</text:p>
          </table:table-cell>
          <table:table-cell office:value-type="float" office:value="16.5">
            <text:p>16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2-19T13:00:00">
            <text:p>Sat Feb 19 13:00:00 2022</text:p>
          </table:table-cell>
          <table:table-cell office:value-type="float" office:value="68.3333">
            <text:p>68.3333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  <table:table-cell office:value-type="float" office:value="67.0">
            <text:p>67.0</text:p>
          </table:table-cell>
          <table:table-cell office:value-type="float" office:value="65.0">
            <text:p>65.0</text:p>
          </table:table-cell>
          <table:table-cell office:value-type="float" office:value="58.0">
            <text:p>58.0</text:p>
          </table:table-cell>
          <table:table-cell office:value-type="float" office:value="38.3333">
            <text:p>38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2-20T09:00:00">
            <text:p>Sun Feb 20 09:00:00 2022</text:p>
          </table:table-cell>
          <table:table-cell office:value-type="float" office:value="62.5">
            <text:p>62.5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10:00:00">
            <text:p>Sun Feb 20 10:00:00 2022</text:p>
          </table:table-cell>
          <table:table-cell office:value-type="float" office:value="68.8333">
            <text:p>68.8333</text:p>
          </table:table-cell>
          <table:table-cell office:value-type="float" office:value="62.5">
            <text:p>62.5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2-20T11:00:00">
            <text:p>Sun Feb 20 11:00:00 2022</text:p>
          </table:table-cell>
          <table:table-cell office:value-type="float" office:value="72.0">
            <text:p>72.0</text:p>
          </table:table-cell>
          <table:table-cell office:value-type="float" office:value="68.8333">
            <text:p>68.8333</text:p>
          </table:table-cell>
          <table:table-cell office:value-type="float" office:value="62.5">
            <text:p>62.5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2-20T12:00:00">
            <text:p>Sun Feb 20 12:00:00 2022</text:p>
          </table:table-cell>
          <table:table-cell office:value-type="float" office:value="68.1667">
            <text:p>68.1667</text:p>
          </table:table-cell>
          <table:table-cell office:value-type="float" office:value="72.0">
            <text:p>72.0</text:p>
          </table:table-cell>
          <table:table-cell office:value-type="float" office:value="68.8333">
            <text:p>68.8333</text:p>
          </table:table-cell>
          <table:table-cell office:value-type="float" office:value="62.5">
            <text:p>62.5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  <table:table-cell office:value-type="float" office:value="46.1667">
            <text:p>46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2-20T13:00:00">
            <text:p>Sun Feb 20 13:00:00 2022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  <table:table-cell office:value-type="float" office:value="72.0">
            <text:p>72.0</text:p>
          </table:table-cell>
          <table:table-cell office:value-type="float" office:value="68.8333">
            <text:p>68.8333</text:p>
          </table:table-cell>
          <table:table-cell office:value-type="float" office:value="62.5">
            <text:p>62.5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2-21T09:00:00">
            <text:p>Mon Feb 21 09:00:00 2022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2-21T10:00:00">
            <text:p>Mon Feb 21 10:00:00 2022</text:p>
          </table:table-cell>
          <table:table-cell office:value-type="float" office:value="75.8333">
            <text:p>75.8333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2-21T11:00:00">
            <text:p>Mon Feb 21 11:00:00 2022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2-21T12:00:00">
            <text:p>Mon Feb 21 12:00:00 2022</text:p>
          </table:table-cell>
          <table:table-cell office:value-type="float" office:value="72.3333">
            <text:p>72.3333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2-22T08:00:00">
            <text:p>Tue Feb 22 08:00:00 2022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2-22T11:00:00">
            <text:p>Tue Feb 22 11:00:00 2022</text:p>
          </table:table-cell>
          <table:table-cell office:value-type="float" office:value="73.0">
            <text:p>73.0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42.2">
            <text:p>42.2</text:p>
          </table:table-cell>
        </table:table-row>
        <table:table-row>
          <table:table-cell table:style-name="pd1" office:value-type="date" office:date-value="2022-02-22T12:00:00">
            <text:p>Tue Feb 22 12:00:00 2022</text:p>
          </table:table-cell>
          <table:table-cell office:value-type="float" office:value="81.0">
            <text:p>81.0</text:p>
          </table:table-cell>
          <table:table-cell office:value-type="float" office:value="73.0">
            <text:p>73.0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2-23T08:00:00">
            <text:p>Wed Feb 23 08:00:00 2022</text:p>
          </table:table-cell>
          <table:table-cell office:value-type="float" office:value="67.8333">
            <text:p>67.8333</text:p>
          </table:table-cell>
          <table:table-cell office:value-type="float" office:value="53.8333">
            <text:p>53.8333</text:p>
          </table:table-cell>
          <table:table-cell office:value-type="float" office:value="48.5">
            <text:p>48.5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2-23T09:00:00">
            <text:p>Wed Feb 23 09:00:00 2022</text:p>
          </table:table-cell>
          <table:table-cell office:value-type="float" office:value="74.0">
            <text:p>74.0</text:p>
          </table:table-cell>
          <table:table-cell office:value-type="float" office:value="67.8333">
            <text:p>67.8333</text:p>
          </table:table-cell>
          <table:table-cell office:value-type="float" office:value="53.8333">
            <text:p>53.8333</text:p>
          </table:table-cell>
          <table:table-cell office:value-type="float" office:value="48.5">
            <text:p>48.5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2-23T10:00:00">
            <text:p>Wed Feb 23 10:00:00 2022</text:p>
          </table:table-cell>
          <table:table-cell office:value-type="float" office:value="78.3333">
            <text:p>78.3333</text:p>
          </table:table-cell>
          <table:table-cell office:value-type="float" office:value="74.0">
            <text:p>74.0</text:p>
          </table:table-cell>
          <table:table-cell office:value-type="float" office:value="67.8333">
            <text:p>67.8333</text:p>
          </table:table-cell>
          <table:table-cell office:value-type="float" office:value="53.8333">
            <text:p>53.8333</text:p>
          </table:table-cell>
          <table:table-cell office:value-type="float" office:value="48.5">
            <text:p>48.5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2-23T11:00:00">
            <text:p>Wed Feb 23 11:00:00 2022</text:p>
          </table:table-cell>
          <table:table-cell office:value-type="float" office:value="78.6667">
            <text:p>78.6667</text:p>
          </table:table-cell>
          <table:table-cell office:value-type="float" office:value="78.3333">
            <text:p>78.3333</text:p>
          </table:table-cell>
          <table:table-cell office:value-type="float" office:value="74.0">
            <text:p>74.0</text:p>
          </table:table-cell>
          <table:table-cell office:value-type="float" office:value="67.8333">
            <text:p>67.8333</text:p>
          </table:table-cell>
          <table:table-cell office:value-type="float" office:value="53.8333">
            <text:p>53.8333</text:p>
          </table:table-cell>
          <table:table-cell office:value-type="float" office:value="48.5">
            <text:p>48.5</text:p>
          </table:table-cell>
          <table:table-cell office:value-type="float" office:value="42.2">
            <text:p>42.2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2-23T12:00:00">
            <text:p>Wed Feb 23 12:00:00 2022</text:p>
          </table:table-cell>
          <table:table-cell office:value-type="float" office:value="73.5">
            <text:p>73.5</text:p>
          </table:table-cell>
          <table:table-cell office:value-type="float" office:value="78.6667">
            <text:p>78.6667</text:p>
          </table:table-cell>
          <table:table-cell office:value-type="float" office:value="78.3333">
            <text:p>78.3333</text:p>
          </table:table-cell>
          <table:table-cell office:value-type="float" office:value="74.0">
            <text:p>74.0</text:p>
          </table:table-cell>
          <table:table-cell office:value-type="float" office:value="67.8333">
            <text:p>67.8333</text:p>
          </table:table-cell>
          <table:table-cell office:value-type="float" office:value="53.8333">
            <text:p>53.8333</text:p>
          </table:table-cell>
          <table:table-cell office:value-type="float" office:value="48.5">
            <text:p>48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2-23T13:00:00">
            <text:p>Wed Feb 23 13:00:00 2022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  <table:table-cell office:value-type="float" office:value="78.6667">
            <text:p>78.6667</text:p>
          </table:table-cell>
          <table:table-cell office:value-type="float" office:value="78.3333">
            <text:p>78.3333</text:p>
          </table:table-cell>
          <table:table-cell office:value-type="float" office:value="74.0">
            <text:p>74.0</text:p>
          </table:table-cell>
          <table:table-cell office:value-type="float" office:value="67.8333">
            <text:p>67.8333</text:p>
          </table:table-cell>
          <table:table-cell office:value-type="float" office:value="53.8333">
            <text:p>53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23T14:00:00">
            <text:p>Wed Feb 23 14:00:00 2022</text:p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  <table:table-cell office:value-type="float" office:value="78.6667">
            <text:p>78.6667</text:p>
          </table:table-cell>
          <table:table-cell office:value-type="float" office:value="78.3333">
            <text:p>78.3333</text:p>
          </table:table-cell>
          <table:table-cell office:value-type="float" office:value="74.0">
            <text:p>74.0</text:p>
          </table:table-cell>
          <table:table-cell office:value-type="float" office:value="67.8333">
            <text:p>67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2-24T08:00:00">
            <text:p>Thu Feb 24 08:00:00 2022</text:p>
          </table:table-cell>
          <table:table-cell office:value-type="float" office:value="59.6667">
            <text:p>59.6667</text:p>
          </table:table-cell>
          <table:table-cell office:value-type="float" office:value="49.8333">
            <text:p>49.8333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2-24T09:00:00">
            <text:p>Thu Feb 24 09:00:00 2022</text:p>
          </table:table-cell>
          <table:table-cell office:value-type="float" office:value="73.6667">
            <text:p>73.6667</text:p>
          </table:table-cell>
          <table:table-cell office:value-type="float" office:value="59.6667">
            <text:p>59.6667</text:p>
          </table:table-cell>
          <table:table-cell office:value-type="float" office:value="49.8333">
            <text:p>49.8333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2-24T10:00:00">
            <text:p>Thu Feb 24 10:00:00 2022</text:p>
          </table:table-cell>
          <table:table-cell office:value-type="float" office:value="71.1667">
            <text:p>71.1667</text:p>
          </table:table-cell>
          <table:table-cell office:value-type="float" office:value="73.6667">
            <text:p>73.6667</text:p>
          </table:table-cell>
          <table:table-cell office:value-type="float" office:value="59.6667">
            <text:p>59.6667</text:p>
          </table:table-cell>
          <table:table-cell office:value-type="float" office:value="49.8333">
            <text:p>49.8333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2-24T11:00:00">
            <text:p>Thu Feb 24 11:00:00 2022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  <table:table-cell office:value-type="float" office:value="73.6667">
            <text:p>73.6667</text:p>
          </table:table-cell>
          <table:table-cell office:value-type="float" office:value="59.6667">
            <text:p>59.6667</text:p>
          </table:table-cell>
          <table:table-cell office:value-type="float" office:value="49.8333">
            <text:p>49.8333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2-24T12:00:00">
            <text:p>Thu Feb 24 12:00:00 2022</text:p>
          </table:table-cell>
          <table:table-cell office:value-type="float" office:value="75.0">
            <text:p>75.0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  <table:table-cell office:value-type="float" office:value="73.6667">
            <text:p>73.6667</text:p>
          </table:table-cell>
          <table:table-cell office:value-type="float" office:value="59.6667">
            <text:p>59.6667</text:p>
          </table:table-cell>
          <table:table-cell office:value-type="float" office:value="49.8333">
            <text:p>49.8333</text:p>
          </table:table-cell>
          <table:table-cell office:value-type="float" office:value="38.8333">
            <text:p>38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2-24T13:00:00">
            <text:p>Thu Feb 24 13:00:00 2022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  <table:table-cell office:value-type="float" office:value="73.6667">
            <text:p>73.6667</text:p>
          </table:table-cell>
          <table:table-cell office:value-type="float" office:value="59.6667">
            <text:p>59.6667</text:p>
          </table:table-cell>
          <table:table-cell office:value-type="float" office:value="49.8333">
            <text:p>49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2-24T14:00:00">
            <text:p>Thu Feb 24 14:00:00 2022</text:p>
          </table:table-cell>
          <table:table-cell office:value-type="float" office:value="21.8333">
            <text:p>21.8333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  <table:table-cell office:value-type="float" office:value="73.6667">
            <text:p>73.6667</text:p>
          </table:table-cell>
          <table:table-cell office:value-type="float" office:value="59.6667">
            <text:p>59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2-24T15:00:00">
            <text:p>Thu Feb 24 15:00:00 2022</text:p>
          </table:table-cell>
          <table:table-cell office:value-type="float" office:value="0.1667">
            <text:p>0.1667</text:p>
          </table:table-cell>
          <table:table-cell office:value-type="float" office:value="21.8333">
            <text:p>21.8333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  <table:table-cell office:value-type="float" office:value="73.6667">
            <text:p>73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2-25T08:00:00">
            <text:p>Fri Feb 25 08:00:00 2022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2-25T09:00:00">
            <text:p>Fri Feb 25 09:00:00 2022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2-25T10:00:00">
            <text:p>Fri Feb 25 10:00:00 2022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5T11:00:00">
            <text:p>Fri Feb 25 11:00:00 2022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2-25T12:00:00">
            <text:p>Fri Feb 25 12:00:00 2022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2-25T13:00:00">
            <text:p>Fri Feb 25 13:00:00 2022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25T14:00:00">
            <text:p>Fri Feb 25 14:00:00 2022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2-25T15:00:00">
            <text:p>Fri Feb 25 15:00:00 2022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2-25T16:00:00">
            <text:p>Fri Feb 25 16:00:00 2022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2-25T17:00:00">
            <text:p>Fri Feb 25 17:00:00 2022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2-27T12:00:00">
            <text:p>Sun Feb 27 12:00:00 2022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0.5">
            <text:p>70.5</text:p>
          </table:table-cell>
          <table:table-cell office:value-type="float" office:value="71.3333">
            <text:p>71.3333</text:p>
          </table:table-cell>
          <table:table-cell office:value-type="float" office:value="56.5">
            <text:p>56.5</text:p>
          </table:table-cell>
          <table:table-cell office:value-type="float" office:value="44.8333">
            <text:p>44.8333</text:p>
          </table:table-cell>
          <table:table-cell office:value-type="float" office:value="37.1667">
            <text:p>37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2-27T13:00:00">
            <text:p>Sun Feb 27 13:00:00 2022</text:p>
          </table:table-cell>
          <table:table-cell office:value-type="float" office:value="59.3333">
            <text:p>59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0.5">
            <text:p>70.5</text:p>
          </table:table-cell>
          <table:table-cell office:value-type="float" office:value="71.3333">
            <text:p>71.3333</text:p>
          </table:table-cell>
          <table:table-cell office:value-type="float" office:value="56.5">
            <text:p>56.5</text:p>
          </table:table-cell>
          <table:table-cell office:value-type="float" office:value="44.8333">
            <text:p>44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27T15:00:00">
            <text:p>Sun Feb 27 15:00:00 2022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0.5">
            <text:p>70.5</text:p>
          </table:table-cell>
          <table:table-cell office:value-type="float" office:value="71.3333">
            <text:p>71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2-27T16:00:00">
            <text:p>Sun Feb 27 16:00:00 2022</text:p>
          </table:table-cell>
          <table:table-cell office:value-type="float" office:value="35.8333">
            <text:p>35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0.5">
            <text:p>70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2-28T11:00:00">
            <text:p>Mon Feb 28 11:00:00 2022</text:p>
          </table:table-cell>
          <table:table-cell office:value-type="float" office:value="73.6667">
            <text:p>73.6667</text:p>
          </table:table-cell>
          <table:table-cell office:value-type="float" office:value="67.1667">
            <text:p>67.1667</text:p>
          </table:table-cell>
          <table:table-cell office:value-type="float" office:value="57.3333">
            <text:p>57.3333</text:p>
          </table:table-cell>
          <table:table-cell office:value-type="float" office:value="55.1667">
            <text:p>55.1667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42.6667">
            <text:p>42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2-28T12:00:00">
            <text:p>Mon Feb 28 12:00:00 2022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67.1667">
            <text:p>67.1667</text:p>
          </table:table-cell>
          <table:table-cell office:value-type="float" office:value="57.3333">
            <text:p>57.3333</text:p>
          </table:table-cell>
          <table:table-cell office:value-type="float" office:value="55.1667">
            <text:p>55.1667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2-28T13:00:00">
            <text:p>Mon Feb 28 13:00:00 2022</text:p>
          </table:table-cell>
          <table:table-cell office:value-type="float" office:value="73.8333">
            <text:p>73.8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67.1667">
            <text:p>67.1667</text:p>
          </table:table-cell>
          <table:table-cell office:value-type="float" office:value="57.3333">
            <text:p>57.3333</text:p>
          </table:table-cell>
          <table:table-cell office:value-type="float" office:value="55.1667">
            <text:p>55.1667</text:p>
          </table:table-cell>
          <table:table-cell office:value-type="float" office:value="52.1667">
            <text:p>52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2-28T14:00:00">
            <text:p>Mon Feb 28 14:00:00 2022</text:p>
          </table:table-cell>
          <table:table-cell office:value-type="float" office:value="57.6667">
            <text:p>57.6667</text:p>
          </table:table-cell>
          <table:table-cell office:value-type="float" office:value="73.8333">
            <text:p>73.8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67.1667">
            <text:p>67.1667</text:p>
          </table:table-cell>
          <table:table-cell office:value-type="float" office:value="57.3333">
            <text:p>57.3333</text:p>
          </table:table-cell>
          <table:table-cell office:value-type="float" office:value="55.1667">
            <text:p>55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02T08:00:00">
            <text:p>Wed Mar  2 08:00:00 2022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9:00:00">
            <text:p>Wed Mar  2 09:00:00 2022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3-02T10:00:00">
            <text:p>Wed Mar  2 10:00:00 2022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9.6667">
            <text:p>9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3-02T11:00:00">
            <text:p>Wed Mar  2 11:00:00 2022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3-02T12:00:00">
            <text:p>Wed Mar  2 12:00:00 2022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03T10:00:00">
            <text:p>Thu Mar  3 10:00:00 2022</text:p>
          </table:table-cell>
          <table:table-cell office:value-type="float" office:value="81.6667">
            <text:p>81.6667</text:p>
          </table:table-cell>
          <table:table-cell office:value-type="float" office:value="80.3333">
            <text:p>80.3333</text:p>
          </table:table-cell>
          <table:table-cell office:value-type="float" office:value="69.8333">
            <text:p>69.8333</text:p>
          </table:table-cell>
          <table:table-cell office:value-type="float" office:value="64.5">
            <text:p>64.5</text:p>
          </table:table-cell>
          <table:table-cell office:value-type="float" office:value="48.5">
            <text:p>48.5</text:p>
          </table:table-cell>
          <table:table-cell office:value-type="float" office:value="30.3333">
            <text:p>30.3333</text:p>
          </table:table-cell>
          <table:table-cell office:value-type="float" office:value="10.5">
            <text:p>10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3-03T11:00:00">
            <text:p>Thu Mar  3 11:00:00 2022</text:p>
          </table:table-cell>
          <table:table-cell office:value-type="float" office:value="71.5">
            <text:p>71.5</text:p>
          </table:table-cell>
          <table:table-cell office:value-type="float" office:value="81.6667">
            <text:p>81.6667</text:p>
          </table:table-cell>
          <table:table-cell office:value-type="float" office:value="80.3333">
            <text:p>80.3333</text:p>
          </table:table-cell>
          <table:table-cell office:value-type="float" office:value="69.8333">
            <text:p>69.8333</text:p>
          </table:table-cell>
          <table:table-cell office:value-type="float" office:value="64.5">
            <text:p>64.5</text:p>
          </table:table-cell>
          <table:table-cell office:value-type="float" office:value="48.5">
            <text:p>48.5</text:p>
          </table:table-cell>
          <table:table-cell office:value-type="float" office:value="30.3333">
            <text:p>30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3-03T12:00:00">
            <text:p>Thu Mar  3 12:00:00 2022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81.6667">
            <text:p>81.6667</text:p>
          </table:table-cell>
          <table:table-cell office:value-type="float" office:value="80.3333">
            <text:p>80.3333</text:p>
          </table:table-cell>
          <table:table-cell office:value-type="float" office:value="69.8333">
            <text:p>69.8333</text:p>
          </table:table-cell>
          <table:table-cell office:value-type="float" office:value="64.5">
            <text:p>64.5</text:p>
          </table:table-cell>
          <table:table-cell office:value-type="float" office:value="48.5">
            <text:p>48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3-03T14:00:00">
            <text:p>Thu Mar  3 14:00:00 2022</text:p>
          </table:table-cell>
          <table:table-cell office:value-type="float" office:value="52.6667">
            <text:p>52.6667</text:p>
          </table:table-cell>
          <table:table-cell office:value-type="float" office:value="65.6667">
            <text:p>65.6667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81.6667">
            <text:p>81.6667</text:p>
          </table:table-cell>
          <table:table-cell office:value-type="float" office:value="80.3333">
            <text:p>80.3333</text:p>
          </table:table-cell>
          <table:table-cell office:value-type="float" office:value="69.8333">
            <text:p>69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08T13:00:00">
            <text:p>Tue Mar  8 13:00:00 2022</text:p>
          </table:table-cell>
          <table:table-cell office:value-type="float" office:value="76.3333">
            <text:p>76.3333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0.3333">
            <text:p>70.3333</text:p>
          </table:table-cell>
          <table:table-cell office:value-type="float" office:value="67.5">
            <text:p>67.5</text:p>
          </table:table-cell>
          <table:table-cell office:value-type="float" office:value="51.8333">
            <text:p>51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3-08T14:00:00">
            <text:p>Tue Mar  8 14:00:00 2022</text:p>
          </table:table-cell>
          <table:table-cell office:value-type="float" office:value="70.8333">
            <text:p>70.8333</text:p>
          </table:table-cell>
          <table:table-cell office:value-type="float" office:value="76.3333">
            <text:p>76.3333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0.3333">
            <text:p>70.3333</text:p>
          </table:table-cell>
          <table:table-cell office:value-type="float" office:value="67.5">
            <text:p>67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08T15:00:00">
            <text:p>Tue Mar  8 15:00:00 2022</text:p>
          </table:table-cell>
          <table:table-cell office:value-type="float" office:value="72.8333">
            <text:p>72.8333</text:p>
          </table:table-cell>
          <table:table-cell office:value-type="float" office:value="70.8333">
            <text:p>70.8333</text:p>
          </table:table-cell>
          <table:table-cell office:value-type="float" office:value="76.3333">
            <text:p>76.3333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0.3333">
            <text:p>70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08T16:00:00">
            <text:p>Tue Mar  8 16:00:00 2022</text:p>
          </table:table-cell>
          <table:table-cell office:value-type="float" office:value="63.8333">
            <text:p>63.8333</text:p>
          </table:table-cell>
          <table:table-cell office:value-type="float" office:value="72.8333">
            <text:p>72.8333</text:p>
          </table:table-cell>
          <table:table-cell office:value-type="float" office:value="70.8333">
            <text:p>70.8333</text:p>
          </table:table-cell>
          <table:table-cell office:value-type="float" office:value="76.3333">
            <text:p>76.3333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3-09T09:00:00">
            <text:p>Wed Mar  9 09:00:00 2022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3-09T10:00:00">
            <text:p>Wed Mar  9 10:00:00 2022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3-09T11:00:00">
            <text:p>Wed Mar  9 11:00:00 2022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09T12:00:00">
            <text:p>Wed Mar  9 12:00:00 2022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3-09T13:00:00">
            <text:p>Wed Mar  9 13:00:00 2022</text:p>
          </table:table-cell>
          <table:table-cell office:value-type="float" office:value="66.3333">
            <text:p>66.3333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3-09T14:00:00">
            <text:p>Wed Mar  9 14:00:00 2022</text:p>
          </table:table-cell>
          <table:table-cell office:value-type="float" office:value="31.6667">
            <text:p>31.6667</text:p>
          </table:table-cell>
          <table:table-cell office:value-type="float" office:value="66.3333">
            <text:p>66.3333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10T13:00:00">
            <text:p>Thu Mar 10 13:00:00 2022</text:p>
          </table:table-cell>
          <table:table-cell office:value-type="float" office:value="80.1667">
            <text:p>80.1667</text:p>
          </table:table-cell>
          <table:table-cell office:value-type="float" office:value="77.1667">
            <text:p>77.1667</text:p>
          </table:table-cell>
          <table:table-cell office:value-type="float" office:value="71.3333">
            <text:p>71.3333</text:p>
          </table:table-cell>
          <table:table-cell office:value-type="float" office:value="56.3333">
            <text:p>56.3333</text:p>
          </table:table-cell>
          <table:table-cell office:value-type="float" office:value="49.0">
            <text:p>49.0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10T14:00:00">
            <text:p>Thu Mar 10 14:00:00 2022</text:p>
          </table:table-cell>
          <table:table-cell office:value-type="float" office:value="81.3333">
            <text:p>81.3333</text:p>
          </table:table-cell>
          <table:table-cell office:value-type="float" office:value="80.1667">
            <text:p>80.1667</text:p>
          </table:table-cell>
          <table:table-cell office:value-type="float" office:value="77.1667">
            <text:p>77.1667</text:p>
          </table:table-cell>
          <table:table-cell office:value-type="float" office:value="71.3333">
            <text:p>71.3333</text:p>
          </table:table-cell>
          <table:table-cell office:value-type="float" office:value="56.3333">
            <text:p>56.3333</text:p>
          </table:table-cell>
          <table:table-cell office:value-type="float" office:value="49.0">
            <text:p>49.0</text:p>
          </table:table-cell>
          <table:table-cell office:value-type="float" office:value="45.0">
            <text:p>45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2T08:00:00">
            <text:p>Sat Mar 12 08:00:00 2022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46.0">
            <text:p>46.0</text:p>
          </table:table-cell>
          <table:table-cell office:value-type="float" office:value="40.1667">
            <text:p>40.1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39.1667">
            <text:p>39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3-12T09:00:00">
            <text:p>Sat Mar 12 09:00:00 2022</text:p>
          </table:table-cell>
          <table:table-cell office:value-type="float" office:value="41.5">
            <text:p>41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46.0">
            <text:p>46.0</text:p>
          </table:table-cell>
          <table:table-cell office:value-type="float" office:value="40.1667">
            <text:p>40.1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12T10:00:00">
            <text:p>Sat Mar 12 10:00:00 2022</text:p>
          </table:table-cell>
          <table:table-cell office:value-type="float" office:value="48.1667">
            <text:p>48.1667</text:p>
          </table:table-cell>
          <table:table-cell office:value-type="float" office:value="41.5">
            <text:p>41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46.0">
            <text:p>46.0</text:p>
          </table:table-cell>
          <table:table-cell office:value-type="float" office:value="40.1667">
            <text:p>40.1667</text:p>
          </table:table-cell>
          <table:table-cell office:value-type="float" office:value="37.3333">
            <text:p>37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3-12T11:00:00">
            <text:p>Sat Mar 12 11:00:00 2022</text:p>
          </table:table-cell>
          <table:table-cell office:value-type="float" office:value="40.0">
            <text:p>40.0</text:p>
          </table:table-cell>
          <table:table-cell office:value-type="float" office:value="48.1667">
            <text:p>48.1667</text:p>
          </table:table-cell>
          <table:table-cell office:value-type="float" office:value="41.5">
            <text:p>41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46.0">
            <text:p>46.0</text:p>
          </table:table-cell>
          <table:table-cell office:value-type="float" office:value="40.1667">
            <text:p>40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3-12T12:00:00">
            <text:p>Sat Mar 12 12:00:00 2022</text:p>
          </table:table-cell>
          <table:table-cell office:value-type="float" office:value="46.0">
            <text:p>46.0</text:p>
          </table:table-cell>
          <table:table-cell office:value-type="float" office:value="40.0">
            <text:p>40.0</text:p>
          </table:table-cell>
          <table:table-cell office:value-type="float" office:value="48.1667">
            <text:p>48.1667</text:p>
          </table:table-cell>
          <table:table-cell office:value-type="float" office:value="41.5">
            <text:p>41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46.0">
            <text:p>46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12T13:00:00">
            <text:p>Sat Mar 12 13:00:00 2022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40.0">
            <text:p>40.0</text:p>
          </table:table-cell>
          <table:table-cell office:value-type="float" office:value="48.1667">
            <text:p>48.1667</text:p>
          </table:table-cell>
          <table:table-cell office:value-type="float" office:value="41.5">
            <text:p>41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3-12T14:00:00">
            <text:p>Sat Mar 12 14:00:00 2022</text:p>
          </table:table-cell>
          <table:table-cell office:value-type="float" office:value="40.1667">
            <text:p>40.1667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40.0">
            <text:p>40.0</text:p>
          </table:table-cell>
          <table:table-cell office:value-type="float" office:value="48.1667">
            <text:p>48.1667</text:p>
          </table:table-cell>
          <table:table-cell office:value-type="float" office:value="41.5">
            <text:p>41.5</text:p>
          </table:table-cell>
          <table:table-cell office:value-type="float" office:value="53.3333">
            <text:p>53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12T15:00:00">
            <text:p>Sat Mar 12 15:00:00 2022</text:p>
          </table:table-cell>
          <table:table-cell office:value-type="float" office:value="35.3333">
            <text:p>35.3333</text:p>
          </table:table-cell>
          <table:table-cell office:value-type="float" office:value="40.1667">
            <text:p>40.1667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40.0">
            <text:p>40.0</text:p>
          </table:table-cell>
          <table:table-cell office:value-type="float" office:value="48.1667">
            <text:p>48.1667</text:p>
          </table:table-cell>
          <table:table-cell office:value-type="float" office:value="41.5">
            <text:p>41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12T16:00:00">
            <text:p>Sat Mar 12 16:00:00 2022</text:p>
          </table:table-cell>
          <table:table-cell office:value-type="float" office:value="29.8333">
            <text:p>29.8333</text:p>
          </table:table-cell>
          <table:table-cell office:value-type="float" office:value="35.3333">
            <text:p>35.3333</text:p>
          </table:table-cell>
          <table:table-cell office:value-type="float" office:value="40.1667">
            <text:p>40.1667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40.0">
            <text:p>40.0</text:p>
          </table:table-cell>
          <table:table-cell office:value-type="float" office:value="48.1667">
            <text:p>48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15T11:00:00">
            <text:p>Tue Mar 15 11:00:00 2022</text:p>
          </table:table-cell>
          <table:table-cell office:value-type="float" office:value="77.5">
            <text:p>77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2.3333">
            <text:p>72.3333</text:p>
          </table:table-cell>
          <table:table-cell office:value-type="float" office:value="59.1667">
            <text:p>59.1667</text:p>
          </table:table-cell>
          <table:table-cell office:value-type="float" office:value="57.0">
            <text:p>57.0</text:p>
          </table:table-cell>
          <table:table-cell office:value-type="float" office:value="68.6667">
            <text:p>68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3-15T12:00:00">
            <text:p>Tue Mar 15 12:00:00 2022</text:p>
          </table:table-cell>
          <table:table-cell office:value-type="float" office:value="69.1667">
            <text:p>69.1667</text:p>
          </table:table-cell>
          <table:table-cell office:value-type="float" office:value="77.5">
            <text:p>77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2.3333">
            <text:p>72.3333</text:p>
          </table:table-cell>
          <table:table-cell office:value-type="float" office:value="59.1667">
            <text:p>59.1667</text:p>
          </table:table-cell>
          <table:table-cell office:value-type="float" office:value="57.0">
            <text:p>57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3-15T13:00:00">
            <text:p>Tue Mar 15 13:00:00 2022</text:p>
          </table:table-cell>
          <table:table-cell office:value-type="float" office:value="61.0">
            <text:p>61.0</text:p>
          </table:table-cell>
          <table:table-cell office:value-type="float" office:value="69.1667">
            <text:p>69.1667</text:p>
          </table:table-cell>
          <table:table-cell office:value-type="float" office:value="77.5">
            <text:p>77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2.3333">
            <text:p>72.3333</text:p>
          </table:table-cell>
          <table:table-cell office:value-type="float" office:value="59.1667">
            <text:p>59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3-15T14:00:00">
            <text:p>Tue Mar 15 14:00:00 2022</text:p>
          </table:table-cell>
          <table:table-cell office:value-type="float" office:value="51.3333">
            <text:p>51.3333</text:p>
          </table:table-cell>
          <table:table-cell office:value-type="float" office:value="61.0">
            <text:p>61.0</text:p>
          </table:table-cell>
          <table:table-cell office:value-type="float" office:value="69.1667">
            <text:p>69.1667</text:p>
          </table:table-cell>
          <table:table-cell office:value-type="float" office:value="77.5">
            <text:p>77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2.3333">
            <text:p>72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15T15:00:00">
            <text:p>Tue Mar 15 15:00:00 2022</text:p>
          </table:table-cell>
          <table:table-cell office:value-type="float" office:value="50.0">
            <text:p>50.0</text:p>
          </table:table-cell>
          <table:table-cell office:value-type="float" office:value="51.3333">
            <text:p>51.3333</text:p>
          </table:table-cell>
          <table:table-cell office:value-type="float" office:value="61.0">
            <text:p>61.0</text:p>
          </table:table-cell>
          <table:table-cell office:value-type="float" office:value="69.1667">
            <text:p>69.1667</text:p>
          </table:table-cell>
          <table:table-cell office:value-type="float" office:value="77.5">
            <text:p>77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15T16:00:00">
            <text:p>Tue Mar 15 16:00:00 2022</text:p>
          </table:table-cell>
          <table:table-cell office:value-type="float" office:value="56.3333">
            <text:p>56.3333</text:p>
          </table:table-cell>
          <table:table-cell office:value-type="float" office:value="50.0">
            <text:p>50.0</text:p>
          </table:table-cell>
          <table:table-cell office:value-type="float" office:value="51.3333">
            <text:p>51.3333</text:p>
          </table:table-cell>
          <table:table-cell office:value-type="float" office:value="61.0">
            <text:p>61.0</text:p>
          </table:table-cell>
          <table:table-cell office:value-type="float" office:value="69.1667">
            <text:p>69.1667</text:p>
          </table:table-cell>
          <table:table-cell office:value-type="float" office:value="77.5">
            <text:p>77.5</text:p>
          </table:table-cell>
          <table:table-cell office:value-type="float" office:value="73.1667">
            <text:p>73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3-15T17:00:00">
            <text:p>Tue Mar 15 17:00:00 2022</text:p>
          </table:table-cell>
          <table:table-cell office:value-type="float" office:value="36.6667">
            <text:p>36.6667</text:p>
          </table:table-cell>
          <table:table-cell office:value-type="float" office:value="56.3333">
            <text:p>56.3333</text:p>
          </table:table-cell>
          <table:table-cell office:value-type="float" office:value="50.0">
            <text:p>50.0</text:p>
          </table:table-cell>
          <table:table-cell office:value-type="float" office:value="51.3333">
            <text:p>51.3333</text:p>
          </table:table-cell>
          <table:table-cell office:value-type="float" office:value="61.0">
            <text:p>61.0</text:p>
          </table:table-cell>
          <table:table-cell office:value-type="float" office:value="69.1667">
            <text:p>69.1667</text:p>
          </table:table-cell>
          <table:table-cell office:value-type="float" office:value="77.5">
            <text:p>77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15T18:00:00">
            <text:p>Tue Mar 15 18:00:00 2022</text:p>
          </table:table-cell>
          <table:table-cell office:value-type="float" office:value="41.1667">
            <text:p>41.1667</text:p>
          </table:table-cell>
          <table:table-cell office:value-type="float" office:value="36.6667">
            <text:p>36.6667</text:p>
          </table:table-cell>
          <table:table-cell office:value-type="float" office:value="56.3333">
            <text:p>56.3333</text:p>
          </table:table-cell>
          <table:table-cell office:value-type="float" office:value="50.0">
            <text:p>50.0</text:p>
          </table:table-cell>
          <table:table-cell office:value-type="float" office:value="51.3333">
            <text:p>51.3333</text:p>
          </table:table-cell>
          <table:table-cell office:value-type="float" office:value="61.0">
            <text:p>61.0</text:p>
          </table:table-cell>
          <table:table-cell office:value-type="float" office:value="69.1667">
            <text:p>69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5T19:00:00">
            <text:p>Tue Mar 15 19:00:00 2022</text:p>
          </table:table-cell>
          <table:table-cell office:value-type="float" office:value="46.6667">
            <text:p>46.6667</text:p>
          </table:table-cell>
          <table:table-cell office:value-type="float" office:value="41.1667">
            <text:p>41.1667</text:p>
          </table:table-cell>
          <table:table-cell office:value-type="float" office:value="36.6667">
            <text:p>36.6667</text:p>
          </table:table-cell>
          <table:table-cell office:value-type="float" office:value="56.3333">
            <text:p>56.3333</text:p>
          </table:table-cell>
          <table:table-cell office:value-type="float" office:value="50.0">
            <text:p>50.0</text:p>
          </table:table-cell>
          <table:table-cell office:value-type="float" office:value="51.3333">
            <text:p>51.3333</text:p>
          </table:table-cell>
          <table:table-cell office:value-type="float" office:value="61.0">
            <text:p>61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3-15T20:00:00">
            <text:p>Tue Mar 15 20:00:00 2022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41.1667">
            <text:p>41.1667</text:p>
          </table:table-cell>
          <table:table-cell office:value-type="float" office:value="36.6667">
            <text:p>36.6667</text:p>
          </table:table-cell>
          <table:table-cell office:value-type="float" office:value="56.3333">
            <text:p>56.3333</text:p>
          </table:table-cell>
          <table:table-cell office:value-type="float" office:value="50.0">
            <text:p>50.0</text:p>
          </table:table-cell>
          <table:table-cell office:value-type="float" office:value="51.3333">
            <text:p>51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15T21:00:00">
            <text:p>Tue Mar 15 21:00:00 2022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41.1667">
            <text:p>41.1667</text:p>
          </table:table-cell>
          <table:table-cell office:value-type="float" office:value="36.6667">
            <text:p>36.6667</text:p>
          </table:table-cell>
          <table:table-cell office:value-type="float" office:value="56.3333">
            <text:p>56.3333</text:p>
          </table:table-cell>
          <table:table-cell office:value-type="float" office:value="50.0">
            <text:p>50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3-15T22:00:00">
            <text:p>Tue Mar 15 22:00:00 2022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41.1667">
            <text:p>41.1667</text:p>
          </table:table-cell>
          <table:table-cell office:value-type="float" office:value="36.6667">
            <text:p>36.6667</text:p>
          </table:table-cell>
          <table:table-cell office:value-type="float" office:value="56.3333">
            <text:p>56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15T23:00:00">
            <text:p>Tue Mar 15 23:00:00 2022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41.1667">
            <text:p>41.1667</text:p>
          </table:table-cell>
          <table:table-cell office:value-type="float" office:value="36.6667">
            <text:p>36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16T00:00:00">
            <text:p>Wed Mar 16 00:00:00 2022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41.1667">
            <text:p>41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16T18:00:00">
            <text:p>Wed Mar 16 18:00:00 2022</text:p>
          </table:table-cell>
          <table:table-cell office:value-type="float" office:value="73.5">
            <text:p>73.5</text:p>
          </table:table-cell>
          <table:table-cell office:value-type="float" office:value="69.3333">
            <text:p>69.3333</text:p>
          </table:table-cell>
          <table:table-cell office:value-type="float" office:value="58.5">
            <text:p>58.5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16T19:00:00">
            <text:p>Wed Mar 16 19:00:00 2022</text:p>
          </table:table-cell>
          <table:table-cell office:value-type="float" office:value="70.8333">
            <text:p>70.8333</text:p>
          </table:table-cell>
          <table:table-cell office:value-type="float" office:value="73.5">
            <text:p>73.5</text:p>
          </table:table-cell>
          <table:table-cell office:value-type="float" office:value="69.3333">
            <text:p>69.3333</text:p>
          </table:table-cell>
          <table:table-cell office:value-type="float" office:value="58.5">
            <text:p>58.5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16T20:00:00">
            <text:p>Wed Mar 16 20:00:00 2022</text:p>
          </table:table-cell>
          <table:table-cell office:value-type="float" office:value="67.6667">
            <text:p>67.6667</text:p>
          </table:table-cell>
          <table:table-cell office:value-type="float" office:value="70.8333">
            <text:p>70.8333</text:p>
          </table:table-cell>
          <table:table-cell office:value-type="float" office:value="73.5">
            <text:p>73.5</text:p>
          </table:table-cell>
          <table:table-cell office:value-type="float" office:value="69.3333">
            <text:p>69.3333</text:p>
          </table:table-cell>
          <table:table-cell office:value-type="float" office:value="58.5">
            <text:p>58.5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6T21:00:00">
            <text:p>Wed Mar 16 21:00:00 2022</text:p>
          </table:table-cell>
          <table:table-cell office:value-type="float" office:value="61.6667">
            <text:p>61.6667</text:p>
          </table:table-cell>
          <table:table-cell office:value-type="float" office:value="67.6667">
            <text:p>67.6667</text:p>
          </table:table-cell>
          <table:table-cell office:value-type="float" office:value="70.8333">
            <text:p>70.8333</text:p>
          </table:table-cell>
          <table:table-cell office:value-type="float" office:value="73.5">
            <text:p>73.5</text:p>
          </table:table-cell>
          <table:table-cell office:value-type="float" office:value="69.3333">
            <text:p>69.3333</text:p>
          </table:table-cell>
          <table:table-cell office:value-type="float" office:value="58.5">
            <text:p>58.5</text:p>
          </table:table-cell>
          <table:table-cell office:value-type="float" office:value="34.5">
            <text:p>34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3-16T22:00:00">
            <text:p>Wed Mar 16 22:00:00 2022</text:p>
          </table:table-cell>
          <table:table-cell office:value-type="float" office:value="51.8333">
            <text:p>51.8333</text:p>
          </table:table-cell>
          <table:table-cell office:value-type="float" office:value="61.6667">
            <text:p>61.6667</text:p>
          </table:table-cell>
          <table:table-cell office:value-type="float" office:value="67.6667">
            <text:p>67.6667</text:p>
          </table:table-cell>
          <table:table-cell office:value-type="float" office:value="70.8333">
            <text:p>70.8333</text:p>
          </table:table-cell>
          <table:table-cell office:value-type="float" office:value="73.5">
            <text:p>73.5</text:p>
          </table:table-cell>
          <table:table-cell office:value-type="float" office:value="69.3333">
            <text:p>69.3333</text:p>
          </table:table-cell>
          <table:table-cell office:value-type="float" office:value="58.5">
            <text:p>58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3-16T23:00:00">
            <text:p>Wed Mar 16 23:00:00 2022</text:p>
          </table:table-cell>
          <table:table-cell office:value-type="float" office:value="47.3333">
            <text:p>47.3333</text:p>
          </table:table-cell>
          <table:table-cell office:value-type="float" office:value="51.8333">
            <text:p>51.8333</text:p>
          </table:table-cell>
          <table:table-cell office:value-type="float" office:value="61.6667">
            <text:p>61.6667</text:p>
          </table:table-cell>
          <table:table-cell office:value-type="float" office:value="67.6667">
            <text:p>67.6667</text:p>
          </table:table-cell>
          <table:table-cell office:value-type="float" office:value="70.8333">
            <text:p>70.8333</text:p>
          </table:table-cell>
          <table:table-cell office:value-type="float" office:value="73.5">
            <text:p>73.5</text:p>
          </table:table-cell>
          <table:table-cell office:value-type="float" office:value="69.3333">
            <text:p>69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3-17T00:00:00">
            <text:p>Thu Mar 17 00:00:00 2022</text:p>
          </table:table-cell>
          <table:table-cell office:value-type="float" office:value="58.3333">
            <text:p>58.3333</text:p>
          </table:table-cell>
          <table:table-cell office:value-type="float" office:value="47.3333">
            <text:p>47.3333</text:p>
          </table:table-cell>
          <table:table-cell office:value-type="float" office:value="51.8333">
            <text:p>51.8333</text:p>
          </table:table-cell>
          <table:table-cell office:value-type="float" office:value="61.6667">
            <text:p>61.6667</text:p>
          </table:table-cell>
          <table:table-cell office:value-type="float" office:value="67.6667">
            <text:p>67.6667</text:p>
          </table:table-cell>
          <table:table-cell office:value-type="float" office:value="70.8333">
            <text:p>70.8333</text:p>
          </table:table-cell>
          <table:table-cell office:value-type="float" office:value="73.5">
            <text:p>73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17T01:00:00">
            <text:p>Thu Mar 17 01:00:00 2022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47.3333">
            <text:p>47.3333</text:p>
          </table:table-cell>
          <table:table-cell office:value-type="float" office:value="51.8333">
            <text:p>51.8333</text:p>
          </table:table-cell>
          <table:table-cell office:value-type="float" office:value="61.6667">
            <text:p>61.6667</text:p>
          </table:table-cell>
          <table:table-cell office:value-type="float" office:value="67.6667">
            <text:p>67.6667</text:p>
          </table:table-cell>
          <table:table-cell office:value-type="float" office:value="70.8333">
            <text:p>70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3-17T02:00:00">
            <text:p>Thu Mar 17 02:00:00 2022</text:p>
          </table:table-cell>
          <table:table-cell office:value-type="float" office:value="32.6667">
            <text:p>32.6667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47.3333">
            <text:p>47.3333</text:p>
          </table:table-cell>
          <table:table-cell office:value-type="float" office:value="51.8333">
            <text:p>51.8333</text:p>
          </table:table-cell>
          <table:table-cell office:value-type="float" office:value="61.6667">
            <text:p>61.6667</text:p>
          </table:table-cell>
          <table:table-cell office:value-type="float" office:value="67.6667">
            <text:p>67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3-17T03:00:00">
            <text:p>Thu Mar 17 03:00:00 2022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47.3333">
            <text:p>47.3333</text:p>
          </table:table-cell>
          <table:table-cell office:value-type="float" office:value="51.8333">
            <text:p>51.8333</text:p>
          </table:table-cell>
          <table:table-cell office:value-type="float" office:value="61.6667">
            <text:p>61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3-17T04:00:00">
            <text:p>Thu Mar 17 04:00:00 2022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47.3333">
            <text:p>47.3333</text:p>
          </table:table-cell>
          <table:table-cell office:value-type="float" office:value="51.8333">
            <text:p>51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3-17T05:00:00">
            <text:p>Thu Mar 17 05:00:00 2022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47.3333">
            <text:p>47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3-17T06:00:00">
            <text:p>Thu Mar 17 06:00:00 2022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3-17T07:00:00">
            <text:p>Thu Mar 17 07:00:00 2022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46.0">
            <text:p>46.0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17T08:00:00">
            <text:p>Thu Mar 17 08:00:00 2022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09:00:00">
            <text:p>Thu Mar 17 09:00:00 2022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10:00:00">
            <text:p>Thu Mar 17 10:00:00 2022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3-17T11:00:00">
            <text:p>Thu Mar 17 11:00:00 2022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3-17T12:00:00">
            <text:p>Thu Mar 17 12:00:00 2022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17T13:00:00">
            <text:p>Thu Mar 17 13:00:00 2022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7T14:00:00">
            <text:p>Thu Mar 17 14:00:00 2022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17T15:00:00">
            <text:p>Thu Mar 17 15:00:00 2022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17T16:00:00">
            <text:p>Thu Mar 17 16:00:00 2022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3-17T17:00:00">
            <text:p>Thu Mar 17 17:00:00 202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3-18T12:00:00">
            <text:p>Fri Mar 18 12:00:00 2022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18T13:00:00">
            <text:p>Fri Mar 18 13:00:00 2022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18T14:00:00">
            <text:p>Fri Mar 18 14:00:00 2022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18T15:00:00">
            <text:p>Fri Mar 18 15:00:00 2022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18T16:00:00">
            <text:p>Fri Mar 18 16:00:00 2022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18T17:00:00">
            <text:p>Fri Mar 18 17:00:00 2022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3-18T23:00:00">
            <text:p>Fri Mar 18 23:00:00 2022</text:p>
          </table:table-cell>
          <table:table-cell office:value-type="float" office:value="40.0">
            <text:p>40.0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  <table:table-cell office:value-type="float" office:value="43.5">
            <text:p>43.5</text:p>
          </table:table-cell>
          <table:table-cell office:value-type="float" office:value="46.6667">
            <text:p>46.6667</text:p>
          </table:table-cell>
          <table:table-cell office:value-type="float" office:value="45.3333">
            <text:p>45.3333</text:p>
          </table:table-cell>
          <table:table-cell office:value-type="float" office:value="42.1667">
            <text:p>42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9T00:00:00">
            <text:p>Sat Mar 19 00:00:00 2022</text:p>
          </table:table-cell>
          <table:table-cell office:value-type="float" office:value="37.5">
            <text:p>37.5</text:p>
          </table:table-cell>
          <table:table-cell office:value-type="float" office:value="40.0">
            <text:p>40.0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  <table:table-cell office:value-type="float" office:value="43.5">
            <text:p>43.5</text:p>
          </table:table-cell>
          <table:table-cell office:value-type="float" office:value="46.6667">
            <text:p>46.6667</text:p>
          </table:table-cell>
          <table:table-cell office:value-type="float" office:value="45.3333">
            <text:p>45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19T01:00:00">
            <text:p>Sat Mar 19 01:00:00 2022</text:p>
          </table:table-cell>
          <table:table-cell office:value-type="float" office:value="33.1667">
            <text:p>33.1667</text:p>
          </table:table-cell>
          <table:table-cell office:value-type="float" office:value="37.5">
            <text:p>37.5</text:p>
          </table:table-cell>
          <table:table-cell office:value-type="float" office:value="40.0">
            <text:p>40.0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  <table:table-cell office:value-type="float" office:value="43.5">
            <text:p>43.5</text:p>
          </table:table-cell>
          <table:table-cell office:value-type="float" office:value="46.6667">
            <text:p>46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3-19T07:00:00">
            <text:p>Sat Mar 19 07:00:00 2022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19T08:00:00">
            <text:p>Sat Mar 19 08:00:00 2022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3-19T09:00:00">
            <text:p>Sat Mar 19 09:00:00 2022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3-19T10:00:00">
            <text:p>Sat Mar 19 10:00:00 2022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19T11:00:00">
            <text:p>Sat Mar 19 11:00:00 2022</text:p>
          </table:table-cell>
          <table:table-cell office:value-type="float" office:value="65.3333">
            <text:p>65.3333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3-19T12:00:00">
            <text:p>Sat Mar 19 12:00:00 2022</text:p>
          </table:table-cell>
          <table:table-cell office:value-type="float" office:value="63.8333">
            <text:p>63.8333</text:p>
          </table:table-cell>
          <table:table-cell office:value-type="float" office:value="65.3333">
            <text:p>65.3333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3-19T13:00:00">
            <text:p>Sat Mar 19 13:00:00 2022</text:p>
          </table:table-cell>
          <table:table-cell office:value-type="float" office:value="53.0">
            <text:p>53.0</text:p>
          </table:table-cell>
          <table:table-cell office:value-type="float" office:value="63.8333">
            <text:p>63.8333</text:p>
          </table:table-cell>
          <table:table-cell office:value-type="float" office:value="65.3333">
            <text:p>65.3333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5T02:00:00">
            <text:p>Fri Mar 25 02:00:00 2022</text:p>
          </table:table-cell>
          <table:table-cell office:value-type="float" office:value="56.0">
            <text:p>56.0</text:p>
          </table:table-cell>
          <table:table-cell office:value-type="float" office:value="78.3333">
            <text:p>78.3333</text:p>
          </table:table-cell>
          <table:table-cell office:value-type="float" office:value="78.1667">
            <text:p>78.1667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64.6667">
            <text:p>64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3-25T03:00:00">
            <text:p>Fri Mar 25 03:00:00 2022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78.3333">
            <text:p>78.3333</text:p>
          </table:table-cell>
          <table:table-cell office:value-type="float" office:value="78.1667">
            <text:p>78.1667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26T09:00:00">
            <text:p>Sat Mar 26 09:00:00 2022</text:p>
          </table:table-cell>
          <table:table-cell office:value-type="float" office:value="66.8333">
            <text:p>66.8333</text:p>
          </table:table-cell>
          <table:table-cell office:value-type="float" office:value="72.3333">
            <text:p>72.3333</text:p>
          </table:table-cell>
          <table:table-cell office:value-type="float" office:value="69.5">
            <text:p>69.5</text:p>
          </table:table-cell>
          <table:table-cell office:value-type="float" office:value="69.8333">
            <text:p>69.8333</text:p>
          </table:table-cell>
          <table:table-cell office:value-type="float" office:value="62.0">
            <text:p>62.0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3-26T10:00:00">
            <text:p>Sat Mar 26 10:00:00 2022</text:p>
          </table:table-cell>
          <table:table-cell office:value-type="float" office:value="50.8333">
            <text:p>50.8333</text:p>
          </table:table-cell>
          <table:table-cell office:value-type="float" office:value="66.8333">
            <text:p>66.8333</text:p>
          </table:table-cell>
          <table:table-cell office:value-type="float" office:value="72.3333">
            <text:p>72.3333</text:p>
          </table:table-cell>
          <table:table-cell office:value-type="float" office:value="69.5">
            <text:p>69.5</text:p>
          </table:table-cell>
          <table:table-cell office:value-type="float" office:value="69.8333">
            <text:p>69.8333</text:p>
          </table:table-cell>
          <table:table-cell office:value-type="float" office:value="62.0">
            <text:p>62.0</text:p>
          </table:table-cell>
          <table:table-cell office:value-type="float" office:value="53.0">
            <text:p>53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29T09:00:00">
            <text:p>Tue Mar 29 09:00:00 2022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65.8333">
            <text:p>65.8333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52.3333">
            <text:p>52.3333</text:p>
          </table:table-cell>
          <table:table-cell office:value-type="float" office:value="46.1667">
            <text:p>46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3-29T10:00:00">
            <text:p>Tue Mar 29 10:00:00 2022</text:p>
          </table:table-cell>
          <table:table-cell office:value-type="float" office:value="65.6667">
            <text:p>65.6667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65.8333">
            <text:p>65.8333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52.3333">
            <text:p>52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30T13:00:00">
            <text:p>Wed Mar 30 13:00:00 2022</text:p>
          </table:table-cell>
          <table:table-cell office:value-type="float" office:value="63.1667">
            <text:p>63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73.3333">
            <text:p>73.3333</text:p>
          </table:table-cell>
          <table:table-cell office:value-type="float" office:value="71.8333">
            <text:p>71.8333</text:p>
          </table:table-cell>
          <table:table-cell office:value-type="float" office:value="53.5">
            <text:p>53.5</text:p>
          </table:table-cell>
          <table:table-cell office:value-type="float" office:value="34.6667">
            <text:p>34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15T11:00:00">
            <text:p>Fri Apr 15 11:00:00 2022</text:p>
          </table:table-cell>
          <table:table-cell office:value-type="float" office:value="78.0">
            <text:p>78.0</text:p>
          </table:table-cell>
          <table:table-cell office:value-type="float" office:value="75.0">
            <text:p>75.0</text:p>
          </table:table-cell>
          <table:table-cell office:value-type="float" office:value="73.6667">
            <text:p>73.6667</text:p>
          </table:table-cell>
          <table:table-cell office:value-type="float" office:value="68.6667">
            <text:p>68.6667</text:p>
          </table:table-cell>
          <table:table-cell office:value-type="float" office:value="59.5">
            <text:p>59.5</text:p>
          </table:table-cell>
          <table:table-cell office:value-type="float" office:value="50.6667">
            <text:p>50.6667</text:p>
          </table:table-cell>
          <table:table-cell office:value-type="float" office:value="35.3333">
            <text:p>35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4-21T09:00:00">
            <text:p>Thu Apr 21 09:00:00 2022</text:p>
          </table:table-cell>
          <table:table-cell office:value-type="float" office:value="74.8333">
            <text:p>74.8333</text:p>
          </table:table-cell>
          <table:table-cell office:value-type="float" office:value="74.6667">
            <text:p>74.6667</text:p>
          </table:table-cell>
          <table:table-cell office:value-type="float" office:value="72.6667">
            <text:p>72.6667</text:p>
          </table:table-cell>
          <table:table-cell office:value-type="float" office:value="64.5">
            <text:p>64.5</text:p>
          </table:table-cell>
          <table:table-cell office:value-type="float" office:value="58.1667">
            <text:p>58.1667</text:p>
          </table:table-cell>
          <table:table-cell office:value-type="float" office:value="52.0">
            <text:p>52.0</text:p>
          </table:table-cell>
          <table:table-cell office:value-type="float" office:value="44.1667">
            <text:p>44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4-25T12:00:00">
            <text:p>Mon Apr 25 12:00:00 2022</text:p>
          </table:table-cell>
          <table:table-cell office:value-type="float" office:value="84.8333">
            <text:p>84.8333</text:p>
          </table:table-cell>
          <table:table-cell office:value-type="float" office:value="87.0">
            <text:p>87.0</text:p>
          </table:table-cell>
          <table:table-cell office:value-type="float" office:value="83.6667">
            <text:p>83.6667</text:p>
          </table:table-cell>
          <table:table-cell office:value-type="float" office:value="79.1667">
            <text:p>79.1667</text:p>
          </table:table-cell>
          <table:table-cell office:value-type="float" office:value="71.6667">
            <text:p>71.6667</text:p>
          </table:table-cell>
          <table:table-cell office:value-type="float" office:value="59.5">
            <text:p>59.5</text:p>
          </table:table-cell>
          <table:table-cell office:value-type="float" office:value="54.0">
            <text:p>54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4-26T13:00:00">
            <text:p>Tue Apr 26 13:00:00 2022</text:p>
          </table:table-cell>
          <table:table-cell office:value-type="float" office:value="93.1667">
            <text:p>93.1667</text:p>
          </table:table-cell>
          <table:table-cell office:value-type="float" office:value="91.6667">
            <text:p>91.6667</text:p>
          </table:table-cell>
          <table:table-cell office:value-type="float" office:value="95.3333">
            <text:p>95.3333</text:p>
          </table:table-cell>
          <table:table-cell office:value-type="float" office:value="92.6667">
            <text:p>92.6667</text:p>
          </table:table-cell>
          <table:table-cell office:value-type="float" office:value="81.8333">
            <text:p>81.8333</text:p>
          </table:table-cell>
          <table:table-cell office:value-type="float" office:value="62.1667">
            <text:p>62.1667</text:p>
          </table:table-cell>
          <table:table-cell office:value-type="float" office:value="54.5">
            <text:p>54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8T09:00:00">
            <text:p>Wed May 18 09:00:00 2022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6.8333">
            <text:p>46.8333</text:p>
          </table:table-cell>
          <table:table-cell office:value-type="float" office:value="38.5">
            <text:p>38.5</text:p>
          </table:table-cell>
          <table:table-cell office:value-type="float" office:value="31.3333">
            <text:p>31.3333</text:p>
          </table:table-cell>
          <table:table-cell office:value-type="float" office:value="19.1667">
            <text:p>19.1667</text:p>
          </table:table-cell>
          <table:table-cell office:value-type="float" office:value="3.8333">
            <text:p>3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2-05-18T11:00:00">
            <text:p>Wed May 18 11:00:00 2022</text:p>
          </table:table-cell>
          <table:table-cell office:value-type="float" office:value="70.1667">
            <text:p>70.1667</text:p>
          </table:table-cell>
          <table:table-cell office:value-type="float" office:value="67.3333">
            <text:p>67.3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6.8333">
            <text:p>46.8333</text:p>
          </table:table-cell>
          <table:table-cell office:value-type="float" office:value="38.5">
            <text:p>38.5</text:p>
          </table:table-cell>
          <table:table-cell office:value-type="float" office:value="31.3333">
            <text:p>31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5-18T12:00:00">
            <text:p>Wed May 18 12:00:00 2022</text:p>
          </table:table-cell>
          <table:table-cell office:value-type="float" office:value="80.0">
            <text:p>80.0</text:p>
          </table:table-cell>
          <table:table-cell office:value-type="float" office:value="70.1667">
            <text:p>70.1667</text:p>
          </table:table-cell>
          <table:table-cell office:value-type="float" office:value="67.3333">
            <text:p>67.3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6.8333">
            <text:p>46.8333</text:p>
          </table:table-cell>
          <table:table-cell office:value-type="float" office:value="38.5">
            <text:p>38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5-21T10:00:00">
            <text:p>Sat May 21 10:00:00 2022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78.3333">
            <text:p>78.3333</text:p>
          </table:table-cell>
          <table:table-cell office:value-type="float" office:value="35.3333">
            <text:p>35.3333</text:p>
          </table:table-cell>
          <table:table-cell office:value-type="float" office:value="52.0">
            <text:p>52.0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6-08T11:00:00">
            <text:p>Wed Jun  8 11:00:00 2022</text:p>
          </table:table-cell>
          <table:table-cell office:value-type="float" office:value="69.6667">
            <text:p>69.6667</text:p>
          </table:table-cell>
          <table:table-cell office:value-type="float" office:value="65.1667">
            <text:p>65.1667</text:p>
          </table:table-cell>
          <table:table-cell office:value-type="float" office:value="79.3333">
            <text:p>79.3333</text:p>
          </table:table-cell>
          <table:table-cell office:value-type="float" office:value="65.1667">
            <text:p>65.1667</text:p>
          </table:table-cell>
          <table:table-cell office:value-type="float" office:value="54.1667">
            <text:p>54.1667</text:p>
          </table:table-cell>
          <table:table-cell office:value-type="float" office:value="37.0">
            <text:p>37.0</text:p>
          </table:table-cell>
          <table:table-cell office:value-type="float" office:value="26.0">
            <text:p>26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6-08T12:00:00">
            <text:p>Wed Jun  8 12:00:00 2022</text:p>
          </table:table-cell>
          <table:table-cell office:value-type="float" office:value="62.1667">
            <text:p>62.1667</text:p>
          </table:table-cell>
          <table:table-cell office:value-type="float" office:value="69.6667">
            <text:p>69.6667</text:p>
          </table:table-cell>
          <table:table-cell office:value-type="float" office:value="65.1667">
            <text:p>65.1667</text:p>
          </table:table-cell>
          <table:table-cell office:value-type="float" office:value="79.3333">
            <text:p>79.3333</text:p>
          </table:table-cell>
          <table:table-cell office:value-type="float" office:value="65.1667">
            <text:p>65.1667</text:p>
          </table:table-cell>
          <table:table-cell office:value-type="float" office:value="54.1667">
            <text:p>54.1667</text:p>
          </table:table-cell>
          <table:table-cell office:value-type="float" office:value="37.0">
            <text:p>37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6-09T08:00:00">
            <text:p>Thu Jun  9 08:00:00 2022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6-09T09:00:00">
            <text:p>Thu Jun  9 09:00:00 2022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6-09T10:00:00">
            <text:p>Thu Jun  9 10:00:00 2022</text:p>
          </table:table-cell>
          <table:table-cell office:value-type="float" office:value="46.0">
            <text:p>46.0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6-09T11:00:00">
            <text:p>Thu Jun  9 11:00:00 2022</text:p>
          </table:table-cell>
          <table:table-cell office:value-type="float" office:value="42.3333">
            <text:p>42.3333</text:p>
          </table:table-cell>
          <table:table-cell office:value-type="float" office:value="46.0">
            <text:p>46.0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6-09T12:00:00">
            <text:p>Thu Jun  9 12:00:00 2022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6.0">
            <text:p>46.0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6-09T13:00:00">
            <text:p>Thu Jun  9 13:00:00 2022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6.0">
            <text:p>46.0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9T14:00:00">
            <text:p>Thu Jun  9 14:00:00 2022</text:p>
          </table:table-cell>
          <table:table-cell office:value-type="float" office:value="31.5">
            <text:p>31.5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6.0">
            <text:p>46.0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6-09T15:00:00">
            <text:p>Thu Jun  9 15:00:00 2022</text:p>
          </table:table-cell>
          <table:table-cell office:value-type="float" office:value="28.6667">
            <text:p>28.6667</text:p>
          </table:table-cell>
          <table:table-cell office:value-type="float" office:value="31.5">
            <text:p>31.5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6.0">
            <text:p>46.0</text:p>
          </table:table-cell>
          <table:table-cell office:value-type="float" office:value="38.1667">
            <text:p>38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6-09T16:00:00">
            <text:p>Thu Jun  9 16:00:00 2022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31.5">
            <text:p>31.5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12T12:00:00">
            <text:p>Wed Oct 12 12:00:00 2022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3333">
            <text:p>87.3333</text:p>
          </table:table-cell>
          <table:table-cell office:value-type="float" office:value="75.0">
            <text:p>75.0</text:p>
          </table:table-cell>
          <table:table-cell office:value-type="float" office:value="60.3333">
            <text:p>60.3333</text:p>
          </table:table-cell>
          <table:table-cell office:value-type="float" office:value="54.8333">
            <text:p>54.8333</text:p>
          </table:table-cell>
          <table:table-cell office:value-type="float" office:value="34.6667">
            <text:p>34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0-17T09:00:00">
            <text:p>Mon Oct 17 09:00:00 2022</text:p>
          </table:table-cell>
          <table:table-cell office:value-type="float" office:value="63.0">
            <text:p>63.0</text:p>
          </table:table-cell>
          <table:table-cell office:value-type="float" office:value="55.1667">
            <text:p>55.1667</text:p>
          </table:table-cell>
          <table:table-cell office:value-type="float" office:value="50.8333">
            <text:p>50.8333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41.6667">
            <text:p>41.6667</text:p>
          </table:table-cell>
          <table:table-cell office:value-type="float" office:value="41.6667">
            <text:p>41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17T10:00:00">
            <text:p>Mon Oct 17 10:00:00 2022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55.1667">
            <text:p>55.1667</text:p>
          </table:table-cell>
          <table:table-cell office:value-type="float" office:value="50.8333">
            <text:p>50.8333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41.6667">
            <text:p>41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17T11:00:00">
            <text:p>Mon Oct 17 11:00:00 2022</text:p>
          </table:table-cell>
          <table:table-cell office:value-type="float" office:value="63.8333">
            <text:p>63.8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55.1667">
            <text:p>55.1667</text:p>
          </table:table-cell>
          <table:table-cell office:value-type="float" office:value="50.8333">
            <text:p>50.8333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0-17T12:00:00">
            <text:p>Mon Oct 17 12:00:00 2022</text:p>
          </table:table-cell>
          <table:table-cell office:value-type="float" office:value="49.1667">
            <text:p>49.1667</text:p>
          </table:table-cell>
          <table:table-cell office:value-type="float" office:value="63.8333">
            <text:p>63.8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55.1667">
            <text:p>55.1667</text:p>
          </table:table-cell>
          <table:table-cell office:value-type="float" office:value="50.8333">
            <text:p>50.8333</text:p>
          </table:table-cell>
          <table:table-cell office:value-type="float" office:value="44.5">
            <text:p>44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0-17T13:00:00">
            <text:p>Mon Oct 17 13:00:00 2022</text:p>
          </table:table-cell>
          <table:table-cell office:value-type="float" office:value="54.1667">
            <text:p>54.1667</text:p>
          </table:table-cell>
          <table:table-cell office:value-type="float" office:value="49.1667">
            <text:p>49.1667</text:p>
          </table:table-cell>
          <table:table-cell office:value-type="float" office:value="63.8333">
            <text:p>63.8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55.1667">
            <text:p>55.1667</text:p>
          </table:table-cell>
          <table:table-cell office:value-type="float" office:value="50.8333">
            <text:p>50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0-18T09:00:00">
            <text:p>Tue Oct 18 09:00:00 2022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  <table:table-cell office:value-type="float" office:value="32.6667">
            <text:p>32.6667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18T10:00:00">
            <text:p>Tue Oct 18 10:00:00 2022</text:p>
          </table:table-cell>
          <table:table-cell office:value-type="float" office:value="72.1667">
            <text:p>72.1667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  <table:table-cell office:value-type="float" office:value="32.6667">
            <text:p>32.6667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18T11:00:00">
            <text:p>Tue Oct 18 11:00:00 2022</text:p>
          </table:table-cell>
          <table:table-cell office:value-type="float" office:value="70.5">
            <text:p>70.5</text:p>
          </table:table-cell>
          <table:table-cell office:value-type="float" office:value="72.1667">
            <text:p>72.1667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  <table:table-cell office:value-type="float" office:value="32.6667">
            <text:p>32.6667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0-18T12:00:00">
            <text:p>Tue Oct 18 12:00:00 2022</text:p>
          </table:table-cell>
          <table:table-cell office:value-type="float" office:value="68.5">
            <text:p>68.5</text:p>
          </table:table-cell>
          <table:table-cell office:value-type="float" office:value="70.5">
            <text:p>70.5</text:p>
          </table:table-cell>
          <table:table-cell office:value-type="float" office:value="72.1667">
            <text:p>72.1667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  <table:table-cell office:value-type="float" office:value="32.6667">
            <text:p>32.6667</text:p>
          </table:table-cell>
          <table:table-cell office:value-type="float" office:value="24.3333">
            <text:p>24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18T13:00:00">
            <text:p>Tue Oct 18 13:00:00 2022</text:p>
          </table:table-cell>
          <table:table-cell office:value-type="float" office:value="65.8333">
            <text:p>65.8333</text:p>
          </table:table-cell>
          <table:table-cell office:value-type="float" office:value="68.5">
            <text:p>68.5</text:p>
          </table:table-cell>
          <table:table-cell office:value-type="float" office:value="70.5">
            <text:p>70.5</text:p>
          </table:table-cell>
          <table:table-cell office:value-type="float" office:value="72.1667">
            <text:p>72.1667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19T14:00:00">
            <text:p>Wed Oct 19 14:00:00 2022</text:p>
          </table:table-cell>
          <table:table-cell office:value-type="float" office:value="61.0">
            <text:p>61.0</text:p>
          </table:table-cell>
          <table:table-cell office:value-type="float" office:value="65.3333">
            <text:p>65.3333</text:p>
          </table:table-cell>
          <table:table-cell office:value-type="float" office:value="68.8333">
            <text:p>68.8333</text:p>
          </table:table-cell>
          <table:table-cell office:value-type="float" office:value="70.8333">
            <text:p>70.8333</text:p>
          </table:table-cell>
          <table:table-cell office:value-type="float" office:value="68.3333">
            <text:p>68.3333</text:p>
          </table:table-cell>
          <table:table-cell office:value-type="float" office:value="67.6667">
            <text:p>67.6667</text:p>
          </table:table-cell>
          <table:table-cell office:value-type="float" office:value="57.5">
            <text:p>57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20T11:00:00">
            <text:p>Thu Oct 20 11:00:00 2022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19.6667">
            <text:p>19.6667</text:p>
          </table:table-cell>
          <table:table-cell office:value-type="float" office:value="11.0">
            <text:p>11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0-20T12:00:00">
            <text:p>Thu Oct 20 12:00:00 2022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19.6667">
            <text:p>19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0T15:00:00">
            <text:p>Thu Oct 20 15:00:00 2022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0-20T16:00:00">
            <text:p>Thu Oct 20 16:00:00 2022</text:p>
          </table:table-cell>
          <table:table-cell office:value-type="float" office:value="37.6667">
            <text:p>37.6667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0-20T17:00:00">
            <text:p>Thu Oct 20 17:00:00 2022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0-20T18:00:00">
            <text:p>Thu Oct 20 18:00:00 2022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20T19:00:00">
            <text:p>Thu Oct 20 19:00:00 2022</text:p>
          </table:table-cell>
          <table:table-cell office:value-type="float" office:value="25.5">
            <text:p>25.5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0-20T20:00:00">
            <text:p>Thu Oct 20 20:00:00 2022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0-20T21:00:00">
            <text:p>Thu Oct 20 21:00:00 2022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41.1667">
            <text:p>41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0-21T00:00:00">
            <text:p>Fri Oct 21 00:00:00 2022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9.0">
            <text:p>29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0-21T18:00:00">
            <text:p>Fri Oct 21 18:00:00 2022</text:p>
          </table:table-cell>
          <table:table-cell office:value-type="float" office:value="49.6667">
            <text:p>49.6667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0-21T19:00:00">
            <text:p>Fri Oct 21 19:00:00 2022</text:p>
          </table:table-cell>
          <table:table-cell office:value-type="float" office:value="49.5">
            <text:p>49.5</text:p>
          </table:table-cell>
          <table:table-cell office:value-type="float" office:value="49.6667">
            <text:p>49.6667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21T20:00:00">
            <text:p>Fri Oct 21 20:00:00 2022</text:p>
          </table:table-cell>
          <table:table-cell office:value-type="float" office:value="57.5">
            <text:p>57.5</text:p>
          </table:table-cell>
          <table:table-cell office:value-type="float" office:value="49.5">
            <text:p>49.5</text:p>
          </table:table-cell>
          <table:table-cell office:value-type="float" office:value="49.6667">
            <text:p>49.6667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21T21:00:00">
            <text:p>Fri Oct 21 21:00:00 2022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49.5">
            <text:p>49.5</text:p>
          </table:table-cell>
          <table:table-cell office:value-type="float" office:value="49.6667">
            <text:p>49.6667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  <table:table-cell office:value-type="float" office:value="24.3333">
            <text:p>24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0-22T10:00:00">
            <text:p>Sat Oct 22 10:00:00 2022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12.0">
            <text:p>12.0</text:p>
          </table:table-cell>
          <table:table-cell office:value-type="float" office:value="7.1667">
            <text:p>7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22T11:00:00">
            <text:p>Sat Oct 22 11:00:00 2022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12.0">
            <text:p>12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0-22T12:00:00">
            <text:p>Sat Oct 22 12:00:00 2022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10-22T13:00:00">
            <text:p>Sat Oct 22 13:00:00 2022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2T14:00:00">
            <text:p>Sat Oct 22 14:00:00 2022</text:p>
          </table:table-cell>
          <table:table-cell office:value-type="float" office:value="36.8333">
            <text:p>36.8333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0-22T15:00:00">
            <text:p>Sat Oct 22 15:00:00 2022</text:p>
          </table:table-cell>
          <table:table-cell office:value-type="float" office:value="34.6667">
            <text:p>34.6667</text:p>
          </table:table-cell>
          <table:table-cell office:value-type="float" office:value="36.8333">
            <text:p>36.8333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22T16:00:00">
            <text:p>Sat Oct 22 16:00:00 2022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36.8333">
            <text:p>36.8333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23T10:00:00">
            <text:p>Sun Oct 23 10:00:00 2022</text:p>
          </table:table-cell>
          <table:table-cell office:value-type="float" office:value="58.3333">
            <text:p>58.3333</text:p>
          </table:table-cell>
          <table:table-cell office:value-type="float" office:value="57.5">
            <text:p>57.5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0-23T11:00:00">
            <text:p>Sun Oct 23 11:00:00 2022</text:p>
          </table:table-cell>
          <table:table-cell office:value-type="float" office:value="56.3333">
            <text:p>56.3333</text:p>
          </table:table-cell>
          <table:table-cell office:value-type="float" office:value="58.3333">
            <text:p>58.3333</text:p>
          </table:table-cell>
          <table:table-cell office:value-type="float" office:value="57.5">
            <text:p>57.5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0-23T12:00:00">
            <text:p>Sun Oct 23 12:00:00 2022</text:p>
          </table:table-cell>
          <table:table-cell office:value-type="float" office:value="57.1667">
            <text:p>57.1667</text:p>
          </table:table-cell>
          <table:table-cell office:value-type="float" office:value="56.3333">
            <text:p>56.3333</text:p>
          </table:table-cell>
          <table:table-cell office:value-type="float" office:value="58.3333">
            <text:p>58.3333</text:p>
          </table:table-cell>
          <table:table-cell office:value-type="float" office:value="57.5">
            <text:p>57.5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0-23T13:00:00">
            <text:p>Sun Oct 23 13:00:00 2022</text:p>
          </table:table-cell>
          <table:table-cell office:value-type="float" office:value="47.5">
            <text:p>47.5</text:p>
          </table:table-cell>
          <table:table-cell office:value-type="float" office:value="57.1667">
            <text:p>57.1667</text:p>
          </table:table-cell>
          <table:table-cell office:value-type="float" office:value="56.3333">
            <text:p>56.3333</text:p>
          </table:table-cell>
          <table:table-cell office:value-type="float" office:value="58.3333">
            <text:p>58.3333</text:p>
          </table:table-cell>
          <table:table-cell office:value-type="float" office:value="57.5">
            <text:p>57.5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0-23T14:00:00">
            <text:p>Sun Oct 23 14:00:00 2022</text:p>
          </table:table-cell>
          <table:table-cell office:value-type="float" office:value="36.5">
            <text:p>36.5</text:p>
          </table:table-cell>
          <table:table-cell office:value-type="float" office:value="47.5">
            <text:p>47.5</text:p>
          </table:table-cell>
          <table:table-cell office:value-type="float" office:value="57.1667">
            <text:p>57.1667</text:p>
          </table:table-cell>
          <table:table-cell office:value-type="float" office:value="56.3333">
            <text:p>56.3333</text:p>
          </table:table-cell>
          <table:table-cell office:value-type="float" office:value="58.3333">
            <text:p>58.3333</text:p>
          </table:table-cell>
          <table:table-cell office:value-type="float" office:value="57.5">
            <text:p>57.5</text:p>
          </table:table-cell>
          <table:table-cell office:value-type="float" office:value="52.8333">
            <text:p>52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0-24T09:00:00">
            <text:p>Mon Oct 24 09:00:00 2022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4T10:00:00">
            <text:p>Mon Oct 24 10:00:00 2022</text:p>
          </table:table-cell>
          <table:table-cell office:value-type="float" office:value="67.0">
            <text:p>67.0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4T11:00:00">
            <text:p>Mon Oct 24 11:00:00 2022</text:p>
          </table:table-cell>
          <table:table-cell office:value-type="float" office:value="70.1667">
            <text:p>70.1667</text:p>
          </table:table-cell>
          <table:table-cell office:value-type="float" office:value="67.0">
            <text:p>67.0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24T12:00:00">
            <text:p>Mon Oct 24 12:00:00 2022</text:p>
          </table:table-cell>
          <table:table-cell office:value-type="float" office:value="70.6667">
            <text:p>70.6667</text:p>
          </table:table-cell>
          <table:table-cell office:value-type="float" office:value="70.1667">
            <text:p>70.1667</text:p>
          </table:table-cell>
          <table:table-cell office:value-type="float" office:value="67.0">
            <text:p>67.0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24T13:00:00">
            <text:p>Mon Oct 24 13:00:00 2022</text:p>
          </table:table-cell>
          <table:table-cell office:value-type="float" office:value="60.6667">
            <text:p>60.6667</text:p>
          </table:table-cell>
          <table:table-cell office:value-type="float" office:value="70.6667">
            <text:p>70.6667</text:p>
          </table:table-cell>
          <table:table-cell office:value-type="float" office:value="70.1667">
            <text:p>70.1667</text:p>
          </table:table-cell>
          <table:table-cell office:value-type="float" office:value="67.0">
            <text:p>67.0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4T14:00:00">
            <text:p>Mon Oct 24 14:00:00 2022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0.6667">
            <text:p>70.6667</text:p>
          </table:table-cell>
          <table:table-cell office:value-type="float" office:value="70.1667">
            <text:p>70.1667</text:p>
          </table:table-cell>
          <table:table-cell office:value-type="float" office:value="67.0">
            <text:p>67.0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24T15:00:00">
            <text:p>Mon Oct 24 15:00:00 2022</text:p>
          </table:table-cell>
          <table:table-cell office:value-type="float" office:value="50.6667">
            <text:p>50.6667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0.6667">
            <text:p>70.6667</text:p>
          </table:table-cell>
          <table:table-cell office:value-type="float" office:value="70.1667">
            <text:p>70.1667</text:p>
          </table:table-cell>
          <table:table-cell office:value-type="float" office:value="67.0">
            <text:p>67.0</text:p>
          </table:table-cell>
          <table:table-cell office:value-type="float" office:value="62.0">
            <text:p>62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0-24T18:00:00">
            <text:p>Mon Oct 24 18:00:00 2022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0.6667">
            <text:p>70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25T08:00:00">
            <text:p>Tue Oct 25 08:00:00 2022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25T11:00:00">
            <text:p>Tue Oct 25 11:00:00 2022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5T12:00:00">
            <text:p>Tue Oct 25 12:00:00 2022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25T13:00:00">
            <text:p>Tue Oct 25 13:00:00 2022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25T14:00:00">
            <text:p>Tue Oct 25 14:00:00 2022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25T15:00:00">
            <text:p>Tue Oct 25 15:00:00 2022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0-25T16:00:00">
            <text:p>Tue Oct 25 16:00:00 2022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0-25T17:00:00">
            <text:p>Tue Oct 25 17:00:00 2022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0-25T18:00:00">
            <text:p>Tue Oct 25 18:00:00 2022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26T07:00:00">
            <text:p>Wed Oct 26 07:00:00 2022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26T08:00:00">
            <text:p>Wed Oct 26 08:00:00 2022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6T09:00:00">
            <text:p>Wed Oct 26 09:00:00 2022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0-26T10:00:00">
            <text:p>Wed Oct 26 10:00:00 2022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6T11:00:00">
            <text:p>Wed Oct 26 11:00:00 2022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26T12:00:00">
            <text:p>Wed Oct 26 12:00:00 2022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26T13:00:00">
            <text:p>Wed Oct 26 13:00:00 2022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26T14:00:00">
            <text:p>Wed Oct 26 14:00:00 2022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0-26T15:00:00">
            <text:p>Wed Oct 26 15:00:00 2022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0-26T16:00:00">
            <text:p>Wed Oct 26 16:00:00 2022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26T17:00:00">
            <text:p>Wed Oct 26 17:00:00 2022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6T18:00:00">
            <text:p>Wed Oct 26 18:00:00 2022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7T05:00:00">
            <text:p>Thu Oct 27 05:00:00 2022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7T06:00:00">
            <text:p>Thu Oct 27 06:00:00 2022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7T07:00:00">
            <text:p>Thu Oct 27 07:00:00 2022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7T08:00:00">
            <text:p>Thu Oct 27 08:00:00 2022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7T10:00:00">
            <text:p>Thu Oct 27 10:00:00 2022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7T11:00:00">
            <text:p>Thu Oct 27 11:00:00 2022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7T12:00:00">
            <text:p>Thu Oct 27 12:00:00 2022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0-27T13:00:00">
            <text:p>Thu Oct 27 13:00:00 2022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0-27T14:00:00">
            <text:p>Thu Oct 27 14:00:00 2022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0-27T15:00:00">
            <text:p>Thu Oct 27 15:00:00 2022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27T17:00:00">
            <text:p>Thu Oct 27 17:00:00 202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10-28T09:00:00">
            <text:p>Fri Oct 28 09:00:00 2022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0-28T10:00:00">
            <text:p>Fri Oct 28 10:00:00 2022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28T11:00:00">
            <text:p>Fri Oct 28 11:00:00 2022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0-28T12:00:00">
            <text:p>Fri Oct 28 12:00:00 2022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0-28T13:00:00">
            <text:p>Fri Oct 28 13:00:00 2022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0-28T14:00:00">
            <text:p>Fri Oct 28 14:00:00 2022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28T15:00:00">
            <text:p>Fri Oct 28 15:00:00 2022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28T17:00:00">
            <text:p>Fri Oct 28 17:00:00 2022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9T08:00:00">
            <text:p>Sat Oct 29 08:00:00 2022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29T09:00:00">
            <text:p>Sat Oct 29 09:00:00 2022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29T10:00:00">
            <text:p>Sat Oct 29 10:00:00 2022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0-29T11:00:00">
            <text:p>Sat Oct 29 11:00:00 2022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0-29T12:00:00">
            <text:p>Sat Oct 29 12:00:00 2022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29T13:00:00">
            <text:p>Sat Oct 29 13:00:00 2022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0-29T14:00:00">
            <text:p>Sat Oct 29 14:00:00 2022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10-30T10:00:00">
            <text:p>Sun Oct 30 10:00:00 2022</text:p>
          </table:table-cell>
          <table:table-cell office:value-type="float" office:value="85.5">
            <text:p>85.5</text:p>
          </table:table-cell>
          <table:table-cell office:value-type="float" office:value="77.8333">
            <text:p>77.8333</text:p>
          </table:table-cell>
          <table:table-cell office:value-type="float" office:value="67.3333">
            <text:p>67.3333</text:p>
          </table:table-cell>
          <table:table-cell office:value-type="float" office:value="45.1667">
            <text:p>45.1667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27.0">
            <text:p>27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0-30T11:00:00">
            <text:p>Sun Oct 30 11:00:00 2022</text:p>
          </table:table-cell>
          <table:table-cell office:value-type="float" office:value="91.8333">
            <text:p>91.8333</text:p>
          </table:table-cell>
          <table:table-cell office:value-type="float" office:value="85.5">
            <text:p>85.5</text:p>
          </table:table-cell>
          <table:table-cell office:value-type="float" office:value="77.8333">
            <text:p>77.8333</text:p>
          </table:table-cell>
          <table:table-cell office:value-type="float" office:value="67.3333">
            <text:p>67.3333</text:p>
          </table:table-cell>
          <table:table-cell office:value-type="float" office:value="45.1667">
            <text:p>45.1667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0-30T12:00:00">
            <text:p>Sun Oct 30 12:00:00 2022</text:p>
          </table:table-cell>
          <table:table-cell office:value-type="float" office:value="90.8333">
            <text:p>90.8333</text:p>
          </table:table-cell>
          <table:table-cell office:value-type="float" office:value="91.8333">
            <text:p>91.8333</text:p>
          </table:table-cell>
          <table:table-cell office:value-type="float" office:value="85.5">
            <text:p>85.5</text:p>
          </table:table-cell>
          <table:table-cell office:value-type="float" office:value="77.8333">
            <text:p>77.8333</text:p>
          </table:table-cell>
          <table:table-cell office:value-type="float" office:value="67.3333">
            <text:p>67.3333</text:p>
          </table:table-cell>
          <table:table-cell office:value-type="float" office:value="45.1667">
            <text:p>45.1667</text:p>
          </table:table-cell>
          <table:table-cell office:value-type="float" office:value="30.5">
            <text:p>30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0-31T09:00:00">
            <text:p>Mon Oct 31 09:00:00 2022</text:p>
          </table:table-cell>
          <table:table-cell office:value-type="float" office:value="89.1667">
            <text:p>89.1667</text:p>
          </table:table-cell>
          <table:table-cell office:value-type="float" office:value="83.8333">
            <text:p>83.8333</text:p>
          </table:table-cell>
          <table:table-cell office:value-type="float" office:value="74.1667">
            <text:p>74.1667</text:p>
          </table:table-cell>
          <table:table-cell office:value-type="float" office:value="55.3333">
            <text:p>55.3333</text:p>
          </table:table-cell>
          <table:table-cell office:value-type="float" office:value="35.8333">
            <text:p>35.8333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31T10:00:00">
            <text:p>Mon Oct 31 10:00:00 2022</text:p>
          </table:table-cell>
          <table:table-cell office:value-type="float" office:value="93.1667">
            <text:p>93.1667</text:p>
          </table:table-cell>
          <table:table-cell office:value-type="float" office:value="89.1667">
            <text:p>89.1667</text:p>
          </table:table-cell>
          <table:table-cell office:value-type="float" office:value="83.8333">
            <text:p>83.8333</text:p>
          </table:table-cell>
          <table:table-cell office:value-type="float" office:value="74.1667">
            <text:p>74.1667</text:p>
          </table:table-cell>
          <table:table-cell office:value-type="float" office:value="55.3333">
            <text:p>55.3333</text:p>
          </table:table-cell>
          <table:table-cell office:value-type="float" office:value="35.8333">
            <text:p>35.8333</text:p>
          </table:table-cell>
          <table:table-cell office:value-type="float" office:value="24.5">
            <text:p>24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31T11:00:00">
            <text:p>Mon Oct 31 11:00:00 2022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9.1667">
            <text:p>89.1667</text:p>
          </table:table-cell>
          <table:table-cell office:value-type="float" office:value="83.8333">
            <text:p>83.8333</text:p>
          </table:table-cell>
          <table:table-cell office:value-type="float" office:value="74.1667">
            <text:p>74.1667</text:p>
          </table:table-cell>
          <table:table-cell office:value-type="float" office:value="55.3333">
            <text:p>55.3333</text:p>
          </table:table-cell>
          <table:table-cell office:value-type="float" office:value="35.8333">
            <text:p>35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31T12:00:00">
            <text:p>Mon Oct 31 12:00:00 2022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9.1667">
            <text:p>89.1667</text:p>
          </table:table-cell>
          <table:table-cell office:value-type="float" office:value="83.8333">
            <text:p>83.8333</text:p>
          </table:table-cell>
          <table:table-cell office:value-type="float" office:value="74.1667">
            <text:p>74.1667</text:p>
          </table:table-cell>
          <table:table-cell office:value-type="float" office:value="55.3333">
            <text:p>55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31T13:00:00">
            <text:p>Mon Oct 31 13:00:00 2022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9.1667">
            <text:p>89.1667</text:p>
          </table:table-cell>
          <table:table-cell office:value-type="float" office:value="83.8333">
            <text:p>83.8333</text:p>
          </table:table-cell>
          <table:table-cell office:value-type="float" office:value="74.1667">
            <text:p>74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0-31T14:00:00">
            <text:p>Mon Oct 31 14:00:00 2022</text:p>
          </table:table-cell>
          <table:table-cell office:value-type="float" office:value="4.5">
            <text:p>4.5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9.1667">
            <text:p>89.1667</text:p>
          </table:table-cell>
          <table:table-cell office:value-type="float" office:value="83.8333">
            <text:p>83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31T15:00:00">
            <text:p>Mon Oct 31 15:00:00 2022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9.1667">
            <text:p>89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31T16:00:00">
            <text:p>Mon Oct 31 16:00:00 2022</text:p>
          </table:table-cell>
          <table:table-cell office:value-type="float" office:value="9.0">
            <text:p>9.0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31T17:00:00">
            <text:p>Mon Oct 31 17:00:00 2022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0-31T18:00:00">
            <text:p>Mon Oct 31 18:00:00 2022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10-31T19:00:00">
            <text:p>Mon Oct 31 19:00:00 2022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3.6667">
            <text:p>33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01T05:00:00">
            <text:p>Tue Nov  1 05:00:00 2022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1T07:00:00">
            <text:p>Tue Nov  1 07:00:00 2022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01T08:00:00">
            <text:p>Tue Nov  1 08:00:00 2022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1-01T09:00:00">
            <text:p>Tue Nov  1 09:00:00 2022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01T10:00:00">
            <text:p>Tue Nov  1 10:00:00 2022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1T11:00:00">
            <text:p>Tue Nov  1 11:00:00 2022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1T12:00:00">
            <text:p>Tue Nov  1 12:00:00 2022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01T13:00:00">
            <text:p>Tue Nov  1 13:00:00 2022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1-01T14:00:00">
            <text:p>Tue Nov  1 14:00:00 2022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1-01T15:00:00">
            <text:p>Tue Nov  1 15:00:00 2022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11-02T09:00:00">
            <text:p>Wed Nov  2 09:00:00 2022</text:p>
          </table:table-cell>
          <table:table-cell office:value-type="float" office:value="64.0">
            <text:p>64.0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2T10:00:00">
            <text:p>Wed Nov  2 10:00:00 2022</text:p>
          </table:table-cell>
          <table:table-cell office:value-type="float" office:value="71.8333">
            <text:p>71.8333</text:p>
          </table:table-cell>
          <table:table-cell office:value-type="float" office:value="64.0">
            <text:p>64.0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02T11:00:00">
            <text:p>Wed Nov  2 11:00:00 2022</text:p>
          </table:table-cell>
          <table:table-cell office:value-type="float" office:value="76.6667">
            <text:p>76.6667</text:p>
          </table:table-cell>
          <table:table-cell office:value-type="float" office:value="71.8333">
            <text:p>71.8333</text:p>
          </table:table-cell>
          <table:table-cell office:value-type="float" office:value="64.0">
            <text:p>64.0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02T12:00:00">
            <text:p>Wed Nov  2 12:00:00 2022</text:p>
          </table:table-cell>
          <table:table-cell office:value-type="float" office:value="76.6667">
            <text:p>76.6667</text:p>
          </table:table-cell>
          <table:table-cell office:value-type="float" office:value="76.6667">
            <text:p>76.6667</text:p>
          </table:table-cell>
          <table:table-cell office:value-type="float" office:value="71.8333">
            <text:p>71.8333</text:p>
          </table:table-cell>
          <table:table-cell office:value-type="float" office:value="64.0">
            <text:p>64.0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1-02T13:00:00">
            <text:p>Wed Nov  2 13:00:00 2022</text:p>
          </table:table-cell>
          <table:table-cell office:value-type="float" office:value="65.0">
            <text:p>65.0</text:p>
          </table:table-cell>
          <table:table-cell office:value-type="float" office:value="76.6667">
            <text:p>76.6667</text:p>
          </table:table-cell>
          <table:table-cell office:value-type="float" office:value="76.6667">
            <text:p>76.6667</text:p>
          </table:table-cell>
          <table:table-cell office:value-type="float" office:value="71.8333">
            <text:p>71.8333</text:p>
          </table:table-cell>
          <table:table-cell office:value-type="float" office:value="64.0">
            <text:p>64.0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03T11:00:00">
            <text:p>Thu Nov  3 11:00:00 2022</text:p>
          </table:table-cell>
          <table:table-cell office:value-type="float" office:value="65.1667">
            <text:p>65.1667</text:p>
          </table:table-cell>
          <table:table-cell office:value-type="float" office:value="68.5">
            <text:p>68.5</text:p>
          </table:table-cell>
          <table:table-cell office:value-type="float" office:value="70.0">
            <text:p>70.0</text:p>
          </table:table-cell>
          <table:table-cell office:value-type="float" office:value="61.1667">
            <text:p>61.1667</text:p>
          </table:table-cell>
          <table:table-cell office:value-type="float" office:value="43.6667">
            <text:p>43.6667</text:p>
          </table:table-cell>
          <table:table-cell office:value-type="float" office:value="25.6667">
            <text:p>25.6667</text:p>
          </table:table-cell>
          <table:table-cell office:value-type="float" office:value="11.6667">
            <text:p>11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03T12:00:00">
            <text:p>Thu Nov  3 12:00:00 2022</text:p>
          </table:table-cell>
          <table:table-cell office:value-type="float" office:value="65.0">
            <text:p>65.0</text:p>
          </table:table-cell>
          <table:table-cell office:value-type="float" office:value="65.1667">
            <text:p>65.1667</text:p>
          </table:table-cell>
          <table:table-cell office:value-type="float" office:value="68.5">
            <text:p>68.5</text:p>
          </table:table-cell>
          <table:table-cell office:value-type="float" office:value="70.0">
            <text:p>70.0</text:p>
          </table:table-cell>
          <table:table-cell office:value-type="float" office:value="61.1667">
            <text:p>61.1667</text:p>
          </table:table-cell>
          <table:table-cell office:value-type="float" office:value="43.6667">
            <text:p>43.6667</text:p>
          </table:table-cell>
          <table:table-cell office:value-type="float" office:value="25.6667">
            <text:p>25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1-04T20:00:00">
            <text:p>Fri Nov  4 20:00:00 2022</text:p>
          </table:table-cell>
          <table:table-cell office:value-type="float" office:value="31.6667">
            <text:p>31.6667</text:p>
          </table:table-cell>
          <table:table-cell office:value-type="float" office:value="43.8333">
            <text:p>43.8333</text:p>
          </table:table-cell>
          <table:table-cell office:value-type="float" office:value="50.8333">
            <text:p>50.8333</text:p>
          </table:table-cell>
          <table:table-cell office:value-type="float" office:value="47.8333">
            <text:p>47.8333</text:p>
          </table:table-cell>
          <table:table-cell office:value-type="float" office:value="46.6667">
            <text:p>46.6667</text:p>
          </table:table-cell>
          <table:table-cell office:value-type="float" office:value="56.0">
            <text:p>56.0</text:p>
          </table:table-cell>
          <table:table-cell office:value-type="float" office:value="61.1667">
            <text:p>61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4T21:00:00">
            <text:p>Fri Nov  4 21:00:00 2022</text:p>
          </table:table-cell>
          <table:table-cell office:value-type="float" office:value="30.0">
            <text:p>30.0</text:p>
          </table:table-cell>
          <table:table-cell office:value-type="float" office:value="31.6667">
            <text:p>31.6667</text:p>
          </table:table-cell>
          <table:table-cell office:value-type="float" office:value="43.8333">
            <text:p>43.8333</text:p>
          </table:table-cell>
          <table:table-cell office:value-type="float" office:value="50.8333">
            <text:p>50.8333</text:p>
          </table:table-cell>
          <table:table-cell office:value-type="float" office:value="47.8333">
            <text:p>47.8333</text:p>
          </table:table-cell>
          <table:table-cell office:value-type="float" office:value="46.6667">
            <text:p>46.6667</text:p>
          </table:table-cell>
          <table:table-cell office:value-type="float" office:value="56.0">
            <text:p>56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1-04T22:00:00">
            <text:p>Fri Nov  4 22:00:00 2022</text:p>
          </table:table-cell>
          <table:table-cell office:value-type="float" office:value="23.8333">
            <text:p>23.8333</text:p>
          </table:table-cell>
          <table:table-cell office:value-type="float" office:value="30.0">
            <text:p>30.0</text:p>
          </table:table-cell>
          <table:table-cell office:value-type="float" office:value="31.6667">
            <text:p>31.6667</text:p>
          </table:table-cell>
          <table:table-cell office:value-type="float" office:value="43.8333">
            <text:p>43.8333</text:p>
          </table:table-cell>
          <table:table-cell office:value-type="float" office:value="50.8333">
            <text:p>50.8333</text:p>
          </table:table-cell>
          <table:table-cell office:value-type="float" office:value="47.8333">
            <text:p>47.8333</text:p>
          </table:table-cell>
          <table:table-cell office:value-type="float" office:value="46.6667">
            <text:p>46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1-04T23:00:00">
            <text:p>Fri Nov  4 23:00:00 2022</text:p>
          </table:table-cell>
          <table:table-cell office:value-type="float" office:value="40.8333">
            <text:p>40.8333</text:p>
          </table:table-cell>
          <table:table-cell office:value-type="float" office:value="23.8333">
            <text:p>23.8333</text:p>
          </table:table-cell>
          <table:table-cell office:value-type="float" office:value="30.0">
            <text:p>30.0</text:p>
          </table:table-cell>
          <table:table-cell office:value-type="float" office:value="31.6667">
            <text:p>31.6667</text:p>
          </table:table-cell>
          <table:table-cell office:value-type="float" office:value="43.8333">
            <text:p>43.8333</text:p>
          </table:table-cell>
          <table:table-cell office:value-type="float" office:value="50.8333">
            <text:p>50.8333</text:p>
          </table:table-cell>
          <table:table-cell office:value-type="float" office:value="47.8333">
            <text:p>47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1-05T01:00:00">
            <text:p>Sat Nov  5 01:00:00 2022</text:p>
          </table:table-cell>
          <table:table-cell office:value-type="float" office:value="15.3333">
            <text:p>15.3333</text:p>
          </table:table-cell>
          <table:table-cell office:value-type="float" office:value="28.5">
            <text:p>28.5</text:p>
          </table:table-cell>
          <table:table-cell office:value-type="float" office:value="40.8333">
            <text:p>40.8333</text:p>
          </table:table-cell>
          <table:table-cell office:value-type="float" office:value="23.8333">
            <text:p>23.8333</text:p>
          </table:table-cell>
          <table:table-cell office:value-type="float" office:value="30.0">
            <text:p>30.0</text:p>
          </table:table-cell>
          <table:table-cell office:value-type="float" office:value="31.6667">
            <text:p>31.6667</text:p>
          </table:table-cell>
          <table:table-cell office:value-type="float" office:value="43.8333">
            <text:p>43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1-05T02:00:00">
            <text:p>Sat Nov  5 02:00:00 2022</text:p>
          </table:table-cell>
          <table:table-cell office:value-type="float" office:value="18.5">
            <text:p>18.5</text:p>
          </table:table-cell>
          <table:table-cell office:value-type="float" office:value="15.3333">
            <text:p>15.3333</text:p>
          </table:table-cell>
          <table:table-cell office:value-type="float" office:value="28.5">
            <text:p>28.5</text:p>
          </table:table-cell>
          <table:table-cell office:value-type="float" office:value="40.8333">
            <text:p>40.8333</text:p>
          </table:table-cell>
          <table:table-cell office:value-type="float" office:value="23.8333">
            <text:p>23.8333</text:p>
          </table:table-cell>
          <table:table-cell office:value-type="float" office:value="30.0">
            <text:p>30.0</text:p>
          </table:table-cell>
          <table:table-cell office:value-type="float" office:value="31.6667">
            <text:p>31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1-05T03:00:00">
            <text:p>Sat Nov  5 03:00:00 2022</text:p>
          </table:table-cell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  <table:table-cell office:value-type="float" office:value="15.3333">
            <text:p>15.3333</text:p>
          </table:table-cell>
          <table:table-cell office:value-type="float" office:value="28.5">
            <text:p>28.5</text:p>
          </table:table-cell>
          <table:table-cell office:value-type="float" office:value="40.8333">
            <text:p>40.8333</text:p>
          </table:table-cell>
          <table:table-cell office:value-type="float" office:value="23.8333">
            <text:p>23.8333</text:p>
          </table:table-cell>
          <table:table-cell office:value-type="float" office:value="30.0">
            <text:p>30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1-05T08:00:00">
            <text:p>Sat Nov  5 08:00:00 2022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2.1667">
            <text:p>2.1667</text:p>
          </table:table-cell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1-05T09:00:00">
            <text:p>Sat Nov  5 09:00:00 2022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2.1667">
            <text:p>2.1667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1-05T10:00:00">
            <text:p>Sat Nov  5 10:00:00 2022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2.1667">
            <text:p>2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05T11:00:00">
            <text:p>Sat Nov  5 11:00:00 2022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05T12:00:00">
            <text:p>Sat Nov  5 12:00:00 2022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05T13:00:00">
            <text:p>Sat Nov  5 13:00:00 2022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5T14:00:00">
            <text:p>Sat Nov  5 14:00:00 2022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1-06T03:00:00">
            <text:p>Sun Nov  6 03:00:00 2022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6T04:00:00">
            <text:p>Sun Nov  6 04:00:00 2022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6T05:00:00">
            <text:p>Sun Nov  6 05:00:00 2022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6T08:00:00">
            <text:p>Sun Nov  6 08:00:00 2022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06T09:00:00">
            <text:p>Sun Nov  6 09:00:00 2022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1-06T10:00:00">
            <text:p>Sun Nov  6 10:00:00 2022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06T11:00:00">
            <text:p>Sun Nov  6 11:00:00 2022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1-06T12:00:00">
            <text:p>Sun Nov  6 12:00:00 2022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06T13:00:00">
            <text:p>Sun Nov  6 13:00:00 2022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1-06T14:00:00">
            <text:p>Sun Nov  6 14:00:00 2022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1-07T07:00:00">
            <text:p>Mon Nov  7 07:00:00 2022</text:p>
          </table:table-cell>
          <table:table-cell office:value-type="float" office:value="41.3333">
            <text:p>41.3333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7T08:00:00">
            <text:p>Mon Nov  7 08:00:00 2022</text:p>
          </table:table-cell>
          <table:table-cell office:value-type="float" office:value="66.0">
            <text:p>66.0</text:p>
          </table:table-cell>
          <table:table-cell office:value-type="float" office:value="41.3333">
            <text:p>41.3333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7T09:00:00">
            <text:p>Mon Nov  7 09:00:00 2022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41.3333">
            <text:p>41.3333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7T10:00:00">
            <text:p>Mon Nov  7 10:00:00 2022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41.3333">
            <text:p>41.3333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1-07T11:00:00">
            <text:p>Mon Nov  7 11:00:00 2022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41.3333">
            <text:p>41.3333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07T12:00:00">
            <text:p>Mon Nov  7 12:00:00 2022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41.3333">
            <text:p>41.3333</text:p>
          </table:table-cell>
          <table:table-cell office:value-type="float" office:value="30.6667">
            <text:p>30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1-07T13:00:00">
            <text:p>Mon Nov  7 13:00:00 2022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41.3333">
            <text:p>41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7T14:00:00">
            <text:p>Mon Nov  7 14:00:00 2022</text:p>
          </table:table-cell>
          <table:table-cell office:value-type="float" office:value="3.0">
            <text:p>3.0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07T15:00:00">
            <text:p>Mon Nov  7 15:00:00 2022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1-08T10:00:00">
            <text:p>Tue Nov  8 10:00:00 2022</text:p>
          </table:table-cell>
          <table:table-cell office:value-type="float" office:value="79.0">
            <text:p>79.0</text:p>
          </table:table-cell>
          <table:table-cell office:value-type="float" office:value="72.1667">
            <text:p>72.1667</text:p>
          </table:table-cell>
          <table:table-cell office:value-type="float" office:value="47.5">
            <text:p>47.5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8T11:00:00">
            <text:p>Tue Nov  8 11:00:00 2022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72.1667">
            <text:p>72.1667</text:p>
          </table:table-cell>
          <table:table-cell office:value-type="float" office:value="47.5">
            <text:p>47.5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08T12:00:00">
            <text:p>Tue Nov  8 12:00:00 2022</text:p>
          </table:table-cell>
          <table:table-cell office:value-type="float" office:value="63.0">
            <text:p>63.0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72.1667">
            <text:p>72.1667</text:p>
          </table:table-cell>
          <table:table-cell office:value-type="float" office:value="47.5">
            <text:p>47.5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08T13:00:00">
            <text:p>Tue Nov  8 13:00:00 2022</text:p>
          </table:table-cell>
          <table:table-cell office:value-type="float" office:value="46.8333">
            <text:p>46.8333</text:p>
          </table:table-cell>
          <table:table-cell office:value-type="float" office:value="63.0">
            <text:p>63.0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72.1667">
            <text:p>72.1667</text:p>
          </table:table-cell>
          <table:table-cell office:value-type="float" office:value="47.5">
            <text:p>47.5</text:p>
          </table:table-cell>
          <table:table-cell office:value-type="float" office:value="29.5">
            <text:p>29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09T07:00:00">
            <text:p>Wed Nov  9 07:00:00 2022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09T08:00:00">
            <text:p>Wed Nov  9 08:00:00 2022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1-09T09:00:00">
            <text:p>Wed Nov  9 09:00:00 2022</text:p>
          </table:table-cell>
          <table:table-cell office:value-type="float" office:value="50.8333">
            <text:p>50.8333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9T10:00:00">
            <text:p>Wed Nov  9 10:00:00 2022</text:p>
          </table:table-cell>
          <table:table-cell office:value-type="float" office:value="48.3333">
            <text:p>48.3333</text:p>
          </table:table-cell>
          <table:table-cell office:value-type="float" office:value="50.8333">
            <text:p>50.8333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09T11:00:00">
            <text:p>Wed Nov  9 11:00:00 2022</text:p>
          </table:table-cell>
          <table:table-cell office:value-type="float" office:value="46.1667">
            <text:p>46.1667</text:p>
          </table:table-cell>
          <table:table-cell office:value-type="float" office:value="48.3333">
            <text:p>48.3333</text:p>
          </table:table-cell>
          <table:table-cell office:value-type="float" office:value="50.8333">
            <text:p>50.8333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1-09T12:00:00">
            <text:p>Wed Nov  9 12:00:00 2022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48.3333">
            <text:p>48.3333</text:p>
          </table:table-cell>
          <table:table-cell office:value-type="float" office:value="50.8333">
            <text:p>50.8333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09T13:00:00">
            <text:p>Wed Nov  9 13:00:00 2022</text:p>
          </table:table-cell>
          <table:table-cell office:value-type="float" office:value="29.1667">
            <text:p>29.1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48.3333">
            <text:p>48.3333</text:p>
          </table:table-cell>
          <table:table-cell office:value-type="float" office:value="50.8333">
            <text:p>50.8333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09T14:00:00">
            <text:p>Wed Nov  9 14:00:00 2022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48.3333">
            <text:p>48.3333</text:p>
          </table:table-cell>
          <table:table-cell office:value-type="float" office:value="50.8333">
            <text:p>50.8333</text:p>
          </table:table-cell>
          <table:table-cell office:value-type="float" office:value="59.1667">
            <text:p>59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09T15:00:00">
            <text:p>Wed Nov  9 15:00:00 2022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48.3333">
            <text:p>48.3333</text:p>
          </table:table-cell>
          <table:table-cell office:value-type="float" office:value="50.8333">
            <text:p>50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1-09T16:00:00">
            <text:p>Wed Nov  9 16:00:00 2022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48.3333">
            <text:p>48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09T17:00:00">
            <text:p>Wed Nov  9 17:00:00 2022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10T03:00:00">
            <text:p>Thu Nov 10 03:00:00 2022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1-10T04:00:00">
            <text:p>Thu Nov 10 04:00:00 2022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10T05:00:00">
            <text:p>Thu Nov 10 05:00:00 2022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10T06:00:00">
            <text:p>Thu Nov 10 06:00:00 2022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1-10T07:00:00">
            <text:p>Thu Nov 10 07:00:00 2022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10T08:00:00">
            <text:p>Thu Nov 10 08:00:00 2022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1-10T09:00:00">
            <text:p>Thu Nov 10 09:00:00 2022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10T10:00:00">
            <text:p>Thu Nov 10 10:00:00 2022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1-10T11:00:00">
            <text:p>Thu Nov 10 11:00:00 2022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1-10T12:00:00">
            <text:p>Thu Nov 10 12:00:00 2022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10T13:00:00">
            <text:p>Thu Nov 10 13:00:00 2022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1-10T14:00:00">
            <text:p>Thu Nov 10 14:00:00 2022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10T15:00:00">
            <text:p>Thu Nov 10 15:00:00 2022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1-10T16:00:00">
            <text:p>Thu Nov 10 16:00:00 2022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11T08:00:00">
            <text:p>Fri Nov 11 08:00:00 2022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1-11T10:00:00">
            <text:p>Fri Nov 11 10:00:00 2022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1-11T11:00:00">
            <text:p>Fri Nov 11 11:00:00 2022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11T12:00:00">
            <text:p>Fri Nov 11 12:00:00 2022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11T13:00:00">
            <text:p>Fri Nov 11 13:00:00 2022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11T14:00:00">
            <text:p>Fri Nov 11 14:00:00 2022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1-12T08:00:00">
            <text:p>Sat Nov 12 08:00:00 2022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12T09:00:00">
            <text:p>Sat Nov 12 09:00:00 2022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1-12T10:00:00">
            <text:p>Sat Nov 12 10:00:00 2022</text:p>
          </table:table-cell>
          <table:table-cell office:value-type="float" office:value="61.1667">
            <text:p>61.1667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12T11:00:00">
            <text:p>Sat Nov 12 11:00:00 2022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12T12:00:00">
            <text:p>Sat Nov 12 12:00:00 2022</text:p>
          </table:table-cell>
          <table:table-cell office:value-type="float" office:value="53.3333">
            <text:p>53.3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2T13:00:00">
            <text:p>Sat Nov 12 13:00:00 2022</text:p>
          </table:table-cell>
          <table:table-cell office:value-type="float" office:value="43.1667">
            <text:p>43.1667</text:p>
          </table:table-cell>
          <table:table-cell office:value-type="float" office:value="53.3333">
            <text:p>53.3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1-12T14:00:00">
            <text:p>Sat Nov 12 14:00:00 2022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  <table:table-cell office:value-type="float" office:value="53.3333">
            <text:p>53.3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13T08:00:00">
            <text:p>Sun Nov 13 08:00:00 2022</text:p>
          </table:table-cell>
          <table:table-cell office:value-type="float" office:value="54.3333">
            <text:p>54.3333</text:p>
          </table:table-cell>
          <table:table-cell office:value-type="float" office:value="35.6667">
            <text:p>35.6667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13T09:00:00">
            <text:p>Sun Nov 13 09:00:00 2022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35.6667">
            <text:p>35.6667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13T10:00:00">
            <text:p>Sun Nov 13 10:00:00 2022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35.6667">
            <text:p>35.6667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1-13T11:00:00">
            <text:p>Sun Nov 13 11:00:00 2022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35.6667">
            <text:p>35.6667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13T12:00:00">
            <text:p>Sun Nov 13 12:00:00 2022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35.6667">
            <text:p>35.6667</text:p>
          </table:table-cell>
          <table:table-cell office:value-type="float" office:value="27.8333">
            <text:p>27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1-13T13:00:00">
            <text:p>Sun Nov 13 13:00:00 2022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35.6667">
            <text:p>35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14T12:00:00">
            <text:p>Mon Nov 14 12:00:00 2022</text:p>
          </table:table-cell>
          <table:table-cell office:value-type="float" office:value="74.8333">
            <text:p>74.8333</text:p>
          </table:table-cell>
          <table:table-cell office:value-type="float" office:value="60.6667">
            <text:p>60.6667</text:p>
          </table:table-cell>
          <table:table-cell office:value-type="float" office:value="48.1667">
            <text:p>48.1667</text:p>
          </table:table-cell>
          <table:table-cell office:value-type="float" office:value="38.3333">
            <text:p>38.3333</text:p>
          </table:table-cell>
          <table:table-cell office:value-type="float" office:value="29.5">
            <text:p>29.5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1-14T13:00:00">
            <text:p>Mon Nov 14 13:00:00 2022</text:p>
          </table:table-cell>
          <table:table-cell office:value-type="float" office:value="79.8333">
            <text:p>79.8333</text:p>
          </table:table-cell>
          <table:table-cell office:value-type="float" office:value="74.8333">
            <text:p>74.8333</text:p>
          </table:table-cell>
          <table:table-cell office:value-type="float" office:value="60.6667">
            <text:p>60.6667</text:p>
          </table:table-cell>
          <table:table-cell office:value-type="float" office:value="48.1667">
            <text:p>48.1667</text:p>
          </table:table-cell>
          <table:table-cell office:value-type="float" office:value="38.3333">
            <text:p>38.3333</text:p>
          </table:table-cell>
          <table:table-cell office:value-type="float" office:value="29.5">
            <text:p>29.5</text:p>
          </table:table-cell>
          <table:table-cell office:value-type="float" office:value="21.0">
            <text:p>21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1-14T14:00:00">
            <text:p>Mon Nov 14 14:00:00 2022</text:p>
          </table:table-cell>
          <table:table-cell office:value-type="float" office:value="80.3333">
            <text:p>80.3333</text:p>
          </table:table-cell>
          <table:table-cell office:value-type="float" office:value="79.8333">
            <text:p>79.8333</text:p>
          </table:table-cell>
          <table:table-cell office:value-type="float" office:value="74.8333">
            <text:p>74.8333</text:p>
          </table:table-cell>
          <table:table-cell office:value-type="float" office:value="60.6667">
            <text:p>60.6667</text:p>
          </table:table-cell>
          <table:table-cell office:value-type="float" office:value="48.1667">
            <text:p>48.1667</text:p>
          </table:table-cell>
          <table:table-cell office:value-type="float" office:value="38.3333">
            <text:p>38.3333</text:p>
          </table:table-cell>
          <table:table-cell office:value-type="float" office:value="29.5">
            <text:p>29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15T11:00:00">
            <text:p>Tue Nov 15 11:00:00 2022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47.3333">
            <text:p>47.3333</text:p>
          </table:table-cell>
          <table:table-cell office:value-type="float" office:value="23.0">
            <text:p>23.0</text:p>
          </table:table-cell>
          <table:table-cell office:value-type="float" office:value="13.6667">
            <text:p>13.6667</text:p>
          </table:table-cell>
          <table:table-cell office:value-type="float" office:value="14.0">
            <text:p>14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5T12:00:00">
            <text:p>Tue Nov 15 12:00:00 2022</text:p>
          </table:table-cell>
          <table:table-cell office:value-type="float" office:value="51.5">
            <text:p>51.5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47.3333">
            <text:p>47.3333</text:p>
          </table:table-cell>
          <table:table-cell office:value-type="float" office:value="23.0">
            <text:p>23.0</text:p>
          </table:table-cell>
          <table:table-cell office:value-type="float" office:value="13.6667">
            <text:p>13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15T13:00:00">
            <text:p>Tue Nov 15 13:00:00 2022</text:p>
          </table:table-cell>
          <table:table-cell office:value-type="float" office:value="49.8333">
            <text:p>49.8333</text:p>
          </table:table-cell>
          <table:table-cell office:value-type="float" office:value="51.5">
            <text:p>51.5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47.3333">
            <text:p>47.3333</text:p>
          </table:table-cell>
          <table:table-cell office:value-type="float" office:value="23.0">
            <text:p>23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1-15T14:00:00">
            <text:p>Tue Nov 15 14:00:00 2022</text:p>
          </table:table-cell>
          <table:table-cell office:value-type="float" office:value="48.3333">
            <text:p>48.3333</text:p>
          </table:table-cell>
          <table:table-cell office:value-type="float" office:value="49.8333">
            <text:p>49.8333</text:p>
          </table:table-cell>
          <table:table-cell office:value-type="float" office:value="51.5">
            <text:p>51.5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47.3333">
            <text:p>47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1-15T15:00:00">
            <text:p>Tue Nov 15 15:00:00 2022</text:p>
          </table:table-cell>
          <table:table-cell office:value-type="float" office:value="39.3333">
            <text:p>39.3333</text:p>
          </table:table-cell>
          <table:table-cell office:value-type="float" office:value="48.3333">
            <text:p>48.3333</text:p>
          </table:table-cell>
          <table:table-cell office:value-type="float" office:value="49.8333">
            <text:p>49.8333</text:p>
          </table:table-cell>
          <table:table-cell office:value-type="float" office:value="51.5">
            <text:p>51.5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1-15T16:00:00">
            <text:p>Tue Nov 15 16:00:00 2022</text:p>
          </table:table-cell>
          <table:table-cell office:value-type="float" office:value="24.6667">
            <text:p>24.6667</text:p>
          </table:table-cell>
          <table:table-cell office:value-type="float" office:value="39.3333">
            <text:p>39.3333</text:p>
          </table:table-cell>
          <table:table-cell office:value-type="float" office:value="48.3333">
            <text:p>48.3333</text:p>
          </table:table-cell>
          <table:table-cell office:value-type="float" office:value="49.8333">
            <text:p>49.8333</text:p>
          </table:table-cell>
          <table:table-cell office:value-type="float" office:value="51.5">
            <text:p>51.5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1-16T10:00:00">
            <text:p>Wed Nov 16 10:00:00 2022</text:p>
          </table:table-cell>
          <table:table-cell office:value-type="float" office:value="66.5">
            <text:p>66.5</text:p>
          </table:table-cell>
          <table:table-cell office:value-type="float" office:value="64.3333">
            <text:p>64.3333</text:p>
          </table:table-cell>
          <table:table-cell office:value-type="float" office:value="60.5">
            <text:p>60.5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16T14:00:00">
            <text:p>Wed Nov 16 14:00:00 2022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66.5">
            <text:p>66.5</text:p>
          </table:table-cell>
          <table:table-cell office:value-type="float" office:value="64.3333">
            <text:p>64.3333</text:p>
          </table:table-cell>
          <table:table-cell office:value-type="float" office:value="60.5">
            <text:p>60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16T15:00:00">
            <text:p>Wed Nov 16 15:00:00 2022</text:p>
          </table:table-cell>
          <table:table-cell office:value-type="float" office:value="39.8333">
            <text:p>39.8333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66.5">
            <text:p>66.5</text:p>
          </table:table-cell>
          <table:table-cell office:value-type="float" office:value="64.3333">
            <text:p>64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11-16T16:00:00">
            <text:p>Wed Nov 16 16:00:00 2022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66.5">
            <text:p>66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1-16T17:00:00">
            <text:p>Wed Nov 16 17:00:00 2022</text:p>
          </table:table-cell>
          <table:table-cell office:value-type="float" office:value="46.8333">
            <text:p>46.8333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1-16T18:00:00">
            <text:p>Wed Nov 16 18:00:00 2022</text:p>
          </table:table-cell>
          <table:table-cell office:value-type="float" office:value="52.8333">
            <text:p>52.8333</text:p>
          </table:table-cell>
          <table:table-cell office:value-type="float" office:value="46.8333">
            <text:p>46.8333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2.0">
            <text:p>62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16T19:00:00">
            <text:p>Wed Nov 16 19:00:00 2022</text:p>
          </table:table-cell>
          <table:table-cell office:value-type="float" office:value="51.1667">
            <text:p>51.1667</text:p>
          </table:table-cell>
          <table:table-cell office:value-type="float" office:value="52.8333">
            <text:p>52.8333</text:p>
          </table:table-cell>
          <table:table-cell office:value-type="float" office:value="46.8333">
            <text:p>46.8333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1-16T20:00:00">
            <text:p>Wed Nov 16 20:00:00 2022</text:p>
          </table:table-cell>
          <table:table-cell office:value-type="float" office:value="52.0">
            <text:p>52.0</text:p>
          </table:table-cell>
          <table:table-cell office:value-type="float" office:value="51.1667">
            <text:p>51.1667</text:p>
          </table:table-cell>
          <table:table-cell office:value-type="float" office:value="52.8333">
            <text:p>52.8333</text:p>
          </table:table-cell>
          <table:table-cell office:value-type="float" office:value="46.8333">
            <text:p>46.8333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49.6667">
            <text:p>49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1-16T21:00:00">
            <text:p>Wed Nov 16 21:00:00 2022</text:p>
          </table:table-cell>
          <table:table-cell office:value-type="float" office:value="51.5">
            <text:p>51.5</text:p>
          </table:table-cell>
          <table:table-cell office:value-type="float" office:value="52.0">
            <text:p>52.0</text:p>
          </table:table-cell>
          <table:table-cell office:value-type="float" office:value="51.1667">
            <text:p>51.1667</text:p>
          </table:table-cell>
          <table:table-cell office:value-type="float" office:value="52.8333">
            <text:p>52.8333</text:p>
          </table:table-cell>
          <table:table-cell office:value-type="float" office:value="46.8333">
            <text:p>46.8333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16T22:00:00">
            <text:p>Wed Nov 16 22:00:00 2022</text:p>
          </table:table-cell>
          <table:table-cell office:value-type="float" office:value="47.0">
            <text:p>47.0</text:p>
          </table:table-cell>
          <table:table-cell office:value-type="float" office:value="51.5">
            <text:p>51.5</text:p>
          </table:table-cell>
          <table:table-cell office:value-type="float" office:value="52.0">
            <text:p>52.0</text:p>
          </table:table-cell>
          <table:table-cell office:value-type="float" office:value="51.1667">
            <text:p>51.1667</text:p>
          </table:table-cell>
          <table:table-cell office:value-type="float" office:value="52.8333">
            <text:p>52.8333</text:p>
          </table:table-cell>
          <table:table-cell office:value-type="float" office:value="46.8333">
            <text:p>46.8333</text:p>
          </table:table-cell>
          <table:table-cell office:value-type="float" office:value="44.3333">
            <text:p>44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16T23:00:00">
            <text:p>Wed Nov 16 23:00:00 2022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51.5">
            <text:p>51.5</text:p>
          </table:table-cell>
          <table:table-cell office:value-type="float" office:value="52.0">
            <text:p>52.0</text:p>
          </table:table-cell>
          <table:table-cell office:value-type="float" office:value="51.1667">
            <text:p>51.1667</text:p>
          </table:table-cell>
          <table:table-cell office:value-type="float" office:value="52.8333">
            <text:p>52.8333</text:p>
          </table:table-cell>
          <table:table-cell office:value-type="float" office:value="46.8333">
            <text:p>46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17T00:00:00">
            <text:p>Thu Nov 17 00:00:00 2022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51.5">
            <text:p>51.5</text:p>
          </table:table-cell>
          <table:table-cell office:value-type="float" office:value="52.0">
            <text:p>52.0</text:p>
          </table:table-cell>
          <table:table-cell office:value-type="float" office:value="51.1667">
            <text:p>51.1667</text:p>
          </table:table-cell>
          <table:table-cell office:value-type="float" office:value="52.8333">
            <text:p>52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17T01:00:00">
            <text:p>Thu Nov 17 01:00:00 2022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51.5">
            <text:p>51.5</text:p>
          </table:table-cell>
          <table:table-cell office:value-type="float" office:value="52.0">
            <text:p>52.0</text:p>
          </table:table-cell>
          <table:table-cell office:value-type="float" office:value="51.1667">
            <text:p>51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7T02:00:00">
            <text:p>Thu Nov 17 02:00:00 2022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51.5">
            <text:p>51.5</text:p>
          </table:table-cell>
          <table:table-cell office:value-type="float" office:value="52.0">
            <text:p>52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1-17T03:00:00">
            <text:p>Thu Nov 17 03:00:00 2022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51.5">
            <text:p>51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1-17T04:00:00">
            <text:p>Thu Nov 17 04:00:00 2022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1-17T06:00:00">
            <text:p>Thu Nov 17 06:00:00 2022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1-17T07:00:00">
            <text:p>Thu Nov 17 07:00:00 2022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17T08:00:00">
            <text:p>Thu Nov 17 08:00:00 2022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17T09:00:00">
            <text:p>Thu Nov 17 09:00:00 2022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17T10:00:00">
            <text:p>Thu Nov 17 10:00:00 2022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1-17T11:00:00">
            <text:p>Thu Nov 17 11:00:00 2022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1-17T12:00:00">
            <text:p>Thu Nov 17 12:00:00 2022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1-17T13:00:00">
            <text:p>Thu Nov 17 13:00:00 2022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1-17T14:00:00">
            <text:p>Thu Nov 17 14:00:00 2022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17T15:00:00">
            <text:p>Thu Nov 17 15:00:00 2022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1-17T16:00:00">
            <text:p>Thu Nov 17 16:00:00 2022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18T12:00:00">
            <text:p>Fri Nov 18 12:00:00 2022</text:p>
          </table:table-cell>
          <table:table-cell office:value-type="float" office:value="53.0">
            <text:p>53.0</text:p>
          </table:table-cell>
          <table:table-cell office:value-type="float" office:value="58.6667">
            <text:p>58.6667</text:p>
          </table:table-cell>
          <table:table-cell office:value-type="float" office:value="56.0">
            <text:p>56.0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8T13:00:00">
            <text:p>Fri Nov 18 13:00:00 2022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8.6667">
            <text:p>58.6667</text:p>
          </table:table-cell>
          <table:table-cell office:value-type="float" office:value="56.0">
            <text:p>56.0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49.0">
            <text:p>49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1-18T14:00:00">
            <text:p>Fri Nov 18 14:00:00 2022</text:p>
          </table:table-cell>
          <table:table-cell office:value-type="float" office:value="45.0">
            <text:p>45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8.6667">
            <text:p>58.6667</text:p>
          </table:table-cell>
          <table:table-cell office:value-type="float" office:value="56.0">
            <text:p>56.0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1-18T15:00:00">
            <text:p>Fri Nov 18 15:00:00 2022</text:p>
          </table:table-cell>
          <table:table-cell office:value-type="float" office:value="47.6667">
            <text:p>47.6667</text:p>
          </table:table-cell>
          <table:table-cell office:value-type="float" office:value="45.0">
            <text:p>45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8.6667">
            <text:p>58.6667</text:p>
          </table:table-cell>
          <table:table-cell office:value-type="float" office:value="56.0">
            <text:p>56.0</text:p>
          </table:table-cell>
          <table:table-cell office:value-type="float" office:value="56.8333">
            <text:p>56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1-18T16:00:00">
            <text:p>Fri Nov 18 16:00:00 2022</text:p>
          </table:table-cell>
          <table:table-cell office:value-type="float" office:value="43.0">
            <text:p>43.0</text:p>
          </table:table-cell>
          <table:table-cell office:value-type="float" office:value="47.6667">
            <text:p>47.6667</text:p>
          </table:table-cell>
          <table:table-cell office:value-type="float" office:value="45.0">
            <text:p>45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8.6667">
            <text:p>58.6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18T17:00:00">
            <text:p>Fri Nov 18 17:00:00 2022</text:p>
          </table:table-cell>
          <table:table-cell office:value-type="float" office:value="36.8333">
            <text:p>36.8333</text:p>
          </table:table-cell>
          <table:table-cell office:value-type="float" office:value="43.0">
            <text:p>43.0</text:p>
          </table:table-cell>
          <table:table-cell office:value-type="float" office:value="47.6667">
            <text:p>47.6667</text:p>
          </table:table-cell>
          <table:table-cell office:value-type="float" office:value="45.0">
            <text:p>45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8.6667">
            <text:p>58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11-21T07:00:00">
            <text:p>Mon Nov 21 07:00:00 2022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5.8333">
            <text:p>5.8333</text:p>
          </table:table-cell>
          <table:table-cell office:value-type="float" office:value="13.1667">
            <text:p>13.1667</text:p>
          </table:table-cell>
          <table:table-cell office:value-type="float" office:value="11.5">
            <text:p>11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8:00:00">
            <text:p>Mon Nov 21 08:00:00 2022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5.8333">
            <text:p>5.8333</text:p>
          </table:table-cell>
          <table:table-cell office:value-type="float" office:value="13.1667">
            <text:p>13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9:00:00">
            <text:p>Mon Nov 21 09:00:00 2022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5.8333">
            <text:p>5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21T10:00:00">
            <text:p>Mon Nov 21 10:00:00 2022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21T11:00:00">
            <text:p>Mon Nov 21 11:00:00 2022</text:p>
          </table:table-cell>
          <table:table-cell office:value-type="float" office:value="67.3333">
            <text:p>67.3333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21T12:00:00">
            <text:p>Mon Nov 21 12:00:00 2022</text:p>
          </table:table-cell>
          <table:table-cell office:value-type="float" office:value="59.5">
            <text:p>59.5</text:p>
          </table:table-cell>
          <table:table-cell office:value-type="float" office:value="67.3333">
            <text:p>67.3333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21T13:00:00">
            <text:p>Mon Nov 21 13:00:00 2022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67.3333">
            <text:p>67.3333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21T14:00:00">
            <text:p>Mon Nov 21 14:00:00 2022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67.3333">
            <text:p>67.3333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21T15:00:00">
            <text:p>Mon Nov 21 15:00:00 2022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67.3333">
            <text:p>67.3333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1-21T16:00:00">
            <text:p>Mon Nov 21 16:00:00 2022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67.3333">
            <text:p>67.3333</text:p>
          </table:table-cell>
          <table:table-cell office:value-type="float" office:value="68.1667">
            <text:p>68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21T17:00:00">
            <text:p>Mon Nov 21 17:00:00 2022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67.3333">
            <text:p>67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1-22T10:00:00">
            <text:p>Tue Nov 22 10:00:00 2022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22T11:00:00">
            <text:p>Tue Nov 22 11:00:00 2022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1-22T12:00:00">
            <text:p>Tue Nov 22 12:00:00 2022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2T13:00:00">
            <text:p>Tue Nov 22 13:00:00 2022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22T14:00:00">
            <text:p>Tue Nov 22 14:00:00 2022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2T15:00:00">
            <text:p>Tue Nov 22 15:00:00 2022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1-22T16:00:00">
            <text:p>Tue Nov 22 16:00:00 2022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22T17:00:00">
            <text:p>Tue Nov 22 17:00:00 2022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1-23T15:00:00">
            <text:p>Wed Nov 23 15:00:00 2022</text:p>
          </table:table-cell>
          <table:table-cell office:value-type="float" office:value="53.3333">
            <text:p>53.3333</text:p>
          </table:table-cell>
          <table:table-cell office:value-type="float" office:value="52.1667">
            <text:p>52.1667</text:p>
          </table:table-cell>
          <table:table-cell office:value-type="float" office:value="58.1667">
            <text:p>58.1667</text:p>
          </table:table-cell>
          <table:table-cell office:value-type="float" office:value="48.1667">
            <text:p>48.1667</text:p>
          </table:table-cell>
          <table:table-cell office:value-type="float" office:value="45.8333">
            <text:p>45.8333</text:p>
          </table:table-cell>
          <table:table-cell office:value-type="float" office:value="43.1667">
            <text:p>43.1667</text:p>
          </table:table-cell>
          <table:table-cell office:value-type="float" office:value="45.1667">
            <text:p>45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1-23T16:00:00">
            <text:p>Wed Nov 23 16:00:00 2022</text:p>
          </table:table-cell>
          <table:table-cell office:value-type="float" office:value="56.1667">
            <text:p>56.1667</text:p>
          </table:table-cell>
          <table:table-cell office:value-type="float" office:value="53.3333">
            <text:p>53.3333</text:p>
          </table:table-cell>
          <table:table-cell office:value-type="float" office:value="52.1667">
            <text:p>52.1667</text:p>
          </table:table-cell>
          <table:table-cell office:value-type="float" office:value="58.1667">
            <text:p>58.1667</text:p>
          </table:table-cell>
          <table:table-cell office:value-type="float" office:value="48.1667">
            <text:p>48.1667</text:p>
          </table:table-cell>
          <table:table-cell office:value-type="float" office:value="45.8333">
            <text:p>45.8333</text:p>
          </table:table-cell>
          <table:table-cell office:value-type="float" office:value="43.1667">
            <text:p>43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23T18:00:00">
            <text:p>Wed Nov 23 18:00:00 2022</text:p>
          </table:table-cell>
          <table:table-cell office:value-type="float" office:value="49.5">
            <text:p>49.5</text:p>
          </table:table-cell>
          <table:table-cell office:value-type="float" office:value="54.5">
            <text:p>54.5</text:p>
          </table:table-cell>
          <table:table-cell office:value-type="float" office:value="56.1667">
            <text:p>56.1667</text:p>
          </table:table-cell>
          <table:table-cell office:value-type="float" office:value="53.3333">
            <text:p>53.3333</text:p>
          </table:table-cell>
          <table:table-cell office:value-type="float" office:value="52.1667">
            <text:p>52.1667</text:p>
          </table:table-cell>
          <table:table-cell office:value-type="float" office:value="58.1667">
            <text:p>58.1667</text:p>
          </table:table-cell>
          <table:table-cell office:value-type="float" office:value="48.1667">
            <text:p>48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23T19:00:00">
            <text:p>Wed Nov 23 19:00:00 2022</text:p>
          </table:table-cell>
          <table:table-cell office:value-type="float" office:value="41.6667">
            <text:p>41.6667</text:p>
          </table:table-cell>
          <table:table-cell office:value-type="float" office:value="49.5">
            <text:p>49.5</text:p>
          </table:table-cell>
          <table:table-cell office:value-type="float" office:value="54.5">
            <text:p>54.5</text:p>
          </table:table-cell>
          <table:table-cell office:value-type="float" office:value="56.1667">
            <text:p>56.1667</text:p>
          </table:table-cell>
          <table:table-cell office:value-type="float" office:value="53.3333">
            <text:p>53.3333</text:p>
          </table:table-cell>
          <table:table-cell office:value-type="float" office:value="52.1667">
            <text:p>52.1667</text:p>
          </table:table-cell>
          <table:table-cell office:value-type="float" office:value="58.1667">
            <text:p>58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1-23T20:00:00">
            <text:p>Wed Nov 23 20:00:00 2022</text:p>
          </table:table-cell>
          <table:table-cell office:value-type="float" office:value="37.1667">
            <text:p>37.1667</text:p>
          </table:table-cell>
          <table:table-cell office:value-type="float" office:value="41.6667">
            <text:p>41.6667</text:p>
          </table:table-cell>
          <table:table-cell office:value-type="float" office:value="49.5">
            <text:p>49.5</text:p>
          </table:table-cell>
          <table:table-cell office:value-type="float" office:value="54.5">
            <text:p>54.5</text:p>
          </table:table-cell>
          <table:table-cell office:value-type="float" office:value="56.1667">
            <text:p>56.1667</text:p>
          </table:table-cell>
          <table:table-cell office:value-type="float" office:value="53.3333">
            <text:p>53.3333</text:p>
          </table:table-cell>
          <table:table-cell office:value-type="float" office:value="52.1667">
            <text:p>52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4T09:00:00">
            <text:p>Thu Nov 24 09:00:00 2022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11.8333">
            <text:p>11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1-24T10:00:00">
            <text:p>Thu Nov 24 10:00:00 2022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24T11:00:00">
            <text:p>Thu Nov 24 11:00:00 2022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1-24T12:00:00">
            <text:p>Thu Nov 24 12:00:00 2022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24T13:00:00">
            <text:p>Thu Nov 24 13:00:00 2022</text:p>
          </table:table-cell>
          <table:table-cell office:value-type="float" office:value="37.6667">
            <text:p>37.6667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24T14:00:00">
            <text:p>Thu Nov 24 14:00:00 2022</text:p>
          </table:table-cell>
          <table:table-cell office:value-type="float" office:value="31.0">
            <text:p>31.0</text:p>
          </table:table-cell>
          <table:table-cell office:value-type="float" office:value="37.6667">
            <text:p>37.6667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1-24T15:00:00">
            <text:p>Thu Nov 24 15:00:00 2022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7.6667">
            <text:p>37.6667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1-24T16:00:00">
            <text:p>Thu Nov 24 16:00:00 2022</text:p>
          </table:table-cell>
          <table:table-cell office:value-type="float" office:value="31.0">
            <text:p>31.0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7.6667">
            <text:p>37.6667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4T17:00:00">
            <text:p>Thu Nov 24 17:00:00 2022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7.6667">
            <text:p>37.6667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4T18:00:00">
            <text:p>Thu Nov 24 18:00:00 2022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7.6667">
            <text:p>37.6667</text:p>
          </table:table-cell>
          <table:table-cell office:value-type="float" office:value="43.5">
            <text:p>43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24T19:00:00">
            <text:p>Thu Nov 24 19:00:00 2022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7.6667">
            <text:p>37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25T02:00:00">
            <text:p>Fri Nov 25 02:00:00 2022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25T03:00:00">
            <text:p>Fri Nov 25 03:00:00 2022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1-25T05:00:00">
            <text:p>Fri Nov 25 05:00:00 2022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25T06:00:00">
            <text:p>Fri Nov 25 06:00:00 2022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25T07:00:00">
            <text:p>Fri Nov 25 07:00:00 2022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25T08:00:00">
            <text:p>Fri Nov 25 08:00:00 2022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1-25T09:00:00">
            <text:p>Fri Nov 25 09:00:00 2022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1-25T11:00:00">
            <text:p>Fri Nov 25 11:00:00 2022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1-25T12:00:00">
            <text:p>Fri Nov 25 12:00:00 2022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5T13:00:00">
            <text:p>Fri Nov 25 13:00:00 2022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25T14:00:00">
            <text:p>Fri Nov 25 14:00:00 2022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25T15:00:00">
            <text:p>Fri Nov 25 15:00:00 2022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25T16:00:00">
            <text:p>Fri Nov 25 16:00:00 2022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1-25T17:00:00">
            <text:p>Fri Nov 25 17:00:00 2022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1-26T11:00:00">
            <text:p>Sat Nov 26 11:00:00 2022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26T12:00:00">
            <text:p>Sat Nov 26 12:00:00 2022</text:p>
          </table:table-cell>
          <table:table-cell office:value-type="float" office:value="56.1667">
            <text:p>56.1667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6T13:00:00">
            <text:p>Sat Nov 26 13:00:00 2022</text:p>
          </table:table-cell>
          <table:table-cell office:value-type="float" office:value="30.8333">
            <text:p>30.8333</text:p>
          </table:table-cell>
          <table:table-cell office:value-type="float" office:value="56.1667">
            <text:p>56.1667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6T14:00:00">
            <text:p>Sat Nov 26 14:00:00 2022</text:p>
          </table:table-cell>
          <table:table-cell office:value-type="float" office:value="10.0">
            <text:p>10.0</text:p>
          </table:table-cell>
          <table:table-cell office:value-type="float" office:value="30.8333">
            <text:p>30.8333</text:p>
          </table:table-cell>
          <table:table-cell office:value-type="float" office:value="56.1667">
            <text:p>56.1667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26T20:00:00">
            <text:p>Sat Nov 26 20:00:00 2022</text:p>
          </table:table-cell>
          <table:table-cell office:value-type="float" office:value="52.8333">
            <text:p>52.8333</text:p>
          </table:table-cell>
          <table:table-cell office:value-type="float" office:value="50.5">
            <text:p>50.5</text:p>
          </table:table-cell>
          <table:table-cell office:value-type="float" office:value="45.3333">
            <text:p>45.3333</text:p>
          </table:table-cell>
          <table:table-cell office:value-type="float" office:value="40.5">
            <text:p>40.5</text:p>
          </table:table-cell>
          <table:table-cell office:value-type="float" office:value="31.0">
            <text:p>31.0</text:p>
          </table:table-cell>
          <table:table-cell office:value-type="float" office:value="25.3333">
            <text:p>25.3333</text:p>
          </table:table-cell>
          <table:table-cell office:value-type="float" office:value="10.0">
            <text:p>10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26T21:00:00">
            <text:p>Sat Nov 26 21:00:00 2022</text:p>
          </table:table-cell>
          <table:table-cell office:value-type="float" office:value="53.0">
            <text:p>53.0</text:p>
          </table:table-cell>
          <table:table-cell office:value-type="float" office:value="52.8333">
            <text:p>52.8333</text:p>
          </table:table-cell>
          <table:table-cell office:value-type="float" office:value="50.5">
            <text:p>50.5</text:p>
          </table:table-cell>
          <table:table-cell office:value-type="float" office:value="45.3333">
            <text:p>45.3333</text:p>
          </table:table-cell>
          <table:table-cell office:value-type="float" office:value="40.5">
            <text:p>40.5</text:p>
          </table:table-cell>
          <table:table-cell office:value-type="float" office:value="31.0">
            <text:p>31.0</text:p>
          </table:table-cell>
          <table:table-cell office:value-type="float" office:value="25.3333">
            <text:p>25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1-26T22:00:00">
            <text:p>Sat Nov 26 22:00:00 2022</text:p>
          </table:table-cell>
          <table:table-cell office:value-type="float" office:value="53.8333">
            <text:p>53.8333</text:p>
          </table:table-cell>
          <table:table-cell office:value-type="float" office:value="53.0">
            <text:p>53.0</text:p>
          </table:table-cell>
          <table:table-cell office:value-type="float" office:value="52.8333">
            <text:p>52.8333</text:p>
          </table:table-cell>
          <table:table-cell office:value-type="float" office:value="50.5">
            <text:p>50.5</text:p>
          </table:table-cell>
          <table:table-cell office:value-type="float" office:value="45.3333">
            <text:p>45.3333</text:p>
          </table:table-cell>
          <table:table-cell office:value-type="float" office:value="40.5">
            <text:p>40.5</text:p>
          </table:table-cell>
          <table:table-cell office:value-type="float" office:value="31.0">
            <text:p>31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1-26T23:00:00">
            <text:p>Sat Nov 26 23:00:00 2022</text:p>
          </table:table-cell>
          <table:table-cell office:value-type="float" office:value="50.6667">
            <text:p>50.6667</text:p>
          </table:table-cell>
          <table:table-cell office:value-type="float" office:value="53.8333">
            <text:p>53.8333</text:p>
          </table:table-cell>
          <table:table-cell office:value-type="float" office:value="53.0">
            <text:p>53.0</text:p>
          </table:table-cell>
          <table:table-cell office:value-type="float" office:value="52.8333">
            <text:p>52.8333</text:p>
          </table:table-cell>
          <table:table-cell office:value-type="float" office:value="50.5">
            <text:p>50.5</text:p>
          </table:table-cell>
          <table:table-cell office:value-type="float" office:value="45.3333">
            <text:p>45.3333</text:p>
          </table:table-cell>
          <table:table-cell office:value-type="float" office:value="40.5">
            <text:p>40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1-27T05:00:00">
            <text:p>Sun Nov 27 05:00:00 2022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45.5">
            <text:p>45.5</text:p>
          </table:table-cell>
          <table:table-cell office:value-type="float" office:value="49.1667">
            <text:p>49.1667</text:p>
          </table:table-cell>
          <table:table-cell office:value-type="float" office:value="50.6667">
            <text:p>50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1-27T06:00:00">
            <text:p>Sun Nov 27 06:00:00 2022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45.5">
            <text:p>45.5</text:p>
          </table:table-cell>
          <table:table-cell office:value-type="float" office:value="49.1667">
            <text:p>49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1-27T07:00:00">
            <text:p>Sun Nov 27 07:00:00 2022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45.5">
            <text:p>45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1-27T08:00:00">
            <text:p>Sun Nov 27 08:00:00 2022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27T09:00:00">
            <text:p>Sun Nov 27 09:00:00 2022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27T10:00:00">
            <text:p>Sun Nov 27 10:00:00 2022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7T11:00:00">
            <text:p>Sun Nov 27 11:00:00 2022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1-27T12:00:00">
            <text:p>Sun Nov 27 12:00:00 2022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27T13:00:00">
            <text:p>Sun Nov 27 13:00:00 2022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1-27T14:00:00">
            <text:p>Sun Nov 27 14:00:00 2022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27T15:00:00">
            <text:p>Sun Nov 27 15:00:00 2022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1-27T16:00:00">
            <text:p>Sun Nov 27 16:00:00 2022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08:00:00">
            <text:p>Mon Nov 28 08:00:00 2022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1-28T14:00:00">
            <text:p>Mon Nov 28 14:00:00 2022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1-28T15:00:00">
            <text:p>Mon Nov 28 15:00:00 2022</text:p>
          </table:table-cell>
          <table:table-cell office:value-type="float" office:value="65.5">
            <text:p>65.5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1-29T14:00:00">
            <text:p>Tue Nov 29 14:00:00 2022</text:p>
          </table:table-cell>
          <table:table-cell office:value-type="float" office:value="38.8333">
            <text:p>38.8333</text:p>
          </table:table-cell>
          <table:table-cell office:value-type="float" office:value="51.8333">
            <text:p>51.8333</text:p>
          </table:table-cell>
          <table:table-cell office:value-type="float" office:value="62.5">
            <text:p>62.5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1-30T01:00:00">
            <text:p>Wed Nov 30 01:00:00 2022</text:p>
          </table:table-cell>
          <table:table-cell office:value-type="float" office:value="23.6667">
            <text:p>23.6667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23.8333">
            <text:p>23.8333</text:p>
          </table:table-cell>
          <table:table-cell office:value-type="float" office:value="28.5">
            <text:p>28.5</text:p>
          </table:table-cell>
          <table:table-cell office:value-type="float" office:value="46.1667">
            <text:p>46.1667</text:p>
          </table:table-cell>
          <table:table-cell office:value-type="float" office:value="45.3333">
            <text:p>45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1-30T08:00:00">
            <text:p>Wed Nov 30 08:00:00 2022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1-30T09:00:00">
            <text:p>Wed Nov 30 09:00:00 2022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30T10:00:00">
            <text:p>Wed Nov 30 10:00:00 2022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30T11:00:00">
            <text:p>Wed Nov 30 11:00:00 2022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1-30T12:00:00">
            <text:p>Wed Nov 30 12:00:00 2022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1-30T13:00:00">
            <text:p>Wed Nov 30 13:00:00 2022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30T14:00:00">
            <text:p>Wed Nov 30 14:00:00 2022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1-30T15:00:00">
            <text:p>Wed Nov 30 15:00:00 2022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2-01T01:00:00">
            <text:p>Thu Dec  1 01:00:00 2022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01T02:00:00">
            <text:p>Thu Dec  1 02:00:00 2022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2-01T08:00:00">
            <text:p>Thu Dec  1 08:00:00 2022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2-01T09:00:00">
            <text:p>Thu Dec  1 09:00:00 2022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01T10:00:00">
            <text:p>Thu Dec  1 10:00:00 2022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1T11:00:00">
            <text:p>Thu Dec  1 11:00:00 2022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2-01T12:00:00">
            <text:p>Thu Dec  1 12:00:00 2022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01T13:00:00">
            <text:p>Thu Dec  1 13:00:00 2022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2-01T14:00:00">
            <text:p>Thu Dec  1 14:00:00 2022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01T15:00:00">
            <text:p>Thu Dec  1 15:00:00 2022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01T16:00:00">
            <text:p>Thu Dec  1 16:00:00 2022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01T17:00:00">
            <text:p>Thu Dec  1 17:00:00 2022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01T19:00:00">
            <text:p>Thu Dec  1 19:00:00 2022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01T23:00:00">
            <text:p>Thu Dec  1 23:00:00 2022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2T00:00:00">
            <text:p>Fri Dec  2 00:00:00 2022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2T03:00:00">
            <text:p>Fri Dec  2 03:00:00 2022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05:00:00">
            <text:p>Fri Dec  2 05:00:00 2022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06:00:00">
            <text:p>Fri Dec  2 06:00:00 2022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02T07:00:00">
            <text:p>Fri Dec  2 07:00:00 2022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2-02T08:00:00">
            <text:p>Fri Dec  2 08:00:00 2022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02T09:00:00">
            <text:p>Fri Dec  2 09:00:00 2022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2T10:00:00">
            <text:p>Fri Dec  2 10:00:00 2022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02T11:00:00">
            <text:p>Fri Dec  2 11:00:00 2022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2-02T12:00:00">
            <text:p>Fri Dec  2 12:00:00 2022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02T13:00:00">
            <text:p>Fri Dec  2 13:00:00 2022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02T14:00:00">
            <text:p>Fri Dec  2 14:00:00 2022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02T15:00:00">
            <text:p>Fri Dec  2 15:00:00 2022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2T16:00:00">
            <text:p>Fri Dec  2 16:00:00 2022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2-03T07:00:00">
            <text:p>Sat Dec  3 07:00:00 2022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03T08:00:00">
            <text:p>Sat Dec  3 08:00:00 2022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03T09:00:00">
            <text:p>Sat Dec  3 09:00:00 2022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3T10:00:00">
            <text:p>Sat Dec  3 10:00:00 2022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12-03T11:00:00">
            <text:p>Sat Dec  3 11:00:00 2022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03T12:00:00">
            <text:p>Sat Dec  3 12:00:00 2022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2-03T13:00:00">
            <text:p>Sat Dec  3 13:00:00 2022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03T14:00:00">
            <text:p>Sat Dec  3 14:00:00 2022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03T15:00:00">
            <text:p>Sat Dec  3 15:00:00 2022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04T12:00:00">
            <text:p>Sun Dec  4 12:00:00 2022</text:p>
          </table:table-cell>
          <table:table-cell office:value-type="float" office:value="32.6667">
            <text:p>32.6667</text:p>
          </table:table-cell>
          <table:table-cell office:value-type="float" office:value="48.8333">
            <text:p>48.8333</text:p>
          </table:table-cell>
          <table:table-cell office:value-type="float" office:value="51.0">
            <text:p>51.0</text:p>
          </table:table-cell>
          <table:table-cell office:value-type="float" office:value="48.3333">
            <text:p>48.3333</text:p>
          </table:table-cell>
          <table:table-cell office:value-type="float" office:value="36.6667">
            <text:p>36.6667</text:p>
          </table:table-cell>
          <table:table-cell office:value-type="float" office:value="28.5">
            <text:p>28.5</text:p>
          </table:table-cell>
          <table:table-cell office:value-type="float" office:value="23.8333">
            <text:p>23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5T08:00:00">
            <text:p>Mon Dec  5 08:00:00 2022</text:p>
          </table:table-cell>
          <table:table-cell office:value-type="float" office:value="47.0">
            <text:p>47.0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32.3333">
            <text:p>32.3333</text:p>
          </table:table-cell>
          <table:table-cell office:value-type="float" office:value="24.1667">
            <text:p>24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05T09:00:00">
            <text:p>Mon Dec  5 09:00:00 2022</text:p>
          </table:table-cell>
          <table:table-cell office:value-type="float" office:value="60.5">
            <text:p>60.5</text:p>
          </table:table-cell>
          <table:table-cell office:value-type="float" office:value="47.0">
            <text:p>47.0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32.3333">
            <text:p>32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2-05T21:00:00">
            <text:p>Mon Dec  5 21:00:00 2022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20.6667">
            <text:p>20.6667</text:p>
          </table:table-cell>
          <table:table-cell office:value-type="float" office:value="12.3333">
            <text:p>12.3333</text:p>
          </table:table-cell>
          <table:table-cell office:value-type="float" office:value="24.1667">
            <text:p>24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06T00:00:00">
            <text:p>Tue Dec  6 00:00:00 2022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06T04:00:00">
            <text:p>Tue Dec  6 04:00:00 2022</text:p>
          </table:table-cell>
          <table:table-cell office:value-type="float" office:value="40.0">
            <text:p>40.0</text:p>
          </table:table-cell>
          <table:table-cell office:value-type="float" office:value="18.5">
            <text:p>18.5</text:p>
          </table:table-cell>
          <table:table-cell office:value-type="float" office:value="23.0">
            <text:p>23.0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06T05:00:00">
            <text:p>Tue Dec  6 05:00:00 2022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  <table:table-cell office:value-type="float" office:value="18.5">
            <text:p>18.5</text:p>
          </table:table-cell>
          <table:table-cell office:value-type="float" office:value="23.0">
            <text:p>23.0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6T06:00:00">
            <text:p>Tue Dec  6 06:00:00 2022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  <table:table-cell office:value-type="float" office:value="18.5">
            <text:p>18.5</text:p>
          </table:table-cell>
          <table:table-cell office:value-type="float" office:value="23.0">
            <text:p>23.0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2-06T07:00:00">
            <text:p>Tue Dec  6 07:00:00 2022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  <table:table-cell office:value-type="float" office:value="18.5">
            <text:p>18.5</text:p>
          </table:table-cell>
          <table:table-cell office:value-type="float" office:value="23.0">
            <text:p>23.0</text:p>
          </table:table-cell>
          <table:table-cell office:value-type="float" office:value="29.8333">
            <text:p>29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2-06T08:00:00">
            <text:p>Tue Dec  6 08:00:00 2022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  <table:table-cell office:value-type="float" office:value="18.5">
            <text:p>18.5</text:p>
          </table:table-cell>
          <table:table-cell office:value-type="float" office:value="23.0">
            <text:p>23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06T09:00:00">
            <text:p>Tue Dec  6 09:00:00 2022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  <table:table-cell office:value-type="float" office:value="18.5">
            <text:p>18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6T10:00:00">
            <text:p>Tue Dec  6 10:00:00 2022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6T11:00:00">
            <text:p>Tue Dec  6 11:00:00 2022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06T12:00:00">
            <text:p>Tue Dec  6 12:00:00 2022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06T13:00:00">
            <text:p>Tue Dec  6 13:00:00 2022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2-06T14:00:00">
            <text:p>Tue Dec  6 14:00:00 2022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2-06T15:00:00">
            <text:p>Tue Dec  6 15:00:00 2022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2-07T08:00:00">
            <text:p>Wed Dec  7 08:00:00 2022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07T09:00:00">
            <text:p>Wed Dec  7 09:00:00 2022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07T10:00:00">
            <text:p>Wed Dec  7 10:00:00 2022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07T11:00:00">
            <text:p>Wed Dec  7 11:00:00 2022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07T12:00:00">
            <text:p>Wed Dec  7 12:00:00 2022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07T13:00:00">
            <text:p>Wed Dec  7 13:00:00 2022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2-07T14:00:00">
            <text:p>Wed Dec  7 14:00:00 2022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2-07T15:00:00">
            <text:p>Wed Dec  7 15:00:00 2022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7T16:00:00">
            <text:p>Wed Dec  7 16:00:00 2022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2-08T02:00:00">
            <text:p>Thu Dec  8 02:00:00 2022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2-08T03:00:00">
            <text:p>Thu Dec  8 03:00:00 2022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08T04:00:00">
            <text:p>Thu Dec  8 04:00:00 2022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2-08T05:00:00">
            <text:p>Thu Dec  8 05:00:00 2022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2-15T21:00:00">
            <text:p>Thu Dec 15 21:00:00 2022</text:p>
          </table:table-cell>
          <table:table-cell office:value-type="float" office:value="61.3333">
            <text:p>61.3333</text:p>
          </table:table-cell>
          <table:table-cell office:value-type="float" office:value="56.0">
            <text:p>56.0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15T22:00:00">
            <text:p>Thu Dec 15 22:00:00 2022</text:p>
          </table:table-cell>
          <table:table-cell office:value-type="float" office:value="57.6667">
            <text:p>57.6667</text:p>
          </table:table-cell>
          <table:table-cell office:value-type="float" office:value="61.3333">
            <text:p>61.3333</text:p>
          </table:table-cell>
          <table:table-cell office:value-type="float" office:value="56.0">
            <text:p>56.0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15T23:00:00">
            <text:p>Thu Dec 15 23:00:00 2022</text:p>
          </table:table-cell>
          <table:table-cell office:value-type="float" office:value="54.1667">
            <text:p>54.1667</text:p>
          </table:table-cell>
          <table:table-cell office:value-type="float" office:value="57.6667">
            <text:p>57.6667</text:p>
          </table:table-cell>
          <table:table-cell office:value-type="float" office:value="61.3333">
            <text:p>61.3333</text:p>
          </table:table-cell>
          <table:table-cell office:value-type="float" office:value="56.0">
            <text:p>56.0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16T07:00:00">
            <text:p>Fri Dec 16 07:00:00 2022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13.5">
            <text:p>13.5</text:p>
          </table:table-cell>
          <table:table-cell office:value-type="float" office:value="29.1667">
            <text:p>29.1667</text:p>
          </table:table-cell>
          <table:table-cell office:value-type="float" office:value="46.6667">
            <text:p>46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16T08:00:00">
            <text:p>Fri Dec 16 08:00:00 2022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13.5">
            <text:p>13.5</text:p>
          </table:table-cell>
          <table:table-cell office:value-type="float" office:value="29.1667">
            <text:p>29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6T09:00:00">
            <text:p>Fri Dec 16 09:00:00 2022</text:p>
          </table:table-cell>
          <table:table-cell office:value-type="float" office:value="66.3333">
            <text:p>66.3333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13.5">
            <text:p>13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16T10:00:00">
            <text:p>Fri Dec 16 10:00:00 2022</text:p>
          </table:table-cell>
          <table:table-cell office:value-type="float" office:value="62.0">
            <text:p>62.0</text:p>
          </table:table-cell>
          <table:table-cell office:value-type="float" office:value="66.3333">
            <text:p>66.3333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6T11:00:00">
            <text:p>Fri Dec 16 11:00:00 2022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6.3333">
            <text:p>66.3333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16T12:00:00">
            <text:p>Fri Dec 16 12:00:00 2022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6.3333">
            <text:p>66.3333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2-16T13:00:00">
            <text:p>Fri Dec 16 13:00:00 2022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6.3333">
            <text:p>66.3333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2-16T14:00:00">
            <text:p>Fri Dec 16 14:00:00 2022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6.3333">
            <text:p>66.3333</text:p>
          </table:table-cell>
          <table:table-cell office:value-type="float" office:value="51.6667">
            <text:p>51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16T15:00:00">
            <text:p>Fri Dec 16 15:00:00 2022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6.3333">
            <text:p>66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2-16T16:00:00">
            <text:p>Fri Dec 16 16:00:00 2022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2-17T09:00:00">
            <text:p>Sat Dec 17 09:00:00 2022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7T10:00:00">
            <text:p>Sat Dec 17 10:00:00 2022</text:p>
          </table:table-cell>
          <table:table-cell office:value-type="float" office:value="58.5">
            <text:p>58.5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17T11:00:00">
            <text:p>Sat Dec 17 11:00:00 2022</text:p>
          </table:table-cell>
          <table:table-cell office:value-type="float" office:value="57.1667">
            <text:p>57.1667</text:p>
          </table:table-cell>
          <table:table-cell office:value-type="float" office:value="58.5">
            <text:p>58.5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17T12:00:00">
            <text:p>Sat Dec 17 12:00:00 2022</text:p>
          </table:table-cell>
          <table:table-cell office:value-type="float" office:value="49.3333">
            <text:p>49.3333</text:p>
          </table:table-cell>
          <table:table-cell office:value-type="float" office:value="57.1667">
            <text:p>57.1667</text:p>
          </table:table-cell>
          <table:table-cell office:value-type="float" office:value="58.5">
            <text:p>58.5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2-17T13:00:00">
            <text:p>Sat Dec 17 13:00:00 2022</text:p>
          </table:table-cell>
          <table:table-cell office:value-type="float" office:value="43.1667">
            <text:p>43.1667</text:p>
          </table:table-cell>
          <table:table-cell office:value-type="float" office:value="49.3333">
            <text:p>49.3333</text:p>
          </table:table-cell>
          <table:table-cell office:value-type="float" office:value="57.1667">
            <text:p>57.1667</text:p>
          </table:table-cell>
          <table:table-cell office:value-type="float" office:value="58.5">
            <text:p>58.5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17T14:00:00">
            <text:p>Sat Dec 17 14:00:00 2022</text:p>
          </table:table-cell>
          <table:table-cell office:value-type="float" office:value="34.1667">
            <text:p>34.1667</text:p>
          </table:table-cell>
          <table:table-cell office:value-type="float" office:value="43.1667">
            <text:p>43.1667</text:p>
          </table:table-cell>
          <table:table-cell office:value-type="float" office:value="49.3333">
            <text:p>49.3333</text:p>
          </table:table-cell>
          <table:table-cell office:value-type="float" office:value="57.1667">
            <text:p>57.1667</text:p>
          </table:table-cell>
          <table:table-cell office:value-type="float" office:value="58.5">
            <text:p>58.5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7T15:00:00">
            <text:p>Sat Dec 17 15:00:00 2022</text:p>
          </table:table-cell>
          <table:table-cell office:value-type="float" office:value="29.8333">
            <text:p>29.8333</text:p>
          </table:table-cell>
          <table:table-cell office:value-type="float" office:value="34.1667">
            <text:p>34.1667</text:p>
          </table:table-cell>
          <table:table-cell office:value-type="float" office:value="43.1667">
            <text:p>43.1667</text:p>
          </table:table-cell>
          <table:table-cell office:value-type="float" office:value="49.3333">
            <text:p>49.3333</text:p>
          </table:table-cell>
          <table:table-cell office:value-type="float" office:value="57.1667">
            <text:p>57.1667</text:p>
          </table:table-cell>
          <table:table-cell office:value-type="float" office:value="58.5">
            <text:p>58.5</text:p>
          </table:table-cell>
          <table:table-cell office:value-type="float" office:value="58.1667">
            <text:p>58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2-17T16:00:00">
            <text:p>Sat Dec 17 16:00:00 2022</text:p>
          </table:table-cell>
          <table:table-cell office:value-type="float" office:value="24.6667">
            <text:p>24.6667</text:p>
          </table:table-cell>
          <table:table-cell office:value-type="float" office:value="29.8333">
            <text:p>29.8333</text:p>
          </table:table-cell>
          <table:table-cell office:value-type="float" office:value="34.1667">
            <text:p>34.1667</text:p>
          </table:table-cell>
          <table:table-cell office:value-type="float" office:value="43.1667">
            <text:p>43.1667</text:p>
          </table:table-cell>
          <table:table-cell office:value-type="float" office:value="49.3333">
            <text:p>49.3333</text:p>
          </table:table-cell>
          <table:table-cell office:value-type="float" office:value="57.1667">
            <text:p>57.1667</text:p>
          </table:table-cell>
          <table:table-cell office:value-type="float" office:value="58.5">
            <text:p>58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2-18T07:00:00">
            <text:p>Sun Dec 18 07:00:00 2022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18T08:00:00">
            <text:p>Sun Dec 18 08:00:00 2022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18T09:00:00">
            <text:p>Sun Dec 18 09:00:00 2022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18T10:00:00">
            <text:p>Sun Dec 18 10:00:00 2022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18T11:00:00">
            <text:p>Sun Dec 18 11:00:00 2022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18T12:00:00">
            <text:p>Sun Dec 18 12:00:00 2022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18T13:00:00">
            <text:p>Sun Dec 18 13:00:00 2022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2-18T14:00:00">
            <text:p>Sun Dec 18 14:00:00 2022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18T15:00:00">
            <text:p>Sun Dec 18 15:00:00 2022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18T16:00:00">
            <text:p>Sun Dec 18 16:00:00 2022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19T06:00:00">
            <text:p>Mon Dec 19 06:00:00 2022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19T07:00:00">
            <text:p>Mon Dec 19 07:00:00 2022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2-19T08:00:00">
            <text:p>Mon Dec 19 08:00:00 2022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19T09:00:00">
            <text:p>Mon Dec 19 09:00:00 2022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19T10:00:00">
            <text:p>Mon Dec 19 10:00:00 2022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19T11:00:00">
            <text:p>Mon Dec 19 11:00:00 2022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9T12:00:00">
            <text:p>Mon Dec 19 12:00:00 2022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2-19T13:00:00">
            <text:p>Mon Dec 19 13:00:00 2022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19T14:00:00">
            <text:p>Mon Dec 19 14:00:00 2022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19T15:00:00">
            <text:p>Mon Dec 19 15:00:00 2022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2-19T16:00:00">
            <text:p>Mon Dec 19 16:00:00 2022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19T17:00:00">
            <text:p>Mon Dec 19 17:00:00 2022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20T03:00:00">
            <text:p>Tue Dec 20 03:00:00 2022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0T04:00:00">
            <text:p>Tue Dec 20 04:00:00 2022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0T05:00:00">
            <text:p>Tue Dec 20 05:00:00 2022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0T06:00:00">
            <text:p>Tue Dec 20 06:00:00 2022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20T07:00:00">
            <text:p>Tue Dec 20 07:00:00 2022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0T08:00:00">
            <text:p>Tue Dec 20 08:00:00 2022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0T09:00:00">
            <text:p>Tue Dec 20 09:00:00 2022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0T10:00:00">
            <text:p>Tue Dec 20 10:00:00 2022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0T11:00:00">
            <text:p>Tue Dec 20 11:00:00 2022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0T12:00:00">
            <text:p>Tue Dec 20 12:00:00 2022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2-20T15:00:00">
            <text:p>Tue Dec 20 15:00:00 202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2-21T10:00:00">
            <text:p>Wed Dec 21 10:00:00 2022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1T11:00:00">
            <text:p>Wed Dec 21 11:00:00 2022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1T12:00:00">
            <text:p>Wed Dec 21 12:00:00 2022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1T13:00:00">
            <text:p>Wed Dec 21 13:00:00 2022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2-21T14:00:00">
            <text:p>Wed Dec 21 14:00:00 2022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21T15:00:00">
            <text:p>Wed Dec 21 15:00:00 2022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1T16:00:00">
            <text:p>Wed Dec 21 16:00:00 2022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2-21T17:00:00">
            <text:p>Wed Dec 21 17:00:00 2022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2-21T18:00:00">
            <text:p>Wed Dec 21 18:00:00 2022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2-21T19:00:00">
            <text:p>Wed Dec 21 19:00:00 2022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2-22T05:00:00">
            <text:p>Thu Dec 22 05:00:00 2022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22T07:00:00">
            <text:p>Thu Dec 22 07:00:00 2022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2T08:00:00">
            <text:p>Thu Dec 22 08:00:00 2022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2T10:00:00">
            <text:p>Thu Dec 22 10:00:00 2022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2T11:00:00">
            <text:p>Thu Dec 22 11:00:00 2022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2T12:00:00">
            <text:p>Thu Dec 22 12:00:00 2022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22T13:00:00">
            <text:p>Thu Dec 22 13:00:00 2022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2-22T14:00:00">
            <text:p>Thu Dec 22 14:00:00 2022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22T15:00:00">
            <text:p>Thu Dec 22 15:00:00 2022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3T06:00:00">
            <text:p>Fri Dec 23 06:00:00 2022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23T07:00:00">
            <text:p>Fri Dec 23 07:00:00 2022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3T08:00:00">
            <text:p>Fri Dec 23 08:00:00 2022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3T11:00:00">
            <text:p>Fri Dec 23 11:00:00 2022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23T12:00:00">
            <text:p>Fri Dec 23 12:00:00 2022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23T13:00:00">
            <text:p>Fri Dec 23 13:00:00 2022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3T14:00:00">
            <text:p>Fri Dec 23 14:00:00 2022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2-23T15:00:00">
            <text:p>Fri Dec 23 15:00:00 2022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24T04:00:00">
            <text:p>Sat Dec 24 04:00:00 2022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2-24T05:00:00">
            <text:p>Sat Dec 24 05:00:00 2022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24T06:00:00">
            <text:p>Sat Dec 24 06:00:00 2022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24T07:00:00">
            <text:p>Sat Dec 24 07:00:00 2022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24T08:00:00">
            <text:p>Sat Dec 24 08:00:00 2022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24T09:00:00">
            <text:p>Sat Dec 24 09:00:00 2022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24T10:00:00">
            <text:p>Sat Dec 24 10:00:00 2022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4T11:00:00">
            <text:p>Sat Dec 24 11:00:00 2022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24T12:00:00">
            <text:p>Sat Dec 24 12:00:00 2022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24T13:00:00">
            <text:p>Sat Dec 24 13:00:00 2022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4T14:00:00">
            <text:p>Sat Dec 24 14:00:00 2022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25T08:00:00">
            <text:p>Sun Dec 25 08:00:00 2022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25T09:00:00">
            <text:p>Sun Dec 25 09:00:00 2022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2-25T10:00:00">
            <text:p>Sun Dec 25 10:00:00 2022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2-25T11:00:00">
            <text:p>Sun Dec 25 11:00:00 2022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5T12:00:00">
            <text:p>Sun Dec 25 12:00:00 2022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25T13:00:00">
            <text:p>Sun Dec 25 13:00:00 2022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25T14:00:00">
            <text:p>Sun Dec 25 14:00:00 2022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25T15:00:00">
            <text:p>Sun Dec 25 15:00:00 2022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26T07:00:00">
            <text:p>Mon Dec 26 07:00:00 2022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26T08:00:00">
            <text:p>Mon Dec 26 08:00:00 2022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6T09:00:00">
            <text:p>Mon Dec 26 09:00:00 2022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6T10:00:00">
            <text:p>Mon Dec 26 10:00:00 2022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6T11:00:00">
            <text:p>Mon Dec 26 11:00:00 2022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6T12:00:00">
            <text:p>Mon Dec 26 12:00:00 2022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6T13:00:00">
            <text:p>Mon Dec 26 13:00:00 2022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26T14:00:00">
            <text:p>Mon Dec 26 14:00:00 2022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2-26T15:00:00">
            <text:p>Mon Dec 26 15:00:00 2022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26T16:00:00">
            <text:p>Mon Dec 26 16:00:00 2022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6T17:00:00">
            <text:p>Mon Dec 26 17:00:00 2022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2-27T03:00:00">
            <text:p>Tue Dec 27 03:00:00 2022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7T04:00:00">
            <text:p>Tue Dec 27 04:00:00 2022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7T05:00:00">
            <text:p>Tue Dec 27 05:00:00 2022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7T06:00:00">
            <text:p>Tue Dec 27 06:00:00 2022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7T07:00:00">
            <text:p>Tue Dec 27 07:00:00 2022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27T08:00:00">
            <text:p>Tue Dec 27 08:00:00 2022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7T09:00:00">
            <text:p>Tue Dec 27 09:00:00 2022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7T10:00:00">
            <text:p>Tue Dec 27 10:00:00 2022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7T11:00:00">
            <text:p>Tue Dec 27 11:00:00 2022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27T12:00:00">
            <text:p>Tue Dec 27 12:00:00 2022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7T13:00:00">
            <text:p>Tue Dec 27 13:00:00 2022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7T14:00:00">
            <text:p>Tue Dec 27 14:00:00 2022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27T15:00:00">
            <text:p>Tue Dec 27 15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27T16:00:00">
            <text:p>Tue Dec 27 16:00:00 2022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2-28T03:00:00">
            <text:p>Wed Dec 28 03:00:00 2022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2-28T04:00:00">
            <text:p>Wed Dec 28 04:00:00 2022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8T05:00:00">
            <text:p>Wed Dec 28 05:00:00 2022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2-28T06:00:00">
            <text:p>Wed Dec 28 06:00:00 2022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8T07:00:00">
            <text:p>Wed Dec 28 07:00:00 2022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8T08:00:00">
            <text:p>Wed Dec 28 08:00:00 2022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8T11:00:00">
            <text:p>Wed Dec 28 11:00:00 2022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28T12:00:00">
            <text:p>Wed Dec 28 12:00:00 2022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8T13:00:00">
            <text:p>Wed Dec 28 13:00:00 2022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28T14:00:00">
            <text:p>Wed Dec 28 14:00:00 2022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8T15:00:00">
            <text:p>Wed Dec 28 15:00:00 2022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28T16:00:00">
            <text:p>Wed Dec 28 16:00:00 2022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28T17:00:00">
            <text:p>Wed Dec 28 17:00:00 2022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29T06:00:00">
            <text:p>Thu Dec 29 06:00:00 2022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7:00:00">
            <text:p>Thu Dec 29 07:00:00 2022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8:00:00">
            <text:p>Thu Dec 29 08:00:00 2022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9:00:00">
            <text:p>Thu Dec 29 09:00:00 2022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10:00:00">
            <text:p>Thu Dec 29 10:00:00 2022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9T11:00:00">
            <text:p>Thu Dec 29 11:00:00 2022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9T12:00:00">
            <text:p>Thu Dec 29 12:00:00 2022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30T14:00:00">
            <text:p>Fri Dec 30 14:00:00 2022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30T15:00:00">
            <text:p>Fri Dec 30 15:00:00 2022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30T16:00:00">
            <text:p>Fri Dec 30 16:00:00 2022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30T17:00:00">
            <text:p>Fri Dec 30 17:00:00 2022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2-31T04:00:00">
            <text:p>Sat Dec 31 04:00:00 2022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2-31T05:00:00">
            <text:p>Sat Dec 31 05:00:00 2022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2-31T06:00:00">
            <text:p>Sat Dec 31 06:00:00 2022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31T07:00:00">
            <text:p>Sat Dec 31 07:00:00 2022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31T08:00:00">
            <text:p>Sat Dec 31 08:00:00 2022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31T09:00:00">
            <text:p>Sat Dec 31 09:00:00 2022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31T10:00:00">
            <text:p>Sat Dec 31 10:00:00 2022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31T11:00:00">
            <text:p>Sat Dec 31 11:00:00 2022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31T12:00:00">
            <text:p>Sat Dec 31 12:00:00 2022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31T13:00:00">
            <text:p>Sat Dec 31 13:00:00 2022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31T14:00:00">
            <text:p>Sat Dec 31 14:00:00 2022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31T15:00:00">
            <text:p>Sat Dec 31 15:00:00 2022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1-01T04:00:00">
            <text:p>Sun Jan  1 04:00:00 202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01T05:00:00">
            <text:p>Sun Jan  1 05:00:00 2023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1T06:00:00">
            <text:p>Sun Jan  1 06:00:00 2023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1-01T07:00:00">
            <text:p>Sun Jan  1 07:00:00 202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01T08:00:00">
            <text:p>Sun Jan  1 08:00:00 202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01T09:00:00">
            <text:p>Sun Jan  1 09:00:00 202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01T10:00:00">
            <text:p>Sun Jan  1 10:00:00 202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1T11:00:00">
            <text:p>Sun Jan  1 11:00:00 2023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1-01T12:00:00">
            <text:p>Sun Jan  1 12:00:00 2023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1-01T13:00:00">
            <text:p>Sun Jan  1 13:00:00 2023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01T14:00:00">
            <text:p>Sun Jan  1 14:00:00 202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02T03:00:00">
            <text:p>Mon Jan  2 03:00:00 2023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2T04:00:00">
            <text:p>Mon Jan  2 04:00:00 202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2T05:00:00">
            <text:p>Mon Jan  2 05:00:00 202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2T06:00:00">
            <text:p>Mon Jan  2 06:00:00 2023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1-02T07:00:00">
            <text:p>Mon Jan  2 07:00:00 2023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02T08:00:00">
            <text:p>Mon Jan  2 08:00:00 202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2T09:00:00">
            <text:p>Mon Jan  2 09:00:00 202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2T10:00:00">
            <text:p>Mon Jan  2 10:00:00 2023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2T11:00:00">
            <text:p>Mon Jan  2 11:00:00 2023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2T12:00:00">
            <text:p>Mon Jan  2 12:00:00 2023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1-02T13:00:00">
            <text:p>Mon Jan  2 13:00:00 202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1-02T14:00:00">
            <text:p>Mon Jan  2 14:00:00 2023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3T02:00:00">
            <text:p>Tue Jan  3 02:00:00 2023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03T03:00:00">
            <text:p>Tue Jan  3 03:00:00 2023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03T04:00:00">
            <text:p>Tue Jan  3 04:00:00 2023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3T05:00:00">
            <text:p>Tue Jan  3 05:00:00 202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03T06:00:00">
            <text:p>Tue Jan  3 06:00:00 2023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3T07:00:00">
            <text:p>Tue Jan  3 07:00:00 2023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3T08:00:00">
            <text:p>Tue Jan  3 08:00:00 202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03T13:00:00">
            <text:p>Tue Jan  3 13:00:00 202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03T14:00:00">
            <text:p>Tue Jan  3 14:00:00 2023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1-03T15:00:00">
            <text:p>Tue Jan  3 15:00:00 202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1-03T16:00:00">
            <text:p>Tue Jan  3 16:00:00 202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04T00:00:00">
            <text:p>Wed Jan  4 00:00:00 2023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1-04T01:00:00">
            <text:p>Wed Jan  4 01:00:00 2023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1-04T02:00:00">
            <text:p>Wed Jan  4 02:00:00 202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1-04T03:00:00">
            <text:p>Wed Jan  4 03:00:00 2023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1-04T04:00:00">
            <text:p>Wed Jan  4 04:00:00 202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04T05:00:00">
            <text:p>Wed Jan  4 05:00:00 2023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4T06:00:00">
            <text:p>Wed Jan  4 06:00:00 202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1-04T07:00:00">
            <text:p>Wed Jan  4 07:00:00 2023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04T08:00:00">
            <text:p>Wed Jan  4 08:00:00 202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04T09:00:00">
            <text:p>Wed Jan  4 09:00:00 2023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04T10:00:00">
            <text:p>Wed Jan  4 10:00:00 2023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4T11:00:00">
            <text:p>Wed Jan  4 11:00:00 2023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4T12:00:00">
            <text:p>Wed Jan  4 12:00:00 2023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1-04T13:00:00">
            <text:p>Wed Jan  4 13:00:00 2023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04T14:00:00">
            <text:p>Wed Jan  4 14:00:00 2023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04T15:00:00">
            <text:p>Wed Jan  4 15:00:00 202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4T16:00:00">
            <text:p>Wed Jan  4 16:00:00 2023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04T17:00:00">
            <text:p>Wed Jan  4 17:00:00 202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1-04T18:00:00">
            <text:p>Wed Jan  4 18:00:00 2023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4T19:00:00">
            <text:p>Wed Jan  4 19:00:00 202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1-04T23:00:00">
            <text:p>Wed Jan  4 23:00:00 202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05T00:00:00">
            <text:p>Thu Jan  5 00:00:00 202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5T01:00:00">
            <text:p>Thu Jan  5 01:00:00 202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1-05T02:00:00">
            <text:p>Thu Jan  5 02:00:00 2023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1-05T03:00:00">
            <text:p>Thu Jan  5 03:00:00 2023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1-05T04:00:00">
            <text:p>Thu Jan  5 04:00:00 2023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05T05:00:00">
            <text:p>Thu Jan  5 05:00:00 2023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1-05T06:00:00">
            <text:p>Thu Jan  5 06:00:00 2023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05T07:00:00">
            <text:p>Thu Jan  5 07:00:00 2023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1-05T08:00:00">
            <text:p>Thu Jan  5 08:00:00 2023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5T09:00:00">
            <text:p>Thu Jan  5 09:00:00 2023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5T10:00:00">
            <text:p>Thu Jan  5 10:00:00 2023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5T11:00:00">
            <text:p>Thu Jan  5 11:00:00 2023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1-05T12:00:00">
            <text:p>Thu Jan  5 12:00:00 2023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1-05T13:00:00">
            <text:p>Thu Jan  5 13:00:00 2023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5T14:00:00">
            <text:p>Thu Jan  5 14:00:00 2023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5T15:00:00">
            <text:p>Thu Jan  5 15:00:00 2023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05T16:00:00">
            <text:p>Thu Jan  5 16:00:00 2023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1-05T17:00:00">
            <text:p>Thu Jan  5 17:00:00 202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1-05T18:00:00">
            <text:p>Thu Jan  5 18:00:00 2023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1-06T05:00:00">
            <text:p>Fri Jan  6 05:00:00 2023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06T06:00:00">
            <text:p>Fri Jan  6 06:00:00 2023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6T07:00:00">
            <text:p>Fri Jan  6 07:00:00 2023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06T08:00:00">
            <text:p>Fri Jan  6 08:00:00 2023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06T09:00:00">
            <text:p>Fri Jan  6 09:00:00 2023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06T10:00:00">
            <text:p>Fri Jan  6 10:00:00 202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06T11:00:00">
            <text:p>Fri Jan  6 11:00:00 202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6T12:00:00">
            <text:p>Fri Jan  6 12:00:00 2023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1-06T13:00:00">
            <text:p>Fri Jan  6 13:00:00 202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1-06T14:00:00">
            <text:p>Fri Jan  6 14:00:00 2023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6T15:00:00">
            <text:p>Fri Jan  6 15:00:00 202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1-06T16:00:00">
            <text:p>Fri Jan  6 16:00:00 202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07T07:00:00">
            <text:p>Sat Jan  7 07:00:00 2023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7T08:00:00">
            <text:p>Sat Jan  7 08:00:00 202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7T09:00:00">
            <text:p>Sat Jan  7 09:00:00 202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10:00:00">
            <text:p>Sat Jan  7 10:00:00 2023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7T11:00:00">
            <text:p>Sat Jan  7 11:00:00 202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1-07T12:00:00">
            <text:p>Sat Jan  7 12:00:00 2023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07T13:00:00">
            <text:p>Sat Jan  7 13:00:00 2023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07T14:00:00">
            <text:p>Sat Jan  7 14:00:00 2023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7T15:00:00">
            <text:p>Sat Jan  7 15:00:00 2023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07T16:00:00">
            <text:p>Sat Jan  7 16:00:00 202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09T19:00:00">
            <text:p>Mon Jan  9 19:00:00 2023</text:p>
          </table:table-cell>
          <table:table-cell office:value-type="float" office:value="40.1667">
            <text:p>40.1667</text:p>
          </table:table-cell>
          <table:table-cell office:value-type="float" office:value="44.6667">
            <text:p>44.6667</text:p>
          </table:table-cell>
          <table:table-cell office:value-type="float" office:value="47.6667">
            <text:p>47.6667</text:p>
          </table:table-cell>
          <table:table-cell office:value-type="float" office:value="48.1667">
            <text:p>48.1667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9T20:00:00">
            <text:p>Mon Jan  9 20:00:00 2023</text:p>
          </table:table-cell>
          <table:table-cell office:value-type="float" office:value="39.5">
            <text:p>39.5</text:p>
          </table:table-cell>
          <table:table-cell office:value-type="float" office:value="40.1667">
            <text:p>40.1667</text:p>
          </table:table-cell>
          <table:table-cell office:value-type="float" office:value="44.6667">
            <text:p>44.6667</text:p>
          </table:table-cell>
          <table:table-cell office:value-type="float" office:value="47.6667">
            <text:p>47.6667</text:p>
          </table:table-cell>
          <table:table-cell office:value-type="float" office:value="48.1667">
            <text:p>48.1667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1-09T21:00:00">
            <text:p>Mon Jan  9 21:00:00 2023</text:p>
          </table:table-cell>
          <table:table-cell office:value-type="float" office:value="38.8333">
            <text:p>38.8333</text:p>
          </table:table-cell>
          <table:table-cell office:value-type="float" office:value="39.5">
            <text:p>39.5</text:p>
          </table:table-cell>
          <table:table-cell office:value-type="float" office:value="40.1667">
            <text:p>40.1667</text:p>
          </table:table-cell>
          <table:table-cell office:value-type="float" office:value="44.6667">
            <text:p>44.6667</text:p>
          </table:table-cell>
          <table:table-cell office:value-type="float" office:value="47.6667">
            <text:p>47.6667</text:p>
          </table:table-cell>
          <table:table-cell office:value-type="float" office:value="48.1667">
            <text:p>48.1667</text:p>
          </table:table-cell>
          <table:table-cell office:value-type="float" office:value="52.6667">
            <text:p>52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09T23:00:00">
            <text:p>Mon Jan  9 23:00:00 2023</text:p>
          </table:table-cell>
          <table:table-cell office:value-type="float" office:value="35.1667">
            <text:p>35.1667</text:p>
          </table:table-cell>
          <table:table-cell office:value-type="float" office:value="35.6667">
            <text:p>35.6667</text:p>
          </table:table-cell>
          <table:table-cell office:value-type="float" office:value="38.8333">
            <text:p>38.8333</text:p>
          </table:table-cell>
          <table:table-cell office:value-type="float" office:value="39.5">
            <text:p>39.5</text:p>
          </table:table-cell>
          <table:table-cell office:value-type="float" office:value="40.1667">
            <text:p>40.1667</text:p>
          </table:table-cell>
          <table:table-cell office:value-type="float" office:value="44.6667">
            <text:p>44.6667</text:p>
          </table:table-cell>
          <table:table-cell office:value-type="float" office:value="47.6667">
            <text:p>47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0T00:00:00">
            <text:p>Tue Jan 10 00:00:00 2023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5.6667">
            <text:p>35.6667</text:p>
          </table:table-cell>
          <table:table-cell office:value-type="float" office:value="38.8333">
            <text:p>38.8333</text:p>
          </table:table-cell>
          <table:table-cell office:value-type="float" office:value="39.5">
            <text:p>39.5</text:p>
          </table:table-cell>
          <table:table-cell office:value-type="float" office:value="40.1667">
            <text:p>40.1667</text:p>
          </table:table-cell>
          <table:table-cell office:value-type="float" office:value="44.6667">
            <text:p>44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1:00:00">
            <text:p>Tue Jan 10 01:00:00 202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5.6667">
            <text:p>35.6667</text:p>
          </table:table-cell>
          <table:table-cell office:value-type="float" office:value="38.8333">
            <text:p>38.8333</text:p>
          </table:table-cell>
          <table:table-cell office:value-type="float" office:value="39.5">
            <text:p>39.5</text:p>
          </table:table-cell>
          <table:table-cell office:value-type="float" office:value="40.1667">
            <text:p>40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2:00:00">
            <text:p>Tue Jan 10 02:00:00 2023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5.6667">
            <text:p>35.6667</text:p>
          </table:table-cell>
          <table:table-cell office:value-type="float" office:value="38.8333">
            <text:p>38.8333</text:p>
          </table:table-cell>
          <table:table-cell office:value-type="float" office:value="39.5">
            <text:p>39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0T03:00:00">
            <text:p>Tue Jan 10 03:00:00 202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5.6667">
            <text:p>35.6667</text:p>
          </table:table-cell>
          <table:table-cell office:value-type="float" office:value="38.8333">
            <text:p>3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0T04:00:00">
            <text:p>Tue Jan 10 04:00:00 202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5.6667">
            <text:p>35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10T05:00:00">
            <text:p>Tue Jan 10 05:00:00 2023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0T06:00:00">
            <text:p>Tue Jan 10 06:00:00 2023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0T07:00:00">
            <text:p>Tue Jan 10 07:00:00 2023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8:00:00">
            <text:p>Tue Jan 10 08:00:00 2023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0T09:00:00">
            <text:p>Tue Jan 10 09:00:00 2023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10:00:00">
            <text:p>Tue Jan 10 10:00:00 2023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0T11:00:00">
            <text:p>Tue Jan 10 11:00:00 202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0T12:00:00">
            <text:p>Tue Jan 10 12:00:00 2023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10T13:00:00">
            <text:p>Tue Jan 10 13:00:00 2023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10T14:00:00">
            <text:p>Tue Jan 10 14:00:00 202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1-11T03:00:00">
            <text:p>Wed Jan 11 03:00:00 202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11T04:00:00">
            <text:p>Wed Jan 11 04:00:00 202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1-11T05:00:00">
            <text:p>Wed Jan 11 05:00:00 202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1T06:00:00">
            <text:p>Wed Jan 11 06:00:00 2023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1-11T07:00:00">
            <text:p>Wed Jan 11 07:00:00 2023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1T08:00:00">
            <text:p>Wed Jan 11 08:00:00 202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11T09:00:00">
            <text:p>Wed Jan 11 09:00:00 2023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1T10:00:00">
            <text:p>Wed Jan 11 10:00:00 202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1T11:00:00">
            <text:p>Wed Jan 11 11:00:00 202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11T12:00:00">
            <text:p>Wed Jan 11 12:00:00 202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1T13:00:00">
            <text:p>Wed Jan 11 13:00:00 2023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11T14:00:00">
            <text:p>Wed Jan 11 14:00:00 2023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1-11T15:00:00">
            <text:p>Wed Jan 11 15:00:00 2023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1-11T16:00:00">
            <text:p>Wed Jan 11 16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1-11T17:00:00">
            <text:p>Wed Jan 11 17:00:00 202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11T18:00:00">
            <text:p>Wed Jan 11 18:00:00 2023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12T01:00:00">
            <text:p>Thu Jan 12 01:00:00 2023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2T02:00:00">
            <text:p>Thu Jan 12 02:00:00 2023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1-12T03:00:00">
            <text:p>Thu Jan 12 03:00:00 2023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12T04:00:00">
            <text:p>Thu Jan 12 04:00:00 2023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1-12T05:00:00">
            <text:p>Thu Jan 12 05:00:00 202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2T06:00:00">
            <text:p>Thu Jan 12 06:00:00 2023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12T07:00:00">
            <text:p>Thu Jan 12 07:00:00 2023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12T08:00:00">
            <text:p>Thu Jan 12 08:00:00 2023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12T09:00:00">
            <text:p>Thu Jan 12 09:00:00 2023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2T10:00:00">
            <text:p>Thu Jan 12 10:00:00 2023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1-12T11:00:00">
            <text:p>Thu Jan 12 11:00:00 2023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12T12:00:00">
            <text:p>Thu Jan 12 12:00:00 2023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1-12T13:00:00">
            <text:p>Thu Jan 12 13:00:00 202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12T14:00:00">
            <text:p>Thu Jan 12 14:00:00 202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12T15:00:00">
            <text:p>Thu Jan 12 15:00:00 202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12T16:00:00">
            <text:p>Thu Jan 12 16:00:00 202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13T03:00:00">
            <text:p>Fri Jan 13 03:00:00 202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3T04:00:00">
            <text:p>Fri Jan 13 04:00:00 2023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13T05:00:00">
            <text:p>Fri Jan 13 05:00:00 2023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13T06:00:00">
            <text:p>Fri Jan 13 06:00:00 202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3T07:00:00">
            <text:p>Fri Jan 13 07:00:00 202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1-13T08:00:00">
            <text:p>Fri Jan 13 08:00:00 2023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3T09:00:00">
            <text:p>Fri Jan 13 09:00:00 202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3T10:00:00">
            <text:p>Fri Jan 13 10:00:00 202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13T11:00:00">
            <text:p>Fri Jan 13 11:00:00 202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1-13T12:00:00">
            <text:p>Fri Jan 13 12:00:00 202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1-13T13:00:00">
            <text:p>Fri Jan 13 13:00:00 202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1-13T14:00:00">
            <text:p>Fri Jan 13 14:00:00 2023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13T15:00:00">
            <text:p>Fri Jan 13 15:00:00 202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13T16:00:00">
            <text:p>Fri Jan 13 16:00:00 202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13T17:00:00">
            <text:p>Fri Jan 13 17:00:00 202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1-14T04:00:00">
            <text:p>Sat Jan 14 04:00:00 2023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14T06:00:00">
            <text:p>Sat Jan 14 06:00:00 202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14T07:00:00">
            <text:p>Sat Jan 14 07:00:00 2023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4T08:00:00">
            <text:p>Sat Jan 14 08:00:00 202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14T09:00:00">
            <text:p>Sat Jan 14 09:00:00 2023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14T10:00:00">
            <text:p>Sat Jan 14 10:00:00 2023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14T11:00:00">
            <text:p>Sat Jan 14 11:00:00 2023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4T12:00:00">
            <text:p>Sat Jan 14 12:00:00 2023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1-14T13:00:00">
            <text:p>Sat Jan 14 13:00:00 202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1-14T14:00:00">
            <text:p>Sat Jan 14 14:00:00 2023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1-14T15:00:00">
            <text:p>Sat Jan 14 15:00:00 2023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14T16:00:00">
            <text:p>Sat Jan 14 16:00:00 2023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1-15T07:00:00">
            <text:p>Sun Jan 15 07:00:00 2023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15T08:00:00">
            <text:p>Sun Jan 15 08:00:00 202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15T09:00:00">
            <text:p>Sun Jan 15 09:00:00 2023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15T10:00:00">
            <text:p>Sun Jan 15 10:00:00 2023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15T11:00:00">
            <text:p>Sun Jan 15 11:00:00 2023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5T12:00:00">
            <text:p>Sun Jan 15 12:00:00 202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1-15T13:00:00">
            <text:p>Sun Jan 15 13:00:00 2023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15T14:00:00">
            <text:p>Sun Jan 15 14:00:00 2023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1-15T15:00:00">
            <text:p>Sun Jan 15 15:00:00 202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15T16:00:00">
            <text:p>Sun Jan 15 16:00:00 202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19T19:00:00">
            <text:p>Thu Jan 19 19:00:00 2023</text:p>
          </table:table-cell>
          <table:table-cell office:value-type="float" office:value="50.8333">
            <text:p>50.8333</text:p>
          </table:table-cell>
          <table:table-cell office:value-type="float" office:value="49.5">
            <text:p>49.5</text:p>
          </table:table-cell>
          <table:table-cell office:value-type="float" office:value="43.1667">
            <text:p>43.1667</text:p>
          </table:table-cell>
          <table:table-cell office:value-type="float" office:value="38.3333">
            <text:p>38.3333</text:p>
          </table:table-cell>
          <table:table-cell office:value-type="float" office:value="37.5">
            <text:p>37.5</text:p>
          </table:table-cell>
          <table:table-cell office:value-type="float" office:value="32.3333">
            <text:p>32.3333</text:p>
          </table:table-cell>
          <table:table-cell office:value-type="float" office:value="53.5">
            <text:p>53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19T20:00:00">
            <text:p>Thu Jan 19 20:00:00 2023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49.5">
            <text:p>49.5</text:p>
          </table:table-cell>
          <table:table-cell office:value-type="float" office:value="43.1667">
            <text:p>43.1667</text:p>
          </table:table-cell>
          <table:table-cell office:value-type="float" office:value="38.3333">
            <text:p>38.3333</text:p>
          </table:table-cell>
          <table:table-cell office:value-type="float" office:value="37.5">
            <text:p>37.5</text:p>
          </table:table-cell>
          <table:table-cell office:value-type="float" office:value="32.3333">
            <text:p>32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1-19T21:00:00">
            <text:p>Thu Jan 19 21:00:00 2023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49.5">
            <text:p>49.5</text:p>
          </table:table-cell>
          <table:table-cell office:value-type="float" office:value="43.1667">
            <text:p>43.1667</text:p>
          </table:table-cell>
          <table:table-cell office:value-type="float" office:value="38.3333">
            <text:p>38.3333</text:p>
          </table:table-cell>
          <table:table-cell office:value-type="float" office:value="37.5">
            <text:p>37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20T13:00:00">
            <text:p>Fri Jan 20 13:00:00 2023</text:p>
          </table:table-cell>
          <table:table-cell office:value-type="float" office:value="49.3333">
            <text:p>49.3333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53.1667">
            <text:p>53.1667</text:p>
          </table:table-cell>
          <table:table-cell office:value-type="float" office:value="50.1667">
            <text:p>50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20T15:00:00">
            <text:p>Fri Jan 20 15:00:00 2023</text:p>
          </table:table-cell>
          <table:table-cell office:value-type="float" office:value="26.8333">
            <text:p>26.8333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20T16:00:00">
            <text:p>Fri Jan 20 16:00:00 2023</text:p>
          </table:table-cell>
          <table:table-cell office:value-type="float" office:value="29.6667">
            <text:p>29.6667</text:p>
          </table:table-cell>
          <table:table-cell office:value-type="float" office:value="26.8333">
            <text:p>26.8333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20T17:00:00">
            <text:p>Fri Jan 20 17:00:00 2023</text:p>
          </table:table-cell>
          <table:table-cell office:value-type="float" office:value="48.5">
            <text:p>48.5</text:p>
          </table:table-cell>
          <table:table-cell office:value-type="float" office:value="29.6667">
            <text:p>29.6667</text:p>
          </table:table-cell>
          <table:table-cell office:value-type="float" office:value="26.8333">
            <text:p>26.8333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1-20T18:00:00">
            <text:p>Fri Jan 20 18:00:00 2023</text:p>
          </table:table-cell>
          <table:table-cell office:value-type="float" office:value="50.5">
            <text:p>50.5</text:p>
          </table:table-cell>
          <table:table-cell office:value-type="float" office:value="48.5">
            <text:p>48.5</text:p>
          </table:table-cell>
          <table:table-cell office:value-type="float" office:value="29.6667">
            <text:p>29.6667</text:p>
          </table:table-cell>
          <table:table-cell office:value-type="float" office:value="26.8333">
            <text:p>26.8333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40.6667">
            <text:p>40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1-20T19:00:00">
            <text:p>Fri Jan 20 19:00:00 2023</text:p>
          </table:table-cell>
          <table:table-cell office:value-type="float" office:value="45.5">
            <text:p>45.5</text:p>
          </table:table-cell>
          <table:table-cell office:value-type="float" office:value="50.5">
            <text:p>50.5</text:p>
          </table:table-cell>
          <table:table-cell office:value-type="float" office:value="48.5">
            <text:p>48.5</text:p>
          </table:table-cell>
          <table:table-cell office:value-type="float" office:value="29.6667">
            <text:p>29.6667</text:p>
          </table:table-cell>
          <table:table-cell office:value-type="float" office:value="26.8333">
            <text:p>26.8333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1-20T20:00:00">
            <text:p>Fri Jan 20 20:00:00 2023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50.5">
            <text:p>50.5</text:p>
          </table:table-cell>
          <table:table-cell office:value-type="float" office:value="48.5">
            <text:p>48.5</text:p>
          </table:table-cell>
          <table:table-cell office:value-type="float" office:value="29.6667">
            <text:p>29.6667</text:p>
          </table:table-cell>
          <table:table-cell office:value-type="float" office:value="26.8333">
            <text:p>26.8333</text:p>
          </table:table-cell>
          <table:table-cell office:value-type="float" office:value="33.0">
            <text:p>33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20T21:00:00">
            <text:p>Fri Jan 20 21:00:00 2023</text:p>
          </table:table-cell>
          <table:table-cell office:value-type="float" office:value="51.3333">
            <text:p>51.3333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50.5">
            <text:p>50.5</text:p>
          </table:table-cell>
          <table:table-cell office:value-type="float" office:value="48.5">
            <text:p>48.5</text:p>
          </table:table-cell>
          <table:table-cell office:value-type="float" office:value="29.6667">
            <text:p>29.6667</text:p>
          </table:table-cell>
          <table:table-cell office:value-type="float" office:value="26.8333">
            <text:p>26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20T22:00:00">
            <text:p>Fri Jan 20 22:00:00 2023</text:p>
          </table:table-cell>
          <table:table-cell office:value-type="float" office:value="46.1667">
            <text:p>46.1667</text:p>
          </table:table-cell>
          <table:table-cell office:value-type="float" office:value="51.3333">
            <text:p>51.3333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50.5">
            <text:p>50.5</text:p>
          </table:table-cell>
          <table:table-cell office:value-type="float" office:value="48.5">
            <text:p>48.5</text:p>
          </table:table-cell>
          <table:table-cell office:value-type="float" office:value="29.6667">
            <text:p>29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1-20T23:00:00">
            <text:p>Fri Jan 20 23:00:00 2023</text:p>
          </table:table-cell>
          <table:table-cell office:value-type="float" office:value="39.0">
            <text:p>39.0</text:p>
          </table:table-cell>
          <table:table-cell office:value-type="float" office:value="46.1667">
            <text:p>46.1667</text:p>
          </table:table-cell>
          <table:table-cell office:value-type="float" office:value="51.3333">
            <text:p>51.3333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50.5">
            <text:p>50.5</text:p>
          </table:table-cell>
          <table:table-cell office:value-type="float" office:value="48.5">
            <text:p>48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21T00:00:00">
            <text:p>Sat Jan 21 00:00:00 202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6.1667">
            <text:p>46.1667</text:p>
          </table:table-cell>
          <table:table-cell office:value-type="float" office:value="51.3333">
            <text:p>51.3333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50.5">
            <text:p>50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21T01:00:00">
            <text:p>Sat Jan 21 01:00:00 2023</text:p>
          </table:table-cell>
          <table:table-cell office:value-type="float" office:value="27.3333">
            <text:p>27.333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6.1667">
            <text:p>46.1667</text:p>
          </table:table-cell>
          <table:table-cell office:value-type="float" office:value="51.3333">
            <text:p>51.3333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21T02:00:00">
            <text:p>Sat Jan 21 02:00:00 2023</text:p>
          </table:table-cell>
          <table:table-cell office:value-type="float" office:value="6.8333">
            <text:p>6.8333</text:p>
          </table:table-cell>
          <table:table-cell office:value-type="float" office:value="27.3333">
            <text:p>27.333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6.1667">
            <text:p>46.1667</text:p>
          </table:table-cell>
          <table:table-cell office:value-type="float" office:value="51.3333">
            <text:p>51.3333</text:p>
          </table:table-cell>
          <table:table-cell office:value-type="float" office:value="47.6667">
            <text:p>47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21T10:00:00">
            <text:p>Sat Jan 21 10:00:00 2023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21T11:00:00">
            <text:p>Sat Jan 21 11:00:00 2023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1-21T12:00:00">
            <text:p>Sat Jan 21 12:00:00 2023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21T13:00:00">
            <text:p>Sat Jan 21 13:00:00 2023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21T14:00:00">
            <text:p>Sat Jan 21 14:00:00 202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21T15:00:00">
            <text:p>Sat Jan 21 15:00:00 2023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21T16:00:00">
            <text:p>Sat Jan 21 16:00:00 2023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1-21T17:00:00">
            <text:p>Sat Jan 21 17:00:00 202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21T18:00:00">
            <text:p>Sat Jan 21 18:00:00 2023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21T19:00:00">
            <text:p>Sat Jan 21 19:00:00 2023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1-21T20:00:00">
            <text:p>Sat Jan 21 20:00:00 2023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1-22T03:00:00">
            <text:p>Sun Jan 22 03:00:00 2023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1-22T04:00:00">
            <text:p>Sun Jan 22 04:00:00 202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22T07:00:00">
            <text:p>Sun Jan 22 07:00:00 202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22T08:00:00">
            <text:p>Sun Jan 22 08:00:00 2023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2T09:00:00">
            <text:p>Sun Jan 22 09:00:00 2023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1-22T10:00:00">
            <text:p>Sun Jan 22 10:00:00 2023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22T11:00:00">
            <text:p>Sun Jan 22 11:00:00 202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23T08:00:00">
            <text:p>Mon Jan 23 08:00:00 2023</text:p>
          </table:table-cell>
          <table:table-cell office:value-type="float" office:value="65.1667">
            <text:p>65.1667</text:p>
          </table:table-cell>
          <table:table-cell office:value-type="float" office:value="63.5">
            <text:p>63.5</text:p>
          </table:table-cell>
          <table:table-cell office:value-type="float" office:value="60.8333">
            <text:p>60.8333</text:p>
          </table:table-cell>
          <table:table-cell office:value-type="float" office:value="54.3333">
            <text:p>54.3333</text:p>
          </table:table-cell>
          <table:table-cell office:value-type="float" office:value="52.0">
            <text:p>52.0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3T09:00:00">
            <text:p>Mon Jan 23 09:00:00 2023</text:p>
          </table:table-cell>
          <table:table-cell office:value-type="float" office:value="68.6667">
            <text:p>68.6667</text:p>
          </table:table-cell>
          <table:table-cell office:value-type="float" office:value="65.1667">
            <text:p>65.1667</text:p>
          </table:table-cell>
          <table:table-cell office:value-type="float" office:value="63.5">
            <text:p>63.5</text:p>
          </table:table-cell>
          <table:table-cell office:value-type="float" office:value="60.8333">
            <text:p>60.8333</text:p>
          </table:table-cell>
          <table:table-cell office:value-type="float" office:value="54.3333">
            <text:p>54.3333</text:p>
          </table:table-cell>
          <table:table-cell office:value-type="float" office:value="52.0">
            <text:p>52.0</text:p>
          </table:table-cell>
          <table:table-cell office:value-type="float" office:value="52.6667">
            <text:p>52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3T10:00:00">
            <text:p>Mon Jan 23 10:00:00 2023</text:p>
          </table:table-cell>
          <table:table-cell office:value-type="float" office:value="69.3333">
            <text:p>69.3333</text:p>
          </table:table-cell>
          <table:table-cell office:value-type="float" office:value="68.6667">
            <text:p>68.6667</text:p>
          </table:table-cell>
          <table:table-cell office:value-type="float" office:value="65.1667">
            <text:p>65.1667</text:p>
          </table:table-cell>
          <table:table-cell office:value-type="float" office:value="63.5">
            <text:p>63.5</text:p>
          </table:table-cell>
          <table:table-cell office:value-type="float" office:value="60.8333">
            <text:p>60.8333</text:p>
          </table:table-cell>
          <table:table-cell office:value-type="float" office:value="54.3333">
            <text:p>54.3333</text:p>
          </table:table-cell>
          <table:table-cell office:value-type="float" office:value="52.0">
            <text:p>52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23T11:00:00">
            <text:p>Mon Jan 23 11:00:00 2023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8.6667">
            <text:p>68.6667</text:p>
          </table:table-cell>
          <table:table-cell office:value-type="float" office:value="65.1667">
            <text:p>65.1667</text:p>
          </table:table-cell>
          <table:table-cell office:value-type="float" office:value="63.5">
            <text:p>63.5</text:p>
          </table:table-cell>
          <table:table-cell office:value-type="float" office:value="60.8333">
            <text:p>60.8333</text:p>
          </table:table-cell>
          <table:table-cell office:value-type="float" office:value="54.3333">
            <text:p>54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23T12:00:00">
            <text:p>Mon Jan 23 12:00:00 2023</text:p>
          </table:table-cell>
          <table:table-cell office:value-type="float" office:value="65.0">
            <text:p>65.0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8.6667">
            <text:p>68.6667</text:p>
          </table:table-cell>
          <table:table-cell office:value-type="float" office:value="65.1667">
            <text:p>65.1667</text:p>
          </table:table-cell>
          <table:table-cell office:value-type="float" office:value="63.5">
            <text:p>63.5</text:p>
          </table:table-cell>
          <table:table-cell office:value-type="float" office:value="60.8333">
            <text:p>60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23T13:00:00">
            <text:p>Mon Jan 23 13:00:00 2023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8.6667">
            <text:p>68.6667</text:p>
          </table:table-cell>
          <table:table-cell office:value-type="float" office:value="65.1667">
            <text:p>65.1667</text:p>
          </table:table-cell>
          <table:table-cell office:value-type="float" office:value="63.5">
            <text:p>63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1-23T14:00:00">
            <text:p>Mon Jan 23 14:00:00 2023</text:p>
          </table:table-cell>
          <table:table-cell office:value-type="float" office:value="35.6667">
            <text:p>35.6667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8.6667">
            <text:p>68.6667</text:p>
          </table:table-cell>
          <table:table-cell office:value-type="float" office:value="65.1667">
            <text:p>65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1-23T15:00:00">
            <text:p>Mon Jan 23 15:00:00 2023</text:p>
          </table:table-cell>
          <table:table-cell office:value-type="float" office:value="30.1667">
            <text:p>30.1667</text:p>
          </table:table-cell>
          <table:table-cell office:value-type="float" office:value="35.6667">
            <text:p>35.6667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8.6667">
            <text:p>68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23T16:00:00">
            <text:p>Mon Jan 23 16:00:00 2023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  <table:table-cell office:value-type="float" office:value="35.6667">
            <text:p>35.6667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4T07:00:00">
            <text:p>Tue Jan 24 07:00:00 202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1-24T08:00:00">
            <text:p>Tue Jan 24 08:00:00 202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1-24T11:00:00">
            <text:p>Tue Jan 24 11:00:00 2023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4T12:00:00">
            <text:p>Tue Jan 24 12:00:00 2023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1-24T13:00:00">
            <text:p>Tue Jan 24 13:00:00 202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24T14:00:00">
            <text:p>Tue Jan 24 14:00:00 202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1-24T15:00:00">
            <text:p>Tue Jan 24 15:00:00 2023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1-25T06:00:00">
            <text:p>Wed Jan 25 06:00:00 2023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25T07:00:00">
            <text:p>Wed Jan 25 07:00:00 202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25T08:00:00">
            <text:p>Wed Jan 25 08:00:00 2023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5T09:00:00">
            <text:p>Wed Jan 25 09:00:00 202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5T10:00:00">
            <text:p>Wed Jan 25 10:00:00 2023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1-25T11:00:00">
            <text:p>Wed Jan 25 11:00:00 202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25T12:00:00">
            <text:p>Wed Jan 25 12:00:00 2023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25T13:00:00">
            <text:p>Wed Jan 25 13:00:00 2023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1-25T14:00:00">
            <text:p>Wed Jan 25 14:00:00 2023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1-25T15:00:00">
            <text:p>Wed Jan 25 15:00:00 2023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25T16:00:00">
            <text:p>Wed Jan 25 16:00:00 2023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25T17:00:00">
            <text:p>Wed Jan 25 17:00:00 2023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26T01:00:00">
            <text:p>Thu Jan 26 01:00:00 2023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26T02:00:00">
            <text:p>Thu Jan 26 02:00:00 2023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26T04:00:00">
            <text:p>Thu Jan 26 04:00:00 2023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26T05:00:00">
            <text:p>Thu Jan 26 05:00:00 202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26T06:00:00">
            <text:p>Thu Jan 26 06:00:00 202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26T07:00:00">
            <text:p>Thu Jan 26 07:00:00 202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6T08:00:00">
            <text:p>Thu Jan 26 08:00:00 2023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26T09:00:00">
            <text:p>Thu Jan 26 09:00:00 202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6T10:00:00">
            <text:p>Thu Jan 26 10:00:00 2023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6T11:00:00">
            <text:p>Thu Jan 26 11:00:00 202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26T12:00:00">
            <text:p>Thu Jan 26 12:00:00 2023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26T13:00:00">
            <text:p>Thu Jan 26 13:00:00 202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26T14:00:00">
            <text:p>Thu Jan 26 14:00:00 2023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1-26T15:00:00">
            <text:p>Thu Jan 26 15:00:00 202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1-26T16:00:00">
            <text:p>Thu Jan 26 16:00:00 2023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1-26T17:00:00">
            <text:p>Thu Jan 26 17:00:00 2023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1-27T06:00:00">
            <text:p>Fri Jan 27 06:00:00 202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27T07:00:00">
            <text:p>Fri Jan 27 07:00:00 2023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7T11:00:00">
            <text:p>Fri Jan 27 11:00:00 2023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7T12:00:00">
            <text:p>Fri Jan 27 12:00:00 202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27T13:00:00">
            <text:p>Fri Jan 27 13:00:00 2023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1-27T14:00:00">
            <text:p>Fri Jan 27 14:00:00 202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1-27T15:00:00">
            <text:p>Fri Jan 27 15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27T16:00:00">
            <text:p>Fri Jan 27 16:00:00 202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1-27T17:00:00">
            <text:p>Fri Jan 27 17:00:00 2023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28T07:00:00">
            <text:p>Sat Jan 28 07:00:00 2023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1-28T08:00:00">
            <text:p>Sat Jan 28 08:00:00 202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1-28T09:00:00">
            <text:p>Sat Jan 28 09:00:00 2023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8T10:00:00">
            <text:p>Sat Jan 28 10:00:00 202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1-28T11:00:00">
            <text:p>Sat Jan 28 11:00:00 202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28T12:00:00">
            <text:p>Sat Jan 28 12:00:00 2023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1-28T13:00:00">
            <text:p>Sat Jan 28 13:00:00 2023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29T03:00:00">
            <text:p>Sun Jan 29 03:00:00 2023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9T04:00:00">
            <text:p>Sun Jan 29 04:00:00 2023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29T07:00:00">
            <text:p>Sun Jan 29 07:00:00 202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1-29T08:00:00">
            <text:p>Sun Jan 29 08:00:00 2023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29T09:00:00">
            <text:p>Sun Jan 29 09:00:00 2023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29T10:00:00">
            <text:p>Sun Jan 29 10:00:00 202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29T11:00:00">
            <text:p>Sun Jan 29 11:00:00 2023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1-29T12:00:00">
            <text:p>Sun Jan 29 12:00:00 2023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1-29T13:00:00">
            <text:p>Sun Jan 29 13:00:00 2023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9T14:00:00">
            <text:p>Sun Jan 29 14:00:00 202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1-30T07:00:00">
            <text:p>Mon Jan 30 07:00:00 2023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30T08:00:00">
            <text:p>Mon Jan 30 08:00:00 202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30T09:00:00">
            <text:p>Mon Jan 30 09:00:00 202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30T10:00:00">
            <text:p>Mon Jan 30 10:00:00 2023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1-30T11:00:00">
            <text:p>Mon Jan 30 11:00:00 2023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1-30T12:00:00">
            <text:p>Mon Jan 30 12:00:00 202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1-30T13:00:00">
            <text:p>Mon Jan 30 13:00:00 202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1-30T14:00:00">
            <text:p>Mon Jan 30 14:00:00 2023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30T15:00:00">
            <text:p>Mon Jan 30 15:00:00 2023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31T01:00:00">
            <text:p>Tue Jan 31 01:00:00 202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31T07:00:00">
            <text:p>Tue Jan 31 07:00:00 2023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31T08:00:00">
            <text:p>Tue Jan 31 08:00:00 2023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31T09:00:00">
            <text:p>Tue Jan 31 09:00:00 2023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31T10:00:00">
            <text:p>Tue Jan 31 10:00:00 2023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31T11:00:00">
            <text:p>Tue Jan 31 11:00:00 2023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1-31T12:00:00">
            <text:p>Tue Jan 31 12:00:00 2023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31T13:00:00">
            <text:p>Tue Jan 31 13:00:00 202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1-31T14:00:00">
            <text:p>Tue Jan 31 14:00:00 202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31T15:00:00">
            <text:p>Tue Jan 31 15:00:00 202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31T16:00:00">
            <text:p>Tue Jan 31 16:00:00 202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31T17:00:00">
            <text:p>Tue Jan 31 17:00:00 202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31T19:00:00">
            <text:p>Tue Jan 31 19:00:00 202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01T02:00:00">
            <text:p>Wed Feb  1 02:00:00 202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01T03:00:00">
            <text:p>Wed Feb  1 03:00:00 202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2-01T04:00:00">
            <text:p>Wed Feb  1 04:00:00 2023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1T05:00:00">
            <text:p>Wed Feb  1 05:00:00 2023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01T06:00:00">
            <text:p>Wed Feb  1 06:00:00 2023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2-01T07:00:00">
            <text:p>Wed Feb  1 07:00:00 202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2-01T08:00:00">
            <text:p>Wed Feb  1 08:00:00 2023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2-01T09:00:00">
            <text:p>Wed Feb  1 09:00:00 202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2-01T10:00:00">
            <text:p>Wed Feb  1 10:00:00 2023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2-01T11:00:00">
            <text:p>Wed Feb  1 11:00:00 202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01T12:00:00">
            <text:p>Wed Feb  1 12:00:00 2023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2-01T13:00:00">
            <text:p>Wed Feb  1 13:00:00 2023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2-01T14:00:00">
            <text:p>Wed Feb  1 14:00:00 202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2-01T15:00:00">
            <text:p>Wed Feb  1 15:00:00 202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2T05:00:00">
            <text:p>Thu Feb  2 05:00:00 2023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2T07:00:00">
            <text:p>Thu Feb  2 07:00:00 202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2-02T08:00:00">
            <text:p>Thu Feb  2 08:00:00 2023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2-02T09:00:00">
            <text:p>Thu Feb  2 09:00:00 2023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2T10:00:00">
            <text:p>Thu Feb  2 10:00:00 202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2-02T11:00:00">
            <text:p>Thu Feb  2 11:00:00 2023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2-02T12:00:00">
            <text:p>Thu Feb  2 12:00:00 202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02T13:00:00">
            <text:p>Thu Feb  2 13:00:00 2023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2-02T14:00:00">
            <text:p>Thu Feb  2 14:00:00 2023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2-02T15:00:00">
            <text:p>Thu Feb  2 15:00:00 2023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03T07:00:00">
            <text:p>Fri Feb  3 07:00:00 2023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3T08:00:00">
            <text:p>Fri Feb  3 08:00:00 202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2-03T09:00:00">
            <text:p>Fri Feb  3 09:00:00 202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2-03T10:00:00">
            <text:p>Fri Feb  3 10:00:00 2023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2-03T11:00:00">
            <text:p>Fri Feb  3 11:00:00 2023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3T12:00:00">
            <text:p>Fri Feb  3 12:00:00 2023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2-03T13:00:00">
            <text:p>Fri Feb  3 13:00:00 202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2-03T14:00:00">
            <text:p>Fri Feb  3 14:00:00 202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2-03T15:00:00">
            <text:p>Fri Feb  3 15:00:00 2023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04T08:00:00">
            <text:p>Sat Feb  4 08:00:00 2023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2-04T09:00:00">
            <text:p>Sat Feb  4 09:00:00 202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2-04T10:00:00">
            <text:p>Sat Feb  4 10:00:00 202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2-04T11:00:00">
            <text:p>Sat Feb  4 11:00:00 2023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2-04T12:00:00">
            <text:p>Sat Feb  4 12:00:00 2023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2-04T13:00:00">
            <text:p>Sat Feb  4 13:00:00 2023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2-04T14:00:00">
            <text:p>Sat Feb  4 14:00:00 202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2-04T15:00:00">
            <text:p>Sat Feb  4 15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2-05T08:00:00">
            <text:p>Sun Feb  5 08:00:00 2023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05T09:00:00">
            <text:p>Sun Feb  5 09:00:00 202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2-05T10:00:00">
            <text:p>Sun Feb  5 10:00:00 2023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2-05T11:00:00">
            <text:p>Sun Feb  5 11:00:00 2023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05T12:00:00">
            <text:p>Sun Feb  5 12:00:00 2023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05T13:00:00">
            <text:p>Sun Feb  5 13:00:00 202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2-05T14:00:00">
            <text:p>Sun Feb  5 14:00:00 202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2-06T08:00:00">
            <text:p>Mon Feb  6 08:00:00 202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2-06T09:00:00">
            <text:p>Mon Feb  6 09:00:00 2023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6T10:00:00">
            <text:p>Mon Feb  6 10:00:00 202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2-06T11:00:00">
            <text:p>Mon Feb  6 11:00:00 202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2-06T12:00:00">
            <text:p>Mon Feb  6 12:00:00 202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2-06T13:00:00">
            <text:p>Mon Feb  6 13:00:00 202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06T14:00:00">
            <text:p>Mon Feb  6 14:00:00 2023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2-06T15:00:00">
            <text:p>Mon Feb  6 15:00:00 202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2-07T15:00:00">
            <text:p>Tue Feb  7 15:00:00 2023</text:p>
          </table:table-cell>
          <table:table-cell office:value-type="float" office:value="76.5">
            <text:p>76.5</text:p>
          </table:table-cell>
          <table:table-cell office:value-type="float" office:value="77.1667">
            <text:p>77.1667</text:p>
          </table:table-cell>
          <table:table-cell office:value-type="float" office:value="61.8333">
            <text:p>61.8333</text:p>
          </table:table-cell>
          <table:table-cell office:value-type="float" office:value="45.8333">
            <text:p>45.8333</text:p>
          </table:table-cell>
          <table:table-cell office:value-type="float" office:value="33.5">
            <text:p>33.5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8T09:00:00">
            <text:p>Wed Feb  8 09:00:00 2023</text:p>
          </table:table-cell>
          <table:table-cell office:value-type="float" office:value="56.6667">
            <text:p>56.6667</text:p>
          </table:table-cell>
          <table:table-cell office:value-type="float" office:value="57.3333">
            <text:p>57.3333</text:p>
          </table:table-cell>
          <table:table-cell office:value-type="float" office:value="56.5">
            <text:p>56.5</text:p>
          </table:table-cell>
          <table:table-cell office:value-type="float" office:value="25.0">
            <text:p>25.0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8T10:00:00">
            <text:p>Wed Feb  8 10:00:00 202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7.3333">
            <text:p>57.3333</text:p>
          </table:table-cell>
          <table:table-cell office:value-type="float" office:value="56.5">
            <text:p>56.5</text:p>
          </table:table-cell>
          <table:table-cell office:value-type="float" office:value="25.0">
            <text:p>25.0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2-08T12:00:00">
            <text:p>Wed Feb  8 12:00:00 2023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7.3333">
            <text:p>57.3333</text:p>
          </table:table-cell>
          <table:table-cell office:value-type="float" office:value="56.5">
            <text:p>56.5</text:p>
          </table:table-cell>
          <table:table-cell office:value-type="float" office:value="25.0">
            <text:p>25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2-08T13:00:00">
            <text:p>Wed Feb  8 13:00:00 2023</text:p>
          </table:table-cell>
          <table:table-cell office:value-type="float" office:value="54.3333">
            <text:p>54.3333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7.3333">
            <text:p>57.3333</text:p>
          </table:table-cell>
          <table:table-cell office:value-type="float" office:value="56.5">
            <text:p>56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08T14:00:00">
            <text:p>Wed Feb  8 14:00:00 2023</text:p>
          </table:table-cell>
          <table:table-cell office:value-type="float" office:value="33.6667">
            <text:p>33.6667</text:p>
          </table:table-cell>
          <table:table-cell office:value-type="float" office:value="54.3333">
            <text:p>54.3333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7.3333">
            <text:p>57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2-08T15:00:00">
            <text:p>Wed Feb  8 15:00:00 2023</text:p>
          </table:table-cell>
          <table:table-cell office:value-type="float" office:value="27.8333">
            <text:p>27.8333</text:p>
          </table:table-cell>
          <table:table-cell office:value-type="float" office:value="33.6667">
            <text:p>33.6667</text:p>
          </table:table-cell>
          <table:table-cell office:value-type="float" office:value="54.3333">
            <text:p>54.3333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8T16:00:00">
            <text:p>Wed Feb  8 16:00:00 2023</text:p>
          </table:table-cell>
          <table:table-cell office:value-type="float" office:value="15.3333">
            <text:p>15.3333</text:p>
          </table:table-cell>
          <table:table-cell office:value-type="float" office:value="27.8333">
            <text:p>27.8333</text:p>
          </table:table-cell>
          <table:table-cell office:value-type="float" office:value="33.6667">
            <text:p>33.6667</text:p>
          </table:table-cell>
          <table:table-cell office:value-type="float" office:value="54.3333">
            <text:p>54.3333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08T17:00:00">
            <text:p>Wed Feb  8 17:00:00 2023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  <table:table-cell office:value-type="float" office:value="27.8333">
            <text:p>27.8333</text:p>
          </table:table-cell>
          <table:table-cell office:value-type="float" office:value="33.6667">
            <text:p>33.6667</text:p>
          </table:table-cell>
          <table:table-cell office:value-type="float" office:value="54.3333">
            <text:p>54.3333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08T18:00:00">
            <text:p>Wed Feb  8 18:00:00 2023</text:p>
          </table:table-cell>
          <table:table-cell office:value-type="float" office:value="43.5">
            <text:p>43.5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  <table:table-cell office:value-type="float" office:value="27.8333">
            <text:p>27.8333</text:p>
          </table:table-cell>
          <table:table-cell office:value-type="float" office:value="33.6667">
            <text:p>33.6667</text:p>
          </table:table-cell>
          <table:table-cell office:value-type="float" office:value="54.3333">
            <text:p>54.3333</text:p>
          </table:table-cell>
          <table:table-cell office:value-type="float" office:value="51.8333">
            <text:p>51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2-08T19:00:00">
            <text:p>Wed Feb  8 19:00:00 202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  <table:table-cell office:value-type="float" office:value="27.8333">
            <text:p>27.8333</text:p>
          </table:table-cell>
          <table:table-cell office:value-type="float" office:value="33.6667">
            <text:p>33.6667</text:p>
          </table:table-cell>
          <table:table-cell office:value-type="float" office:value="54.3333">
            <text:p>54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2-08T20:00:00">
            <text:p>Wed Feb  8 20:00:00 2023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  <table:table-cell office:value-type="float" office:value="27.8333">
            <text:p>27.8333</text:p>
          </table:table-cell>
          <table:table-cell office:value-type="float" office:value="33.6667">
            <text:p>33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2-08T21:00:00">
            <text:p>Wed Feb  8 21:00:00 2023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  <table:table-cell office:value-type="float" office:value="27.8333">
            <text:p>27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2-08T22:00:00">
            <text:p>Wed Feb  8 22:00:00 2023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3T09:00:00">
            <text:p>Mon Feb 13 09:00:00 2023</text:p>
          </table:table-cell>
          <table:table-cell office:value-type="float" office:value="68.6667">
            <text:p>68.6667</text:p>
          </table:table-cell>
          <table:table-cell office:value-type="float" office:value="63.5">
            <text:p>63.5</text:p>
          </table:table-cell>
          <table:table-cell office:value-type="float" office:value="56.1667">
            <text:p>56.1667</text:p>
          </table:table-cell>
          <table:table-cell office:value-type="float" office:value="51.0">
            <text:p>51.0</text:p>
          </table:table-cell>
          <table:table-cell office:value-type="float" office:value="48.5">
            <text:p>48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2-13T10:00:00">
            <text:p>Mon Feb 13 10:00:00 2023</text:p>
          </table:table-cell>
          <table:table-cell office:value-type="float" office:value="67.1667">
            <text:p>67.1667</text:p>
          </table:table-cell>
          <table:table-cell office:value-type="float" office:value="68.6667">
            <text:p>68.6667</text:p>
          </table:table-cell>
          <table:table-cell office:value-type="float" office:value="63.5">
            <text:p>63.5</text:p>
          </table:table-cell>
          <table:table-cell office:value-type="float" office:value="56.1667">
            <text:p>56.1667</text:p>
          </table:table-cell>
          <table:table-cell office:value-type="float" office:value="51.0">
            <text:p>51.0</text:p>
          </table:table-cell>
          <table:table-cell office:value-type="float" office:value="48.5">
            <text:p>48.5</text:p>
          </table:table-cell>
          <table:table-cell office:value-type="float" office:value="48.1667">
            <text:p>48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13T11:00:00">
            <text:p>Mon Feb 13 11:00:00 2023</text:p>
          </table:table-cell>
          <table:table-cell office:value-type="float" office:value="70.8333">
            <text:p>70.8333</text:p>
          </table:table-cell>
          <table:table-cell office:value-type="float" office:value="67.1667">
            <text:p>67.1667</text:p>
          </table:table-cell>
          <table:table-cell office:value-type="float" office:value="68.6667">
            <text:p>68.6667</text:p>
          </table:table-cell>
          <table:table-cell office:value-type="float" office:value="63.5">
            <text:p>63.5</text:p>
          </table:table-cell>
          <table:table-cell office:value-type="float" office:value="56.1667">
            <text:p>56.1667</text:p>
          </table:table-cell>
          <table:table-cell office:value-type="float" office:value="51.0">
            <text:p>51.0</text:p>
          </table:table-cell>
          <table:table-cell office:value-type="float" office:value="48.5">
            <text:p>48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2-13T12:00:00">
            <text:p>Mon Feb 13 12:00:00 2023</text:p>
          </table:table-cell>
          <table:table-cell office:value-type="float" office:value="69.0">
            <text:p>69.0</text:p>
          </table:table-cell>
          <table:table-cell office:value-type="float" office:value="70.8333">
            <text:p>70.8333</text:p>
          </table:table-cell>
          <table:table-cell office:value-type="float" office:value="67.1667">
            <text:p>67.1667</text:p>
          </table:table-cell>
          <table:table-cell office:value-type="float" office:value="68.6667">
            <text:p>68.6667</text:p>
          </table:table-cell>
          <table:table-cell office:value-type="float" office:value="63.5">
            <text:p>63.5</text:p>
          </table:table-cell>
          <table:table-cell office:value-type="float" office:value="56.1667">
            <text:p>56.1667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4T10:00:00">
            <text:p>Tue Feb 14 10:00:00 2023</text:p>
          </table:table-cell>
          <table:table-cell office:value-type="float" office:value="68.3333">
            <text:p>68.3333</text:p>
          </table:table-cell>
          <table:table-cell office:value-type="float" office:value="68.3333">
            <text:p>68.3333</text:p>
          </table:table-cell>
          <table:table-cell office:value-type="float" office:value="66.5">
            <text:p>66.5</text:p>
          </table:table-cell>
          <table:table-cell office:value-type="float" office:value="57.3333">
            <text:p>57.3333</text:p>
          </table:table-cell>
          <table:table-cell office:value-type="float" office:value="53.6667">
            <text:p>53.6667</text:p>
          </table:table-cell>
          <table:table-cell office:value-type="float" office:value="35.5">
            <text:p>35.5</text:p>
          </table:table-cell>
          <table:table-cell office:value-type="float" office:value="23.8333">
            <text:p>23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2-15T06:00:00">
            <text:p>Wed Feb 15 06:00:00 202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39.3333">
            <text:p>39.3333</text:p>
          </table:table-cell>
          <table:table-cell office:value-type="float" office:value="50.6667">
            <text:p>50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15T07:00:00">
            <text:p>Wed Feb 15 07:00:00 2023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39.3333">
            <text:p>39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2-15T08:00:00">
            <text:p>Wed Feb 15 08:00:00 2023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15T09:00:00">
            <text:p>Wed Feb 15 09:00:00 2023</text:p>
          </table:table-cell>
          <table:table-cell office:value-type="float" office:value="66.6667">
            <text:p>66.6667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2-15T10:00:00">
            <text:p>Wed Feb 15 10:00:00 2023</text:p>
          </table:table-cell>
          <table:table-cell office:value-type="float" office:value="64.5">
            <text:p>64.5</text:p>
          </table:table-cell>
          <table:table-cell office:value-type="float" office:value="66.6667">
            <text:p>66.6667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2-15T11:00:00">
            <text:p>Wed Feb 15 11:00:00 2023</text:p>
          </table:table-cell>
          <table:table-cell office:value-type="float" office:value="59.5">
            <text:p>59.5</text:p>
          </table:table-cell>
          <table:table-cell office:value-type="float" office:value="64.5">
            <text:p>64.5</text:p>
          </table:table-cell>
          <table:table-cell office:value-type="float" office:value="66.6667">
            <text:p>66.6667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2-15T12:00:00">
            <text:p>Wed Feb 15 12:00:00 2023</text:p>
          </table:table-cell>
          <table:table-cell office:value-type="float" office:value="63.1667">
            <text:p>63.1667</text:p>
          </table:table-cell>
          <table:table-cell office:value-type="float" office:value="59.5">
            <text:p>59.5</text:p>
          </table:table-cell>
          <table:table-cell office:value-type="float" office:value="64.5">
            <text:p>64.5</text:p>
          </table:table-cell>
          <table:table-cell office:value-type="float" office:value="66.6667">
            <text:p>66.6667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15T13:00:00">
            <text:p>Wed Feb 15 13:00:00 2023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  <table:table-cell office:value-type="float" office:value="59.5">
            <text:p>59.5</text:p>
          </table:table-cell>
          <table:table-cell office:value-type="float" office:value="64.5">
            <text:p>64.5</text:p>
          </table:table-cell>
          <table:table-cell office:value-type="float" office:value="66.6667">
            <text:p>66.6667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5T14:00:00">
            <text:p>Wed Feb 15 14:00:00 2023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  <table:table-cell office:value-type="float" office:value="59.5">
            <text:p>59.5</text:p>
          </table:table-cell>
          <table:table-cell office:value-type="float" office:value="64.5">
            <text:p>64.5</text:p>
          </table:table-cell>
          <table:table-cell office:value-type="float" office:value="66.6667">
            <text:p>66.6667</text:p>
          </table:table-cell>
          <table:table-cell office:value-type="float" office:value="61.0">
            <text:p>61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15T15:00:00">
            <text:p>Wed Feb 15 15:00:00 2023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  <table:table-cell office:value-type="float" office:value="59.5">
            <text:p>59.5</text:p>
          </table:table-cell>
          <table:table-cell office:value-type="float" office:value="64.5">
            <text:p>64.5</text:p>
          </table:table-cell>
          <table:table-cell office:value-type="float" office:value="66.6667">
            <text:p>66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5T16:00:00">
            <text:p>Wed Feb 15 16:00:00 202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  <table:table-cell office:value-type="float" office:value="59.5">
            <text:p>59.5</text:p>
          </table:table-cell>
          <table:table-cell office:value-type="float" office:value="64.5">
            <text:p>64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2-16T09:00:00">
            <text:p>Thu Feb 16 09:00:00 202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2-16T10:00:00">
            <text:p>Thu Feb 16 10:00:00 202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2-16T11:00:00">
            <text:p>Thu Feb 16 11:00:00 2023</text:p>
          </table:table-cell>
          <table:table-cell office:value-type="float" office:value="58.8333">
            <text:p>58.833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2-16T12:00:00">
            <text:p>Thu Feb 16 12:00:00 2023</text:p>
          </table:table-cell>
          <table:table-cell office:value-type="float" office:value="61.0">
            <text:p>61.0</text:p>
          </table:table-cell>
          <table:table-cell office:value-type="float" office:value="58.8333">
            <text:p>58.833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2-16T13:00:00">
            <text:p>Thu Feb 16 13:00:00 2023</text:p>
          </table:table-cell>
          <table:table-cell office:value-type="float" office:value="51.5">
            <text:p>51.5</text:p>
          </table:table-cell>
          <table:table-cell office:value-type="float" office:value="61.0">
            <text:p>61.0</text:p>
          </table:table-cell>
          <table:table-cell office:value-type="float" office:value="58.8333">
            <text:p>58.833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2-16T14:00:00">
            <text:p>Thu Feb 16 14:00:00 2023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  <table:table-cell office:value-type="float" office:value="61.0">
            <text:p>61.0</text:p>
          </table:table-cell>
          <table:table-cell office:value-type="float" office:value="58.8333">
            <text:p>58.833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2-16T15:00:00">
            <text:p>Thu Feb 16 15:00:00 2023</text:p>
          </table:table-cell>
          <table:table-cell office:value-type="float" office:value="44.8333">
            <text:p>44.8333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  <table:table-cell office:value-type="float" office:value="61.0">
            <text:p>61.0</text:p>
          </table:table-cell>
          <table:table-cell office:value-type="float" office:value="58.8333">
            <text:p>58.833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2-16T16:00:00">
            <text:p>Thu Feb 16 16:00:00 202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  <table:table-cell office:value-type="float" office:value="61.0">
            <text:p>61.0</text:p>
          </table:table-cell>
          <table:table-cell office:value-type="float" office:value="58.8333">
            <text:p>58.8333</text:p>
          </table:table-cell>
          <table:table-cell office:value-type="float" office:value="56.8333">
            <text:p>56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16T17:00:00">
            <text:p>Thu Feb 16 17:00:00 2023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  <table:table-cell office:value-type="float" office:value="61.0">
            <text:p>61.0</text:p>
          </table:table-cell>
          <table:table-cell office:value-type="float" office:value="58.8333">
            <text:p>58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2-16T18:00:00">
            <text:p>Thu Feb 16 18:00:00 2023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  <table:table-cell office:value-type="float" office:value="61.0">
            <text:p>61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7T09:00:00">
            <text:p>Fri Feb 17 09:00:00 2023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2-17T10:00:00">
            <text:p>Fri Feb 17 10:00:00 2023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17T11:00:00">
            <text:p>Fri Feb 17 11:00:00 2023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2-17T12:00:00">
            <text:p>Fri Feb 17 12:00:00 2023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17T13:00:00">
            <text:p>Fri Feb 17 13:00:00 2023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17T14:00:00">
            <text:p>Fri Feb 17 14:00:00 2023</text:p>
          </table:table-cell>
          <table:table-cell office:value-type="float" office:value="35.0">
            <text:p>35.0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8T11:00:00">
            <text:p>Sat Feb 18 11:00:00 2023</text:p>
          </table:table-cell>
          <table:table-cell office:value-type="float" office:value="64.8333">
            <text:p>64.8333</text:p>
          </table:table-cell>
          <table:table-cell office:value-type="float" office:value="65.3333">
            <text:p>65.3333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7.0">
            <text:p>47.0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18T12:00:00">
            <text:p>Sat Feb 18 12:00:00 2023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65.3333">
            <text:p>65.3333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7.0">
            <text:p>47.0</text:p>
          </table:table-cell>
          <table:table-cell office:value-type="float" office:value="48.5">
            <text:p>48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2-19T09:00:00">
            <text:p>Sun Feb 19 09:00:00 2023</text:p>
          </table:table-cell>
          <table:table-cell office:value-type="float" office:value="70.0">
            <text:p>70.0</text:p>
          </table:table-cell>
          <table:table-cell office:value-type="float" office:value="65.6667">
            <text:p>65.6667</text:p>
          </table:table-cell>
          <table:table-cell office:value-type="float" office:value="59.8333">
            <text:p>59.8333</text:p>
          </table:table-cell>
          <table:table-cell office:value-type="float" office:value="49.5">
            <text:p>49.5</text:p>
          </table:table-cell>
          <table:table-cell office:value-type="float" office:value="43.3333">
            <text:p>43.3333</text:p>
          </table:table-cell>
          <table:table-cell office:value-type="float" office:value="41.1667">
            <text:p>41.1667</text:p>
          </table:table-cell>
          <table:table-cell office:value-type="float" office:value="39.8333">
            <text:p>39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19T10:00:00">
            <text:p>Sun Feb 19 10:00:00 2023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65.6667">
            <text:p>65.6667</text:p>
          </table:table-cell>
          <table:table-cell office:value-type="float" office:value="59.8333">
            <text:p>59.8333</text:p>
          </table:table-cell>
          <table:table-cell office:value-type="float" office:value="49.5">
            <text:p>49.5</text:p>
          </table:table-cell>
          <table:table-cell office:value-type="float" office:value="43.3333">
            <text:p>43.3333</text:p>
          </table:table-cell>
          <table:table-cell office:value-type="float" office:value="41.1667">
            <text:p>41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2-19T11:00:00">
            <text:p>Sun Feb 19 11:00:00 2023</text:p>
          </table:table-cell>
          <table:table-cell office:value-type="float" office:value="66.0">
            <text:p>66.0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65.6667">
            <text:p>65.6667</text:p>
          </table:table-cell>
          <table:table-cell office:value-type="float" office:value="59.8333">
            <text:p>59.8333</text:p>
          </table:table-cell>
          <table:table-cell office:value-type="float" office:value="49.5">
            <text:p>49.5</text:p>
          </table:table-cell>
          <table:table-cell office:value-type="float" office:value="43.3333">
            <text:p>43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9T12:00:00">
            <text:p>Sun Feb 19 12:00:00 2023</text:p>
          </table:table-cell>
          <table:table-cell office:value-type="float" office:value="61.6667">
            <text:p>61.6667</text:p>
          </table:table-cell>
          <table:table-cell office:value-type="float" office:value="66.0">
            <text:p>66.0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65.6667">
            <text:p>65.6667</text:p>
          </table:table-cell>
          <table:table-cell office:value-type="float" office:value="59.8333">
            <text:p>59.8333</text:p>
          </table:table-cell>
          <table:table-cell office:value-type="float" office:value="49.5">
            <text:p>49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19T13:00:00">
            <text:p>Sun Feb 19 13:00:00 2023</text:p>
          </table:table-cell>
          <table:table-cell office:value-type="float" office:value="53.0">
            <text:p>53.0</text:p>
          </table:table-cell>
          <table:table-cell office:value-type="float" office:value="61.6667">
            <text:p>61.6667</text:p>
          </table:table-cell>
          <table:table-cell office:value-type="float" office:value="66.0">
            <text:p>66.0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65.6667">
            <text:p>65.6667</text:p>
          </table:table-cell>
          <table:table-cell office:value-type="float" office:value="59.8333">
            <text:p>59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2-19T14:00:00">
            <text:p>Sun Feb 19 14:00:00 2023</text:p>
          </table:table-cell>
          <table:table-cell office:value-type="float" office:value="49.0">
            <text:p>49.0</text:p>
          </table:table-cell>
          <table:table-cell office:value-type="float" office:value="53.0">
            <text:p>53.0</text:p>
          </table:table-cell>
          <table:table-cell office:value-type="float" office:value="61.6667">
            <text:p>61.6667</text:p>
          </table:table-cell>
          <table:table-cell office:value-type="float" office:value="66.0">
            <text:p>66.0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65.6667">
            <text:p>65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2-20T20:00:00">
            <text:p>Mon Feb 20 20:00:00 2023</text:p>
          </table:table-cell>
          <table:table-cell office:value-type="float" office:value="45.3333">
            <text:p>45.3333</text:p>
          </table:table-cell>
          <table:table-cell office:value-type="float" office:value="49.1667">
            <text:p>49.1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7.5">
            <text:p>37.5</text:p>
          </table:table-cell>
          <table:table-cell office:value-type="float" office:value="64.3333">
            <text:p>64.3333</text:p>
          </table:table-cell>
          <table:table-cell office:value-type="float" office:value="71.6667">
            <text:p>71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2-21T00:00:00">
            <text:p>Tue Feb 21 00:00:00 2023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  <table:table-cell office:value-type="float" office:value="38.1667">
            <text:p>38.1667</text:p>
          </table:table-cell>
          <table:table-cell office:value-type="float" office:value="45.3333">
            <text:p>45.3333</text:p>
          </table:table-cell>
          <table:table-cell office:value-type="float" office:value="49.1667">
            <text:p>49.1667</text:p>
          </table:table-cell>
          <table:table-cell office:value-type="float" office:value="43.3333">
            <text:p>43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1:00:00">
            <text:p>Tue Feb 21 01:00:00 2023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  <table:table-cell office:value-type="float" office:value="38.1667">
            <text:p>38.1667</text:p>
          </table:table-cell>
          <table:table-cell office:value-type="float" office:value="45.3333">
            <text:p>45.3333</text:p>
          </table:table-cell>
          <table:table-cell office:value-type="float" office:value="49.1667">
            <text:p>49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2:00:00">
            <text:p>Tue Feb 21 02:00:00 2023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  <table:table-cell office:value-type="float" office:value="38.1667">
            <text:p>38.1667</text:p>
          </table:table-cell>
          <table:table-cell office:value-type="float" office:value="45.3333">
            <text:p>45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3:00:00">
            <text:p>Tue Feb 21 03:00:00 2023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  <table:table-cell office:value-type="float" office:value="38.1667">
            <text:p>38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5:00:00">
            <text:p>Tue Feb 21 05:00:00 2023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6:00:00">
            <text:p>Tue Feb 21 06:00:00 202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2-21T07:00:00">
            <text:p>Tue Feb 21 07:00:00 2023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2-21T08:00:00">
            <text:p>Tue Feb 21 08:00:00 2023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2-21T09:00:00">
            <text:p>Tue Feb 21 09:00:00 2023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1T10:00:00">
            <text:p>Tue Feb 21 10:00:00 202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21T11:00:00">
            <text:p>Tue Feb 21 11:00:00 2023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2-21T12:00:00">
            <text:p>Tue Feb 21 12:00:00 202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2-21T13:00:00">
            <text:p>Tue Feb 21 13:00:00 2023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2-22T09:00:00">
            <text:p>Wed Feb 22 09:00:00 2023</text:p>
          </table:table-cell>
          <table:table-cell office:value-type="float" office:value="74.1667">
            <text:p>74.1667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2T10:00:00">
            <text:p>Wed Feb 22 10:00:00 2023</text:p>
          </table:table-cell>
          <table:table-cell office:value-type="float" office:value="82.5">
            <text:p>82.5</text:p>
          </table:table-cell>
          <table:table-cell office:value-type="float" office:value="74.1667">
            <text:p>74.1667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2-22T11:00:00">
            <text:p>Wed Feb 22 11:00:00 2023</text:p>
          </table:table-cell>
          <table:table-cell office:value-type="float" office:value="80.8333">
            <text:p>80.8333</text:p>
          </table:table-cell>
          <table:table-cell office:value-type="float" office:value="82.5">
            <text:p>82.5</text:p>
          </table:table-cell>
          <table:table-cell office:value-type="float" office:value="74.1667">
            <text:p>74.1667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22T12:00:00">
            <text:p>Wed Feb 22 12:00:00 2023</text:p>
          </table:table-cell>
          <table:table-cell office:value-type="float" office:value="78.1667">
            <text:p>78.1667</text:p>
          </table:table-cell>
          <table:table-cell office:value-type="float" office:value="80.8333">
            <text:p>80.8333</text:p>
          </table:table-cell>
          <table:table-cell office:value-type="float" office:value="82.5">
            <text:p>82.5</text:p>
          </table:table-cell>
          <table:table-cell office:value-type="float" office:value="74.1667">
            <text:p>74.1667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09T12:00:00">
            <text:p>Thu Mar  9 12:00:00 2023</text:p>
          </table:table-cell>
          <table:table-cell office:value-type="float" office:value="55.3333">
            <text:p>55.3333</text:p>
          </table:table-cell>
          <table:table-cell office:value-type="float" office:value="50.8333">
            <text:p>50.8333</text:p>
          </table:table-cell>
          <table:table-cell office:value-type="float" office:value="54.8333">
            <text:p>54.8333</text:p>
          </table:table-cell>
          <table:table-cell office:value-type="float" office:value="53.5">
            <text:p>53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31.8333">
            <text:p>31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09T14:00:00">
            <text:p>Thu Mar  9 14:00:00 2023</text:p>
          </table:table-cell>
          <table:table-cell office:value-type="float" office:value="37.0">
            <text:p>37.0</text:p>
          </table:table-cell>
          <table:table-cell office:value-type="float" office:value="48.8333">
            <text:p>48.8333</text:p>
          </table:table-cell>
          <table:table-cell office:value-type="float" office:value="55.3333">
            <text:p>55.3333</text:p>
          </table:table-cell>
          <table:table-cell office:value-type="float" office:value="50.8333">
            <text:p>50.8333</text:p>
          </table:table-cell>
          <table:table-cell office:value-type="float" office:value="54.8333">
            <text:p>54.8333</text:p>
          </table:table-cell>
          <table:table-cell office:value-type="float" office:value="53.5">
            <text:p>53.5</text:p>
          </table:table-cell>
          <table:table-cell office:value-type="float" office:value="45.6667">
            <text:p>45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3-09T15:00:00">
            <text:p>Thu Mar  9 15:00:00 2023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48.8333">
            <text:p>48.8333</text:p>
          </table:table-cell>
          <table:table-cell office:value-type="float" office:value="55.3333">
            <text:p>55.3333</text:p>
          </table:table-cell>
          <table:table-cell office:value-type="float" office:value="50.8333">
            <text:p>50.8333</text:p>
          </table:table-cell>
          <table:table-cell office:value-type="float" office:value="54.8333">
            <text:p>54.8333</text:p>
          </table:table-cell>
          <table:table-cell office:value-type="float" office:value="53.5">
            <text:p>53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10T08:00:00">
            <text:p>Fri Mar 10 08:00:00 2023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10.1667">
            <text:p>10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0T09:00:00">
            <text:p>Fri Mar 10 09:00:00 2023</text:p>
          </table:table-cell>
          <table:table-cell office:value-type="float" office:value="34.1667">
            <text:p>34.1667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3-10T10:00:00">
            <text:p>Fri Mar 10 10:00:00 2023</text:p>
          </table:table-cell>
          <table:table-cell office:value-type="float" office:value="34.8333">
            <text:p>34.8333</text:p>
          </table:table-cell>
          <table:table-cell office:value-type="float" office:value="34.1667">
            <text:p>34.1667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10T11:00:00">
            <text:p>Fri Mar 10 11:00:00 2023</text:p>
          </table:table-cell>
          <table:table-cell office:value-type="float" office:value="38.8333">
            <text:p>38.8333</text:p>
          </table:table-cell>
          <table:table-cell office:value-type="float" office:value="34.8333">
            <text:p>34.8333</text:p>
          </table:table-cell>
          <table:table-cell office:value-type="float" office:value="34.1667">
            <text:p>34.1667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3-10T12:00:00">
            <text:p>Fri Mar 10 12:00:00 2023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34.8333">
            <text:p>34.8333</text:p>
          </table:table-cell>
          <table:table-cell office:value-type="float" office:value="34.1667">
            <text:p>34.1667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3-10T13:00:00">
            <text:p>Fri Mar 10 13:00:00 2023</text:p>
          </table:table-cell>
          <table:table-cell office:value-type="float" office:value="35.0">
            <text:p>35.0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34.8333">
            <text:p>34.8333</text:p>
          </table:table-cell>
          <table:table-cell office:value-type="float" office:value="34.1667">
            <text:p>34.1667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10T14:00:00">
            <text:p>Fri Mar 10 14:00:00 2023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34.8333">
            <text:p>34.8333</text:p>
          </table:table-cell>
          <table:table-cell office:value-type="float" office:value="34.1667">
            <text:p>34.1667</text:p>
          </table:table-cell>
          <table:table-cell office:value-type="float" office:value="32.3333">
            <text:p>32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3-10T15:00:00">
            <text:p>Fri Mar 10 15:00:00 2023</text:p>
          </table:table-cell>
          <table:table-cell office:value-type="float" office:value="18.5">
            <text:p>18.5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34.8333">
            <text:p>34.8333</text:p>
          </table:table-cell>
          <table:table-cell office:value-type="float" office:value="34.1667">
            <text:p>34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3-10T16:00:00">
            <text:p>Fri Mar 10 16:00:00 2023</text:p>
          </table:table-cell>
          <table:table-cell office:value-type="float" office:value="18.3333">
            <text:p>18.3333</text:p>
          </table:table-cell>
          <table:table-cell office:value-type="float" office:value="18.5">
            <text:p>18.5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34.8333">
            <text:p>34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10T17:00:00">
            <text:p>Fri Mar 10 17:00:00 202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18.5">
            <text:p>18.5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11T11:00:00">
            <text:p>Sat Mar 11 11:00:00 2023</text:p>
          </table:table-cell>
          <table:table-cell office:value-type="float" office:value="73.8333">
            <text:p>73.8333</text:p>
          </table:table-cell>
          <table:table-cell office:value-type="float" office:value="69.3333">
            <text:p>69.3333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3-11T12:00:00">
            <text:p>Sat Mar 11 12:00:00 2023</text:p>
          </table:table-cell>
          <table:table-cell office:value-type="float" office:value="69.1667">
            <text:p>69.1667</text:p>
          </table:table-cell>
          <table:table-cell office:value-type="float" office:value="73.8333">
            <text:p>73.8333</text:p>
          </table:table-cell>
          <table:table-cell office:value-type="float" office:value="69.3333">
            <text:p>69.3333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11T13:00:00">
            <text:p>Sat Mar 11 13:00:00 2023</text:p>
          </table:table-cell>
          <table:table-cell office:value-type="float" office:value="59.8333">
            <text:p>59.8333</text:p>
          </table:table-cell>
          <table:table-cell office:value-type="float" office:value="69.1667">
            <text:p>69.1667</text:p>
          </table:table-cell>
          <table:table-cell office:value-type="float" office:value="73.8333">
            <text:p>73.8333</text:p>
          </table:table-cell>
          <table:table-cell office:value-type="float" office:value="69.3333">
            <text:p>69.3333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3-11T14:00:00">
            <text:p>Sat Mar 11 14:00:00 2023</text:p>
          </table:table-cell>
          <table:table-cell office:value-type="float" office:value="45.0">
            <text:p>45.0</text:p>
          </table:table-cell>
          <table:table-cell office:value-type="float" office:value="59.8333">
            <text:p>59.8333</text:p>
          </table:table-cell>
          <table:table-cell office:value-type="float" office:value="69.1667">
            <text:p>69.1667</text:p>
          </table:table-cell>
          <table:table-cell office:value-type="float" office:value="73.8333">
            <text:p>73.8333</text:p>
          </table:table-cell>
          <table:table-cell office:value-type="float" office:value="69.3333">
            <text:p>69.3333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3-12T09:00:00">
            <text:p>Sun Mar 12 09:00:00 202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3-12T10:00:00">
            <text:p>Sun Mar 12 10:00:00 2023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3-12T11:00:00">
            <text:p>Sun Mar 12 11:00:00 2023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12T12:00:00">
            <text:p>Sun Mar 12 12:00:00 2023</text:p>
          </table:table-cell>
          <table:table-cell office:value-type="float" office:value="47.6667">
            <text:p>47.6667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3-12T13:00:00">
            <text:p>Sun Mar 12 13:00:00 2023</text:p>
          </table:table-cell>
          <table:table-cell office:value-type="float" office:value="44.8333">
            <text:p>44.8333</text:p>
          </table:table-cell>
          <table:table-cell office:value-type="float" office:value="47.6667">
            <text:p>47.6667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3-13T13:00:00">
            <text:p>Mon Mar 13 13:00:00 2023</text:p>
          </table:table-cell>
          <table:table-cell office:value-type="float" office:value="56.3333">
            <text:p>56.3333</text:p>
          </table:table-cell>
          <table:table-cell office:value-type="float" office:value="50.6667">
            <text:p>50.6667</text:p>
          </table:table-cell>
          <table:table-cell office:value-type="float" office:value="43.6667">
            <text:p>43.6667</text:p>
          </table:table-cell>
          <table:table-cell office:value-type="float" office:value="38.3333">
            <text:p>38.3333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3T14:00:00">
            <text:p>Mon Mar 13 14:00:00 2023</text:p>
          </table:table-cell>
          <table:table-cell office:value-type="float" office:value="62.3333">
            <text:p>62.3333</text:p>
          </table:table-cell>
          <table:table-cell office:value-type="float" office:value="56.3333">
            <text:p>56.3333</text:p>
          </table:table-cell>
          <table:table-cell office:value-type="float" office:value="50.6667">
            <text:p>50.6667</text:p>
          </table:table-cell>
          <table:table-cell office:value-type="float" office:value="43.6667">
            <text:p>43.6667</text:p>
          </table:table-cell>
          <table:table-cell office:value-type="float" office:value="38.3333">
            <text:p>38.3333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3-13T15:00:00">
            <text:p>Mon Mar 13 15:00:00 2023</text:p>
          </table:table-cell>
          <table:table-cell office:value-type="float" office:value="67.6667">
            <text:p>67.6667</text:p>
          </table:table-cell>
          <table:table-cell office:value-type="float" office:value="62.3333">
            <text:p>62.3333</text:p>
          </table:table-cell>
          <table:table-cell office:value-type="float" office:value="56.3333">
            <text:p>56.3333</text:p>
          </table:table-cell>
          <table:table-cell office:value-type="float" office:value="50.6667">
            <text:p>50.6667</text:p>
          </table:table-cell>
          <table:table-cell office:value-type="float" office:value="43.6667">
            <text:p>43.6667</text:p>
          </table:table-cell>
          <table:table-cell office:value-type="float" office:value="38.3333">
            <text:p>38.3333</text:p>
          </table:table-cell>
          <table:table-cell office:value-type="float" office:value="30.3333">
            <text:p>30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16T09:00:00">
            <text:p>Thu Mar 16 09:00:00 2023</text:p>
          </table:table-cell>
          <table:table-cell office:value-type="float" office:value="95.0">
            <text:p>95.0</text:p>
          </table:table-cell>
          <table:table-cell office:value-type="float" office:value="87.5">
            <text:p>87.5</text:p>
          </table:table-cell>
          <table:table-cell office:value-type="float" office:value="69.5">
            <text:p>69.5</text:p>
          </table:table-cell>
          <table:table-cell office:value-type="float" office:value="49.1667">
            <text:p>49.1667</text:p>
          </table:table-cell>
          <table:table-cell office:value-type="float" office:value="47.6667">
            <text:p>47.6667</text:p>
          </table:table-cell>
          <table:table-cell office:value-type="float" office:value="33.8333">
            <text:p>33.8333</text:p>
          </table:table-cell>
          <table:table-cell office:value-type="float" office:value="27.6667">
            <text:p>27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3-16T10:00:00">
            <text:p>Thu Mar 16 10:00:00 2023</text:p>
          </table:table-cell>
          <table:table-cell office:value-type="float" office:value="95.8333">
            <text:p>95.8333</text:p>
          </table:table-cell>
          <table:table-cell office:value-type="float" office:value="95.0">
            <text:p>95.0</text:p>
          </table:table-cell>
          <table:table-cell office:value-type="float" office:value="87.5">
            <text:p>87.5</text:p>
          </table:table-cell>
          <table:table-cell office:value-type="float" office:value="69.5">
            <text:p>69.5</text:p>
          </table:table-cell>
          <table:table-cell office:value-type="float" office:value="49.1667">
            <text:p>49.1667</text:p>
          </table:table-cell>
          <table:table-cell office:value-type="float" office:value="47.6667">
            <text:p>47.6667</text:p>
          </table:table-cell>
          <table:table-cell office:value-type="float" office:value="33.8333">
            <text:p>33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3-16T11:00:00">
            <text:p>Thu Mar 16 11:00:00 2023</text:p>
          </table:table-cell>
          <table:table-cell office:value-type="float" office:value="100.6667">
            <text:p>100.6667</text:p>
          </table:table-cell>
          <table:table-cell office:value-type="float" office:value="95.8333">
            <text:p>95.8333</text:p>
          </table:table-cell>
          <table:table-cell office:value-type="float" office:value="95.0">
            <text:p>95.0</text:p>
          </table:table-cell>
          <table:table-cell office:value-type="float" office:value="87.5">
            <text:p>87.5</text:p>
          </table:table-cell>
          <table:table-cell office:value-type="float" office:value="69.5">
            <text:p>69.5</text:p>
          </table:table-cell>
          <table:table-cell office:value-type="float" office:value="49.1667">
            <text:p>49.1667</text:p>
          </table:table-cell>
          <table:table-cell office:value-type="float" office:value="47.6667">
            <text:p>47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3-16T12:00:00">
            <text:p>Thu Mar 16 12:00:00 2023</text:p>
          </table:table-cell>
          <table:table-cell office:value-type="float" office:value="100.6667">
            <text:p>100.6667</text:p>
          </table:table-cell>
          <table:table-cell office:value-type="float" office:value="100.6667">
            <text:p>100.6667</text:p>
          </table:table-cell>
          <table:table-cell office:value-type="float" office:value="95.8333">
            <text:p>95.8333</text:p>
          </table:table-cell>
          <table:table-cell office:value-type="float" office:value="95.0">
            <text:p>95.0</text:p>
          </table:table-cell>
          <table:table-cell office:value-type="float" office:value="87.5">
            <text:p>87.5</text:p>
          </table:table-cell>
          <table:table-cell office:value-type="float" office:value="69.5">
            <text:p>69.5</text:p>
          </table:table-cell>
          <table:table-cell office:value-type="float" office:value="49.1667">
            <text:p>49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3-18T12:00:00">
            <text:p>Sat Mar 18 12:00:00 2023</text:p>
          </table:table-cell>
          <table:table-cell office:value-type="float" office:value="71.5">
            <text:p>71.5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80.1667">
            <text:p>80.1667</text:p>
          </table:table-cell>
          <table:table-cell office:value-type="float" office:value="71.5">
            <text:p>71.5</text:p>
          </table:table-cell>
          <table:table-cell office:value-type="float" office:value="71.5">
            <text:p>71.5</text:p>
          </table:table-cell>
          <table:table-cell office:value-type="float" office:value="66.1667">
            <text:p>66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3-20T08:00:00">
            <text:p>Mon Mar 20 08:00:00 2023</text:p>
          </table:table-cell>
          <table:table-cell office:value-type="float" office:value="65.3333">
            <text:p>65.3333</text:p>
          </table:table-cell>
          <table:table-cell office:value-type="float" office:value="61.5">
            <text:p>61.5</text:p>
          </table:table-cell>
          <table:table-cell office:value-type="float" office:value="58.1667">
            <text:p>58.1667</text:p>
          </table:table-cell>
          <table:table-cell office:value-type="float" office:value="51.5">
            <text:p>51.5</text:p>
          </table:table-cell>
          <table:table-cell office:value-type="float" office:value="41.3333">
            <text:p>41.3333</text:p>
          </table:table-cell>
          <table:table-cell office:value-type="float" office:value="26.3333">
            <text:p>26.3333</text:p>
          </table:table-cell>
          <table:table-cell office:value-type="float" office:value="19.6667">
            <text:p>19.6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6T11:00:00">
            <text:p>Sun Mar 26 11:00:00 2023</text:p>
          </table:table-cell>
          <table:table-cell office:value-type="float" office:value="75.1667">
            <text:p>75.1667</text:p>
          </table:table-cell>
          <table:table-cell office:value-type="float" office:value="67.5">
            <text:p>67.5</text:p>
          </table:table-cell>
          <table:table-cell office:value-type="float" office:value="59.3333">
            <text:p>59.3333</text:p>
          </table:table-cell>
          <table:table-cell office:value-type="float" office:value="53.8333">
            <text:p>53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26.1667">
            <text:p>26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26T12:00:00">
            <text:p>Sun Mar 26 12:00:00 2023</text:p>
          </table:table-cell>
          <table:table-cell office:value-type="float" office:value="77.8333">
            <text:p>77.8333</text:p>
          </table:table-cell>
          <table:table-cell office:value-type="float" office:value="75.1667">
            <text:p>75.1667</text:p>
          </table:table-cell>
          <table:table-cell office:value-type="float" office:value="67.5">
            <text:p>67.5</text:p>
          </table:table-cell>
          <table:table-cell office:value-type="float" office:value="59.3333">
            <text:p>59.3333</text:p>
          </table:table-cell>
          <table:table-cell office:value-type="float" office:value="53.8333">
            <text:p>53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31T13:00:00">
            <text:p>Fri Mar 31 13:00:00 2023</text:p>
          </table:table-cell>
          <table:table-cell office:value-type="float" office:value="85.6667">
            <text:p>85.6667</text:p>
          </table:table-cell>
          <table:table-cell office:value-type="float" office:value="80.1667">
            <text:p>80.1667</text:p>
          </table:table-cell>
          <table:table-cell office:value-type="float" office:value="80.8333">
            <text:p>80.8333</text:p>
          </table:table-cell>
          <table:table-cell office:value-type="float" office:value="83.5">
            <text:p>83.5</text:p>
          </table:table-cell>
          <table:table-cell office:value-type="float" office:value="71.5">
            <text:p>71.5</text:p>
          </table:table-cell>
          <table:table-cell office:value-type="float" office:value="61.0">
            <text:p>61.0</text:p>
          </table:table-cell>
          <table:table-cell office:value-type="float" office:value="49.0">
            <text:p>49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10T10:00:00">
            <text:p>Mon Apr 10 10:00:00 2023</text:p>
          </table:table-cell>
          <table:table-cell office:value-type="float" office:value="93.3333">
            <text:p>93.3333</text:p>
          </table:table-cell>
          <table:table-cell office:value-type="float" office:value="83.8333">
            <text:p>83.8333</text:p>
          </table:table-cell>
          <table:table-cell office:value-type="float" office:value="75.5">
            <text:p>75.5</text:p>
          </table:table-cell>
          <table:table-cell office:value-type="float" office:value="69.6667">
            <text:p>69.6667</text:p>
          </table:table-cell>
          <table:table-cell office:value-type="float" office:value="53.3333">
            <text:p>53.3333</text:p>
          </table:table-cell>
          <table:table-cell office:value-type="float" office:value="27.3333">
            <text:p>27.3333</text:p>
          </table:table-cell>
          <table:table-cell office:value-type="float" office:value="20.8333">
            <text:p>20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4-11T10:00:00">
            <text:p>Tue Apr 11 10:00:00 2023</text:p>
          </table:table-cell>
          <table:table-cell office:value-type="float" office:value="91.5">
            <text:p>91.5</text:p>
          </table:table-cell>
          <table:table-cell office:value-type="float" office:value="95.6667">
            <text:p>95.6667</text:p>
          </table:table-cell>
          <table:table-cell office:value-type="float" office:value="75.8333">
            <text:p>75.8333</text:p>
          </table:table-cell>
          <table:table-cell office:value-type="float" office:value="60.0">
            <text:p>60.0</text:p>
          </table:table-cell>
          <table:table-cell office:value-type="float" office:value="38.8333">
            <text:p>38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4-25T12:00:00">
            <text:p>Tue Apr 25 12:00:00 2023</text:p>
          </table:table-cell>
          <table:table-cell office:value-type="float" office:value="92.5">
            <text:p>92.5</text:p>
          </table:table-cell>
          <table:table-cell office:value-type="float" office:value="86.3333">
            <text:p>86.3333</text:p>
          </table:table-cell>
          <table:table-cell office:value-type="float" office:value="85.1667">
            <text:p>85.1667</text:p>
          </table:table-cell>
          <table:table-cell office:value-type="float" office:value="81.0">
            <text:p>81.0</text:p>
          </table:table-cell>
          <table:table-cell office:value-type="float" office:value="73.1667">
            <text:p>73.1667</text:p>
          </table:table-cell>
          <table:table-cell office:value-type="float" office:value="63.0">
            <text:p>63.0</text:p>
          </table:table-cell>
          <table:table-cell office:value-type="float" office:value="53.1667">
            <text:p>53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4-26T12:00:00">
            <text:p>Wed Apr 26 12:00:00 2023</text:p>
          </table:table-cell>
          <table:table-cell office:value-type="float" office:value="89.0">
            <text:p>89.0</text:p>
          </table:table-cell>
          <table:table-cell office:value-type="float" office:value="90.3333">
            <text:p>90.3333</text:p>
          </table:table-cell>
          <table:table-cell office:value-type="float" office:value="83.6667">
            <text:p>83.6667</text:p>
          </table:table-cell>
          <table:table-cell office:value-type="float" office:value="76.5">
            <text:p>76.5</text:p>
          </table:table-cell>
          <table:table-cell office:value-type="float" office:value="70.6667">
            <text:p>70.6667</text:p>
          </table:table-cell>
          <table:table-cell office:value-type="float" office:value="58.0">
            <text:p>58.0</text:p>
          </table:table-cell>
          <table:table-cell office:value-type="float" office:value="44.8333">
            <text:p>44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4-28T12:00:00">
            <text:p>Fri Apr 28 12:00:00 2023</text:p>
          </table:table-cell>
          <table:table-cell office:value-type="float" office:value="85.3333">
            <text:p>85.3333</text:p>
          </table:table-cell>
          <table:table-cell office:value-type="float" office:value="85.5">
            <text:p>85.5</text:p>
          </table:table-cell>
          <table:table-cell office:value-type="float" office:value="88.0">
            <text:p>88.0</text:p>
          </table:table-cell>
          <table:table-cell office:value-type="float" office:value="92.3333">
            <text:p>92.3333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49.3333">
            <text:p>49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6-20T09:00:00">
            <text:p>Tue Jun 20 09:00:00 2023</text:p>
          </table:table-cell>
          <table:table-cell office:value-type="float" office:value="54.8333">
            <text:p>54.8333</text:p>
          </table:table-cell>
          <table:table-cell office:value-type="float" office:value="59.0">
            <text:p>59.0</text:p>
          </table:table-cell>
          <table:table-cell office:value-type="float" office:value="52.1667">
            <text:p>52.1667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  <table:table-cell office:value-type="float" office:value="37.5">
            <text:p>37.5</text:p>
          </table:table-cell>
          <table:table-cell office:value-type="float" office:value="35.0">
            <text:p>35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6-20T10:00:00">
            <text:p>Tue Jun 20 10:00:00 2023</text:p>
          </table:table-cell>
          <table:table-cell office:value-type="float" office:value="48.3333">
            <text:p>48.3333</text:p>
          </table:table-cell>
          <table:table-cell office:value-type="float" office:value="54.8333">
            <text:p>54.8333</text:p>
          </table:table-cell>
          <table:table-cell office:value-type="float" office:value="59.0">
            <text:p>59.0</text:p>
          </table:table-cell>
          <table:table-cell office:value-type="float" office:value="52.1667">
            <text:p>52.1667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  <table:table-cell office:value-type="float" office:value="37.5">
            <text:p>37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7-25T09:00:00">
            <text:p>Tue Jul 25 09:00:00 2023</text:p>
          </table:table-cell>
          <table:table-cell office:value-type="float" office:value="77.1667">
            <text:p>77.1667</text:p>
          </table:table-cell>
          <table:table-cell office:value-type="float" office:value="77.5">
            <text:p>77.5</text:p>
          </table:table-cell>
          <table:table-cell office:value-type="float" office:value="68.8333">
            <text:p>68.8333</text:p>
          </table:table-cell>
          <table:table-cell office:value-type="float" office:value="57.6667">
            <text:p>57.6667</text:p>
          </table:table-cell>
          <table:table-cell office:value-type="float" office:value="52.6667">
            <text:p>52.6667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7-25T10:00:00">
            <text:p>Tue Jul 25 10:00:00 2023</text:p>
          </table:table-cell>
          <table:table-cell office:value-type="float" office:value="81.0">
            <text:p>81.0</text:p>
          </table:table-cell>
          <table:table-cell office:value-type="float" office:value="77.1667">
            <text:p>77.1667</text:p>
          </table:table-cell>
          <table:table-cell office:value-type="float" office:value="77.5">
            <text:p>77.5</text:p>
          </table:table-cell>
          <table:table-cell office:value-type="float" office:value="68.8333">
            <text:p>68.8333</text:p>
          </table:table-cell>
          <table:table-cell office:value-type="float" office:value="57.6667">
            <text:p>57.6667</text:p>
          </table:table-cell>
          <table:table-cell office:value-type="float" office:value="52.6667">
            <text:p>52.6667</text:p>
          </table:table-cell>
          <table:table-cell office:value-type="float" office:value="39.0">
            <text:p>39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7-25T11:00:00">
            <text:p>Tue Jul 25 11:00:00 2023</text:p>
          </table:table-cell>
          <table:table-cell office:value-type="float" office:value="70.3333">
            <text:p>70.3333</text:p>
          </table:table-cell>
          <table:table-cell office:value-type="float" office:value="81.0">
            <text:p>81.0</text:p>
          </table:table-cell>
          <table:table-cell office:value-type="float" office:value="77.1667">
            <text:p>77.1667</text:p>
          </table:table-cell>
          <table:table-cell office:value-type="float" office:value="77.5">
            <text:p>77.5</text:p>
          </table:table-cell>
          <table:table-cell office:value-type="float" office:value="68.8333">
            <text:p>68.8333</text:p>
          </table:table-cell>
          <table:table-cell office:value-type="float" office:value="57.6667">
            <text:p>57.6667</text:p>
          </table:table-cell>
          <table:table-cell office:value-type="float" office:value="52.6667">
            <text:p>52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25T12:00:00">
            <text:p>Tue Jul 25 12:00:00 2023</text:p>
          </table:table-cell>
          <table:table-cell office:value-type="float" office:value="52.8333">
            <text:p>52.8333</text:p>
          </table:table-cell>
          <table:table-cell office:value-type="float" office:value="70.3333">
            <text:p>70.3333</text:p>
          </table:table-cell>
          <table:table-cell office:value-type="float" office:value="81.0">
            <text:p>81.0</text:p>
          </table:table-cell>
          <table:table-cell office:value-type="float" office:value="77.1667">
            <text:p>77.1667</text:p>
          </table:table-cell>
          <table:table-cell office:value-type="float" office:value="77.5">
            <text:p>77.5</text:p>
          </table:table-cell>
          <table:table-cell office:value-type="float" office:value="68.8333">
            <text:p>68.8333</text:p>
          </table:table-cell>
          <table:table-cell office:value-type="float" office:value="57.6667">
            <text:p>57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29T09:00:00">
            <text:p>Tue Aug 29 09:00:00 202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4.5">
            <text:p>24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8-29T10:00:00">
            <text:p>Tue Aug 29 10:00:00 2023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8-29T11:00:00">
            <text:p>Tue Aug 29 11:00:00 2023</text:p>
          </table:table-cell>
          <table:table-cell office:value-type="float" office:value="80.6667">
            <text:p>80.6667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8-29T12:00:00">
            <text:p>Tue Aug 29 12:00:00 2023</text:p>
          </table:table-cell>
          <table:table-cell office:value-type="float" office:value="85.0">
            <text:p>85.0</text:p>
          </table:table-cell>
          <table:table-cell office:value-type="float" office:value="80.6667">
            <text:p>80.6667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30T09:00:00">
            <text:p>Wed Aug 30 09:00:00 2023</text:p>
          </table:table-cell>
          <table:table-cell office:value-type="float" office:value="78.3333">
            <text:p>78.3333</text:p>
          </table:table-cell>
          <table:table-cell office:value-type="float" office:value="75.0">
            <text:p>75.0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8-30T10:00:00">
            <text:p>Wed Aug 30 10:00:00 2023</text:p>
          </table:table-cell>
          <table:table-cell office:value-type="float" office:value="91.6667">
            <text:p>91.6667</text:p>
          </table:table-cell>
          <table:table-cell office:value-type="float" office:value="78.3333">
            <text:p>78.3333</text:p>
          </table:table-cell>
          <table:table-cell office:value-type="float" office:value="75.0">
            <text:p>75.0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  <table:table-cell office:value-type="float" office:value="3.3333">
            <text:p>3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8-30T11:00:00">
            <text:p>Wed Aug 30 11:00:00 2023</text:p>
          </table:table-cell>
          <table:table-cell office:value-type="float" office:value="97.8333">
            <text:p>97.8333</text:p>
          </table:table-cell>
          <table:table-cell office:value-type="float" office:value="91.6667">
            <text:p>91.6667</text:p>
          </table:table-cell>
          <table:table-cell office:value-type="float" office:value="78.3333">
            <text:p>78.3333</text:p>
          </table:table-cell>
          <table:table-cell office:value-type="float" office:value="75.0">
            <text:p>75.0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30T12:00:00">
            <text:p>Wed Aug 30 12:00:00 2023</text:p>
          </table:table-cell>
          <table:table-cell office:value-type="float" office:value="90.0">
            <text:p>90.0</text:p>
          </table:table-cell>
          <table:table-cell office:value-type="float" office:value="97.8333">
            <text:p>97.8333</text:p>
          </table:table-cell>
          <table:table-cell office:value-type="float" office:value="91.6667">
            <text:p>91.6667</text:p>
          </table:table-cell>
          <table:table-cell office:value-type="float" office:value="78.3333">
            <text:p>78.3333</text:p>
          </table:table-cell>
          <table:table-cell office:value-type="float" office:value="75.0">
            <text:p>75.0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04T08:00:00">
            <text:p>Mon Sep  4 08:00:00 2023</text:p>
          </table:table-cell>
          <table:table-cell office:value-type="float" office:value="47.6667">
            <text:p>47.6667</text:p>
          </table:table-cell>
          <table:table-cell office:value-type="float" office:value="54.1667">
            <text:p>54.1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48.1667">
            <text:p>48.1667</text:p>
          </table:table-cell>
          <table:table-cell office:value-type="float" office:value="51.1667">
            <text:p>51.1667</text:p>
          </table:table-cell>
          <table:table-cell office:value-type="float" office:value="58.8333">
            <text:p>58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9-04T09:00:00">
            <text:p>Mon Sep  4 09:00:00 2023</text:p>
          </table:table-cell>
          <table:table-cell office:value-type="float" office:value="43.1667">
            <text:p>43.1667</text:p>
          </table:table-cell>
          <table:table-cell office:value-type="float" office:value="47.6667">
            <text:p>47.6667</text:p>
          </table:table-cell>
          <table:table-cell office:value-type="float" office:value="54.1667">
            <text:p>54.1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48.1667">
            <text:p>48.1667</text:p>
          </table:table-cell>
          <table:table-cell office:value-type="float" office:value="51.1667">
            <text:p>51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9-04T10:00:00">
            <text:p>Mon Sep  4 10:00:00 2023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7.6667">
            <text:p>47.6667</text:p>
          </table:table-cell>
          <table:table-cell office:value-type="float" office:value="54.1667">
            <text:p>54.1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48.1667">
            <text:p>48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9-04T11:00:00">
            <text:p>Mon Sep  4 11:00:00 2023</text:p>
          </table:table-cell>
          <table:table-cell office:value-type="float" office:value="43.6667">
            <text:p>43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7.6667">
            <text:p>47.6667</text:p>
          </table:table-cell>
          <table:table-cell office:value-type="float" office:value="54.1667">
            <text:p>54.1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04T12:00:00">
            <text:p>Mon Sep  4 12:00:00 2023</text:p>
          </table:table-cell>
          <table:table-cell office:value-type="float" office:value="51.6667">
            <text:p>51.6667</text:p>
          </table:table-cell>
          <table:table-cell office:value-type="float" office:value="43.6667">
            <text:p>43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7.6667">
            <text:p>47.6667</text:p>
          </table:table-cell>
          <table:table-cell office:value-type="float" office:value="54.1667">
            <text:p>54.1667</text:p>
          </table:table-cell>
          <table:table-cell office:value-type="float" office:value="46.8333">
            <text:p>46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04T13:00:00">
            <text:p>Mon Sep  4 13:00:00 2023</text:p>
          </table:table-cell>
          <table:table-cell office:value-type="float" office:value="57.8333">
            <text:p>57.8333</text:p>
          </table:table-cell>
          <table:table-cell office:value-type="float" office:value="51.6667">
            <text:p>51.6667</text:p>
          </table:table-cell>
          <table:table-cell office:value-type="float" office:value="43.6667">
            <text:p>43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7.6667">
            <text:p>47.6667</text:p>
          </table:table-cell>
          <table:table-cell office:value-type="float" office:value="54.1667">
            <text:p>54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04T14:00:00">
            <text:p>Mon Sep  4 14:00:00 2023</text:p>
          </table:table-cell>
          <table:table-cell office:value-type="float" office:value="50.6667">
            <text:p>50.6667</text:p>
          </table:table-cell>
          <table:table-cell office:value-type="float" office:value="57.8333">
            <text:p>57.8333</text:p>
          </table:table-cell>
          <table:table-cell office:value-type="float" office:value="51.6667">
            <text:p>51.6667</text:p>
          </table:table-cell>
          <table:table-cell office:value-type="float" office:value="43.6667">
            <text:p>43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7.6667">
            <text:p>47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9-05T11:00:00">
            <text:p>Tue Sep  5 11:00:00 2023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61.0">
            <text:p>61.0</text:p>
          </table:table-cell>
          <table:table-cell office:value-type="float" office:value="58.1667">
            <text:p>58.1667</text:p>
          </table:table-cell>
          <table:table-cell office:value-type="float" office:value="55.6667">
            <text:p>55.6667</text:p>
          </table:table-cell>
          <table:table-cell office:value-type="float" office:value="50.8333">
            <text:p>50.8333</text:p>
          </table:table-cell>
          <table:table-cell office:value-type="float" office:value="41.1667">
            <text:p>41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9-05T12:00:00">
            <text:p>Tue Sep  5 12:00:00 2023</text:p>
          </table:table-cell>
          <table:table-cell office:value-type="float" office:value="61.1667">
            <text:p>61.1667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61.0">
            <text:p>61.0</text:p>
          </table:table-cell>
          <table:table-cell office:value-type="float" office:value="58.1667">
            <text:p>58.1667</text:p>
          </table:table-cell>
          <table:table-cell office:value-type="float" office:value="55.6667">
            <text:p>55.6667</text:p>
          </table:table-cell>
          <table:table-cell office:value-type="float" office:value="50.8333">
            <text:p>50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9-05T13:00:00">
            <text:p>Tue Sep  5 13:00:00 2023</text:p>
          </table:table-cell>
          <table:table-cell office:value-type="float" office:value="58.5">
            <text:p>58.5</text:p>
          </table:table-cell>
          <table:table-cell office:value-type="float" office:value="61.1667">
            <text:p>61.1667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61.0">
            <text:p>61.0</text:p>
          </table:table-cell>
          <table:table-cell office:value-type="float" office:value="58.1667">
            <text:p>58.1667</text:p>
          </table:table-cell>
          <table:table-cell office:value-type="float" office:value="55.6667">
            <text:p>55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9-06T11:00:00">
            <text:p>Wed Sep  6 11:00:00 2023</text:p>
          </table:table-cell>
          <table:table-cell office:value-type="float" office:value="73.0">
            <text:p>73.0</text:p>
          </table:table-cell>
          <table:table-cell office:value-type="float" office:value="63.1667">
            <text:p>63.1667</text:p>
          </table:table-cell>
          <table:table-cell office:value-type="float" office:value="53.0">
            <text:p>53.0</text:p>
          </table:table-cell>
          <table:table-cell office:value-type="float" office:value="46.8333">
            <text:p>46.8333</text:p>
          </table:table-cell>
          <table:table-cell office:value-type="float" office:value="45.0">
            <text:p>45.0</text:p>
          </table:table-cell>
          <table:table-cell office:value-type="float" office:value="33.6667">
            <text:p>33.6667</text:p>
          </table:table-cell>
          <table:table-cell office:value-type="float" office:value="27.6667">
            <text:p>27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9-06T12:00:00">
            <text:p>Wed Sep  6 12:00:00 2023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3.1667">
            <text:p>63.1667</text:p>
          </table:table-cell>
          <table:table-cell office:value-type="float" office:value="53.0">
            <text:p>53.0</text:p>
          </table:table-cell>
          <table:table-cell office:value-type="float" office:value="46.8333">
            <text:p>46.8333</text:p>
          </table:table-cell>
          <table:table-cell office:value-type="float" office:value="45.0">
            <text:p>45.0</text:p>
          </table:table-cell>
          <table:table-cell office:value-type="float" office:value="33.6667">
            <text:p>33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9-06T13:00:00">
            <text:p>Wed Sep  6 13:00:00 2023</text:p>
          </table:table-cell>
          <table:table-cell office:value-type="float" office:value="76.6667">
            <text:p>76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3.1667">
            <text:p>63.1667</text:p>
          </table:table-cell>
          <table:table-cell office:value-type="float" office:value="53.0">
            <text:p>53.0</text:p>
          </table:table-cell>
          <table:table-cell office:value-type="float" office:value="46.8333">
            <text:p>46.8333</text:p>
          </table:table-cell>
          <table:table-cell office:value-type="float" office:value="45.0">
            <text:p>45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9-06T14:00:00">
            <text:p>Wed Sep  6 14:00:00 2023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3.1667">
            <text:p>63.1667</text:p>
          </table:table-cell>
          <table:table-cell office:value-type="float" office:value="53.0">
            <text:p>53.0</text:p>
          </table:table-cell>
          <table:table-cell office:value-type="float" office:value="46.8333">
            <text:p>46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9-10T10:00:00">
            <text:p>Sun Sep 10 10:00:00 2023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63.8333">
            <text:p>63.8333</text:p>
          </table:table-cell>
          <table:table-cell office:value-type="float" office:value="58.5">
            <text:p>58.5</text:p>
          </table:table-cell>
          <table:table-cell office:value-type="float" office:value="53.5">
            <text:p>53.5</text:p>
          </table:table-cell>
          <table:table-cell office:value-type="float" office:value="40.5">
            <text:p>40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9-10T11:00:00">
            <text:p>Sun Sep 10 11:00:00 2023</text:p>
          </table:table-cell>
          <table:table-cell office:value-type="float" office:value="60.1667">
            <text:p>60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63.8333">
            <text:p>63.8333</text:p>
          </table:table-cell>
          <table:table-cell office:value-type="float" office:value="58.5">
            <text:p>58.5</text:p>
          </table:table-cell>
          <table:table-cell office:value-type="float" office:value="53.5">
            <text:p>53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9-12T12:00:00">
            <text:p>Tue Sep 12 12:00:00 2023</text:p>
          </table:table-cell>
          <table:table-cell office:value-type="float" office:value="66.3333">
            <text:p>66.3333</text:p>
          </table:table-cell>
          <table:table-cell office:value-type="float" office:value="70.0">
            <text:p>70.0</text:p>
          </table:table-cell>
          <table:table-cell office:value-type="float" office:value="69.0">
            <text:p>69.0</text:p>
          </table:table-cell>
          <table:table-cell office:value-type="float" office:value="64.5">
            <text:p>64.5</text:p>
          </table:table-cell>
          <table:table-cell office:value-type="float" office:value="59.1667">
            <text:p>59.1667</text:p>
          </table:table-cell>
          <table:table-cell office:value-type="float" office:value="50.8333">
            <text:p>50.8333</text:p>
          </table:table-cell>
          <table:table-cell office:value-type="float" office:value="44.0">
            <text:p>44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9-12T13:00:00">
            <text:p>Tue Sep 12 13:00:00 2023</text:p>
          </table:table-cell>
          <table:table-cell office:value-type="float" office:value="64.0">
            <text:p>64.0</text:p>
          </table:table-cell>
          <table:table-cell office:value-type="float" office:value="66.3333">
            <text:p>66.3333</text:p>
          </table:table-cell>
          <table:table-cell office:value-type="float" office:value="70.0">
            <text:p>70.0</text:p>
          </table:table-cell>
          <table:table-cell office:value-type="float" office:value="69.0">
            <text:p>69.0</text:p>
          </table:table-cell>
          <table:table-cell office:value-type="float" office:value="64.5">
            <text:p>64.5</text:p>
          </table:table-cell>
          <table:table-cell office:value-type="float" office:value="59.1667">
            <text:p>59.1667</text:p>
          </table:table-cell>
          <table:table-cell office:value-type="float" office:value="50.8333">
            <text:p>50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9-17T11:00:00">
            <text:p>Sun Sep 17 11:00:00 2023</text:p>
          </table:table-cell>
          <table:table-cell office:value-type="float" office:value="55.5">
            <text:p>55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53.1667">
            <text:p>53.1667</text:p>
          </table:table-cell>
          <table:table-cell office:value-type="float" office:value="53.8333">
            <text:p>53.8333</text:p>
          </table:table-cell>
          <table:table-cell office:value-type="float" office:value="52.3333">
            <text:p>52.3333</text:p>
          </table:table-cell>
          <table:table-cell office:value-type="float" office:value="48.6667">
            <text:p>48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17T12:00:00">
            <text:p>Sun Sep 17 12:00:00 2023</text:p>
          </table:table-cell>
          <table:table-cell office:value-type="float" office:value="55.8333">
            <text:p>55.8333</text:p>
          </table:table-cell>
          <table:table-cell office:value-type="float" office:value="55.5">
            <text:p>55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53.1667">
            <text:p>53.1667</text:p>
          </table:table-cell>
          <table:table-cell office:value-type="float" office:value="53.8333">
            <text:p>53.8333</text:p>
          </table:table-cell>
          <table:table-cell office:value-type="float" office:value="52.3333">
            <text:p>52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9-17T13:00:00">
            <text:p>Sun Sep 17 13:00:00 2023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5.5">
            <text:p>55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53.1667">
            <text:p>53.1667</text:p>
          </table:table-cell>
          <table:table-cell office:value-type="float" office:value="53.8333">
            <text:p>53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7T14:00:00">
            <text:p>Sun Sep 17 14:00:00 2023</text:p>
          </table:table-cell>
          <table:table-cell office:value-type="float" office:value="49.6667">
            <text:p>49.6667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5.5">
            <text:p>55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53.1667">
            <text:p>53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17T15:00:00">
            <text:p>Sun Sep 17 15:00:00 2023</text:p>
          </table:table-cell>
          <table:table-cell office:value-type="float" office:value="44.1667">
            <text:p>44.1667</text:p>
          </table:table-cell>
          <table:table-cell office:value-type="float" office:value="49.6667">
            <text:p>49.6667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5.5">
            <text:p>55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9-18T12:00:00">
            <text:p>Mon Sep 18 12:00:00 2023</text:p>
          </table:table-cell>
          <table:table-cell office:value-type="float" office:value="68.8333">
            <text:p>68.8333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54.1667">
            <text:p>54.1667</text:p>
          </table:table-cell>
          <table:table-cell office:value-type="float" office:value="45.8333">
            <text:p>45.8333</text:p>
          </table:table-cell>
          <table:table-cell office:value-type="float" office:value="34.8333">
            <text:p>34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18T13:00:00">
            <text:p>Mon Sep 18 13:00:00 2023</text:p>
          </table:table-cell>
          <table:table-cell office:value-type="float" office:value="67.5">
            <text:p>67.5</text:p>
          </table:table-cell>
          <table:table-cell office:value-type="float" office:value="68.8333">
            <text:p>68.8333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54.1667">
            <text:p>54.1667</text:p>
          </table:table-cell>
          <table:table-cell office:value-type="float" office:value="45.8333">
            <text:p>45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18T14:00:00">
            <text:p>Mon Sep 18 14:00:00 2023</text:p>
          </table:table-cell>
          <table:table-cell office:value-type="float" office:value="67.6667">
            <text:p>67.6667</text:p>
          </table:table-cell>
          <table:table-cell office:value-type="float" office:value="67.5">
            <text:p>67.5</text:p>
          </table:table-cell>
          <table:table-cell office:value-type="float" office:value="68.8333">
            <text:p>68.8333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54.1667">
            <text:p>54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9-18T15:00:00">
            <text:p>Mon Sep 18 15:00:00 2023</text:p>
          </table:table-cell>
          <table:table-cell office:value-type="float" office:value="55.6667">
            <text:p>55.6667</text:p>
          </table:table-cell>
          <table:table-cell office:value-type="float" office:value="67.6667">
            <text:p>67.6667</text:p>
          </table:table-cell>
          <table:table-cell office:value-type="float" office:value="67.5">
            <text:p>67.5</text:p>
          </table:table-cell>
          <table:table-cell office:value-type="float" office:value="68.8333">
            <text:p>68.8333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9-22T12:00:00">
            <text:p>Fri Sep 22 12:00:00 2023</text:p>
          </table:table-cell>
          <table:table-cell office:value-type="float" office:value="47.6667">
            <text:p>47.6667</text:p>
          </table:table-cell>
          <table:table-cell office:value-type="float" office:value="49.5">
            <text:p>49.5</text:p>
          </table:table-cell>
          <table:table-cell office:value-type="float" office:value="48.3333">
            <text:p>48.3333</text:p>
          </table:table-cell>
          <table:table-cell office:value-type="float" office:value="47.8333">
            <text:p>47.8333</text:p>
          </table:table-cell>
          <table:table-cell office:value-type="float" office:value="55.1667">
            <text:p>55.1667</text:p>
          </table:table-cell>
          <table:table-cell office:value-type="float" office:value="54.0">
            <text:p>54.0</text:p>
          </table:table-cell>
          <table:table-cell office:value-type="float" office:value="49.8333">
            <text:p>49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9-25T11:00:00">
            <text:p>Mon Sep 25 11:00:00 2023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6.6667">
            <text:p>76.6667</text:p>
          </table:table-cell>
          <table:table-cell office:value-type="float" office:value="71.0">
            <text:p>71.0</text:p>
          </table:table-cell>
          <table:table-cell office:value-type="float" office:value="62.5">
            <text:p>62.5</text:p>
          </table:table-cell>
          <table:table-cell office:value-type="float" office:value="54.1667">
            <text:p>54.1667</text:p>
          </table:table-cell>
          <table:table-cell office:value-type="float" office:value="44.3333">
            <text:p>44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9-30T11:00:00">
            <text:p>Sat Sep 30 11:00:00 2023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  <table:table-cell office:value-type="float" office:value="63.8333">
            <text:p>63.8333</text:p>
          </table:table-cell>
          <table:table-cell office:value-type="float" office:value="59.5">
            <text:p>59.5</text:p>
          </table:table-cell>
          <table:table-cell office:value-type="float" office:value="42.3333">
            <text:p>42.3333</text:p>
          </table:table-cell>
          <table:table-cell office:value-type="float" office:value="29.6667">
            <text:p>29.6667</text:p>
          </table:table-cell>
          <table:table-cell office:value-type="float" office:value="21.1667">
            <text:p>21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0-24T09:00:00">
            <text:p>Tue Oct 24 09:00:00 2023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0-24T10:00:00">
            <text:p>Tue Oct 24 10:00:00 2023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0-24T11:00:00">
            <text:p>Tue Oct 24 11:00:00 2023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0-24T12:00:00">
            <text:p>Tue Oct 24 12:00:00 2023</text:p>
          </table:table-cell>
          <table:table-cell office:value-type="float" office:value="54.3333">
            <text:p>54.3333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0-24T13:00:00">
            <text:p>Tue Oct 24 13:00:00 2023</text:p>
          </table:table-cell>
          <table:table-cell office:value-type="float" office:value="54.0">
            <text:p>54.0</text:p>
          </table:table-cell>
          <table:table-cell office:value-type="float" office:value="54.3333">
            <text:p>54.3333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0-26T12:00:00">
            <text:p>Thu Oct 26 12:00:00 2023</text:p>
          </table:table-cell>
          <table:table-cell office:value-type="float" office:value="47.6667">
            <text:p>47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1.1667">
            <text:p>41.1667</text:p>
          </table:table-cell>
          <table:table-cell office:value-type="float" office:value="32.6667">
            <text:p>32.6667</text:p>
          </table:table-cell>
          <table:table-cell office:value-type="float" office:value="25.0">
            <text:p>25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0-26T13:00:00">
            <text:p>Thu Oct 26 13:00:00 2023</text:p>
          </table:table-cell>
          <table:table-cell office:value-type="float" office:value="45.5">
            <text:p>45.5</text:p>
          </table:table-cell>
          <table:table-cell office:value-type="float" office:value="47.6667">
            <text:p>47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1.1667">
            <text:p>41.1667</text:p>
          </table:table-cell>
          <table:table-cell office:value-type="float" office:value="32.6667">
            <text:p>32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26T14:00:00">
            <text:p>Thu Oct 26 14:00:00 2023</text:p>
          </table:table-cell>
          <table:table-cell office:value-type="float" office:value="42.3333">
            <text:p>42.3333</text:p>
          </table:table-cell>
          <table:table-cell office:value-type="float" office:value="45.5">
            <text:p>45.5</text:p>
          </table:table-cell>
          <table:table-cell office:value-type="float" office:value="47.6667">
            <text:p>47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1.1667">
            <text:p>41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0-27T10:00:00">
            <text:p>Fri Oct 27 10:00:00 2023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0-27T11:00:00">
            <text:p>Fri Oct 27 11:00:00 2023</text:p>
          </table:table-cell>
          <table:table-cell office:value-type="float" office:value="39.6667">
            <text:p>39.6667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0-27T12:00:00">
            <text:p>Fri Oct 27 12:00:00 2023</text:p>
          </table:table-cell>
          <table:table-cell office:value-type="float" office:value="35.3333">
            <text:p>35.3333</text:p>
          </table:table-cell>
          <table:table-cell office:value-type="float" office:value="39.6667">
            <text:p>39.6667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0-31T09:00:00">
            <text:p>Tue Oct 31 09:00:00 2023</text:p>
          </table:table-cell>
          <table:table-cell office:value-type="float" office:value="58.3333">
            <text:p>58.3333</text:p>
          </table:table-cell>
          <table:table-cell office:value-type="float" office:value="56.1667">
            <text:p>56.1667</text:p>
          </table:table-cell>
          <table:table-cell office:value-type="float" office:value="55.6667">
            <text:p>55.6667</text:p>
          </table:table-cell>
          <table:table-cell office:value-type="float" office:value="54.3333">
            <text:p>54.3333</text:p>
          </table:table-cell>
          <table:table-cell office:value-type="float" office:value="50.8333">
            <text:p>50.8333</text:p>
          </table:table-cell>
          <table:table-cell office:value-type="float" office:value="30.0">
            <text:p>30.0</text:p>
          </table:table-cell>
          <table:table-cell office:value-type="float" office:value="30.3333">
            <text:p>30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0-31T10:00:00">
            <text:p>Tue Oct 31 10:00:00 2023</text:p>
          </table:table-cell>
          <table:table-cell office:value-type="float" office:value="58.6667">
            <text:p>58.6667</text:p>
          </table:table-cell>
          <table:table-cell office:value-type="float" office:value="58.3333">
            <text:p>58.3333</text:p>
          </table:table-cell>
          <table:table-cell office:value-type="float" office:value="56.1667">
            <text:p>56.1667</text:p>
          </table:table-cell>
          <table:table-cell office:value-type="float" office:value="55.6667">
            <text:p>55.6667</text:p>
          </table:table-cell>
          <table:table-cell office:value-type="float" office:value="54.3333">
            <text:p>54.3333</text:p>
          </table:table-cell>
          <table:table-cell office:value-type="float" office:value="50.8333">
            <text:p>50.8333</text:p>
          </table:table-cell>
          <table:table-cell office:value-type="float" office:value="30.0">
            <text:p>30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31T11:00:00">
            <text:p>Tue Oct 31 11:00:00 2023</text:p>
          </table:table-cell>
          <table:table-cell office:value-type="float" office:value="54.1667">
            <text:p>54.1667</text:p>
          </table:table-cell>
          <table:table-cell office:value-type="float" office:value="58.6667">
            <text:p>58.6667</text:p>
          </table:table-cell>
          <table:table-cell office:value-type="float" office:value="58.3333">
            <text:p>58.3333</text:p>
          </table:table-cell>
          <table:table-cell office:value-type="float" office:value="56.1667">
            <text:p>56.1667</text:p>
          </table:table-cell>
          <table:table-cell office:value-type="float" office:value="55.6667">
            <text:p>55.6667</text:p>
          </table:table-cell>
          <table:table-cell office:value-type="float" office:value="54.3333">
            <text:p>54.3333</text:p>
          </table:table-cell>
          <table:table-cell office:value-type="float" office:value="50.8333">
            <text:p>50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31T13:00:00">
            <text:p>Tue Oct 31 13:00:00 2023</text:p>
          </table:table-cell>
          <table:table-cell office:value-type="float" office:value="47.3333">
            <text:p>47.333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58.6667">
            <text:p>58.6667</text:p>
          </table:table-cell>
          <table:table-cell office:value-type="float" office:value="58.3333">
            <text:p>58.3333</text:p>
          </table:table-cell>
          <table:table-cell office:value-type="float" office:value="56.1667">
            <text:p>56.1667</text:p>
          </table:table-cell>
          <table:table-cell office:value-type="float" office:value="55.6667">
            <text:p>55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31T14:00:00">
            <text:p>Tue Oct 31 14:00:00 2023</text:p>
          </table:table-cell>
          <table:table-cell office:value-type="float" office:value="33.0">
            <text:p>33.0</text:p>
          </table:table-cell>
          <table:table-cell office:value-type="float" office:value="47.3333">
            <text:p>47.333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58.6667">
            <text:p>58.6667</text:p>
          </table:table-cell>
          <table:table-cell office:value-type="float" office:value="58.3333">
            <text:p>58.3333</text:p>
          </table:table-cell>
          <table:table-cell office:value-type="float" office:value="56.1667">
            <text:p>56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0-31T16:00:00">
            <text:p>Tue Oct 31 16:00:00 2023</text:p>
          </table:table-cell>
          <table:table-cell office:value-type="float" office:value="16.8333">
            <text:p>16.8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47.3333">
            <text:p>47.333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58.6667">
            <text:p>58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31T18:00:00">
            <text:p>Tue Oct 31 18:00:00 2023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47.3333">
            <text:p>47.3333</text:p>
          </table:table-cell>
          <table:table-cell office:value-type="float" office:value="54.5">
            <text:p>54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0-31T19:00:00">
            <text:p>Tue Oct 31 19:00:00 2023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47.3333">
            <text:p>47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0-31T20:00:00">
            <text:p>Tue Oct 31 20:00:00 2023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0-31T21:00:00">
            <text:p>Tue Oct 31 21:00:00 202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  <table:table-cell office:value-type="float" office:value="24.5">
            <text:p>24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0-31T22:00:00">
            <text:p>Tue Oct 31 22:00:00 2023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0-31T23:00:00">
            <text:p>Tue Oct 31 23:00:00 2023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01T00:00:00">
            <text:p>Wed Nov  1 00:00:00 2023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01T03:00:00">
            <text:p>Wed Nov  1 03:00:00 202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1T04:00:00">
            <text:p>Wed Nov  1 04:00:00 202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1T05:00:00">
            <text:p>Wed Nov  1 05:00:00 2023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6:00:00">
            <text:p>Wed Nov  1 06:00:00 202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1T07:00:00">
            <text:p>Wed Nov  1 07:00:00 2023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8:00:00">
            <text:p>Wed Nov  1 08:00:00 202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9:00:00">
            <text:p>Wed Nov  1 09:00:00 2023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01T10:00:00">
            <text:p>Wed Nov  1 10:00:00 2023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01T11:00:00">
            <text:p>Wed Nov  1 11:00:00 2023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01T12:00:00">
            <text:p>Wed Nov  1 12:00:00 2023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01T13:00:00">
            <text:p>Wed Nov  1 13:00:00 202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1-01T14:00:00">
            <text:p>Wed Nov  1 14:00:00 202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01T15:00:00">
            <text:p>Wed Nov  1 15:00:00 202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06T09:00:00">
            <text:p>Mon Nov  6 09:00:00 202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59.8333">
            <text:p>59.8333</text:p>
          </table:table-cell>
          <table:table-cell office:value-type="float" office:value="48.8333">
            <text:p>48.8333</text:p>
          </table:table-cell>
          <table:table-cell office:value-type="float" office:value="38.3333">
            <text:p>38.3333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08T09:00:00">
            <text:p>Wed Nov  8 09:00:00 2023</text:p>
          </table:table-cell>
          <table:table-cell office:value-type="float" office:value="63.1667">
            <text:p>63.1667</text:p>
          </table:table-cell>
          <table:table-cell office:value-type="float" office:value="61.5">
            <text:p>61.5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33.5">
            <text:p>33.5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08T10:00:00">
            <text:p>Wed Nov  8 10:00:00 2023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1.5">
            <text:p>61.5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33.5">
            <text:p>33.5</text:p>
          </table:table-cell>
          <table:table-cell office:value-type="float" office:value="12.1667">
            <text:p>12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1-09T09:00:00">
            <text:p>Thu Nov  9 09:00:00 202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  <table:table-cell office:value-type="float" office:value="5.1667">
            <text:p>5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09T10:00:00">
            <text:p>Thu Nov  9 10:00:00 2023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09T14:00:00">
            <text:p>Thu Nov  9 14:00:00 202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09T15:00:00">
            <text:p>Thu Nov  9 15:00:00 2023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09T16:00:00">
            <text:p>Thu Nov  9 16:00:00 202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2T11:00:00">
            <text:p>Sun Nov 12 11:00:00 2023</text:p>
          </table:table-cell>
          <table:table-cell office:value-type="float" office:value="48.8333">
            <text:p>48.8333</text:p>
          </table:table-cell>
          <table:table-cell office:value-type="float" office:value="49.8333">
            <text:p>49.8333</text:p>
          </table:table-cell>
          <table:table-cell office:value-type="float" office:value="50.0">
            <text:p>50.0</text:p>
          </table:table-cell>
          <table:table-cell office:value-type="float" office:value="50.5">
            <text:p>50.5</text:p>
          </table:table-cell>
          <table:table-cell office:value-type="float" office:value="41.5">
            <text:p>41.5</text:p>
          </table:table-cell>
          <table:table-cell office:value-type="float" office:value="26.3333">
            <text:p>26.3333</text:p>
          </table:table-cell>
          <table:table-cell office:value-type="float" office:value="16.1667">
            <text:p>16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2T12:00:00">
            <text:p>Sun Nov 12 12:00:00 2023</text:p>
          </table:table-cell>
          <table:table-cell office:value-type="float" office:value="45.1667">
            <text:p>45.1667</text:p>
          </table:table-cell>
          <table:table-cell office:value-type="float" office:value="48.8333">
            <text:p>48.8333</text:p>
          </table:table-cell>
          <table:table-cell office:value-type="float" office:value="49.8333">
            <text:p>49.8333</text:p>
          </table:table-cell>
          <table:table-cell office:value-type="float" office:value="50.0">
            <text:p>50.0</text:p>
          </table:table-cell>
          <table:table-cell office:value-type="float" office:value="50.5">
            <text:p>50.5</text:p>
          </table:table-cell>
          <table:table-cell office:value-type="float" office:value="41.5">
            <text:p>41.5</text:p>
          </table:table-cell>
          <table:table-cell office:value-type="float" office:value="26.3333">
            <text:p>26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12T13:00:00">
            <text:p>Sun Nov 12 13:00:00 2023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8.8333">
            <text:p>48.8333</text:p>
          </table:table-cell>
          <table:table-cell office:value-type="float" office:value="49.8333">
            <text:p>49.8333</text:p>
          </table:table-cell>
          <table:table-cell office:value-type="float" office:value="50.0">
            <text:p>50.0</text:p>
          </table:table-cell>
          <table:table-cell office:value-type="float" office:value="50.5">
            <text:p>50.5</text:p>
          </table:table-cell>
          <table:table-cell office:value-type="float" office:value="41.5">
            <text:p>41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14T01:00:00">
            <text:p>Tue Nov 14 01:00:00 2023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02:00:00">
            <text:p>Tue Nov 14 02:00:00 2023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03:00:00">
            <text:p>Tue Nov 14 03:00:00 2023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4T04:00:00">
            <text:p>Tue Nov 14 04:00:00 2023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4T05:00:00">
            <text:p>Tue Nov 14 05:00:00 2023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14T06:00:00">
            <text:p>Tue Nov 14 06:00:00 202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1-14T07:00:00">
            <text:p>Tue Nov 14 07:00:00 2023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14T08:00:00">
            <text:p>Tue Nov 14 08:00:00 2023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14T09:00:00">
            <text:p>Tue Nov 14 09:00:00 2023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4T10:00:00">
            <text:p>Tue Nov 14 10:00:00 2023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14T11:00:00">
            <text:p>Tue Nov 14 11:00:00 202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4T12:00:00">
            <text:p>Tue Nov 14 12:00:00 202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14T13:00:00">
            <text:p>Tue Nov 14 13:00:00 2023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1-14T14:00:00">
            <text:p>Tue Nov 14 14:00:00 202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14T15:00:00">
            <text:p>Tue Nov 14 15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14T16:00:00">
            <text:p>Tue Nov 14 16:00:00 202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5T02:00:00">
            <text:p>Wed Nov 15 02:00:00 202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1-15T03:00:00">
            <text:p>Wed Nov 15 03:00:00 2023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15T04:00:00">
            <text:p>Wed Nov 15 04:00:00 2023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5T05:00:00">
            <text:p>Wed Nov 15 05:00:00 2023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1-15T06:00:00">
            <text:p>Wed Nov 15 06:00:00 202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1-15T07:00:00">
            <text:p>Wed Nov 15 07:00:00 2023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15T08:00:00">
            <text:p>Wed Nov 15 08:00:00 2023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09:00:00">
            <text:p>Wed Nov 15 09:00:00 202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5T10:00:00">
            <text:p>Wed Nov 15 10:00:00 2023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11:00:00">
            <text:p>Wed Nov 15 11:00:00 202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1-15T12:00:00">
            <text:p>Wed Nov 15 12:00:00 2023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15T13:00:00">
            <text:p>Wed Nov 15 13:00:00 2023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5T14:00:00">
            <text:p>Wed Nov 15 14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15T15:00:00">
            <text:p>Wed Nov 15 15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16T05:00:00">
            <text:p>Thu Nov 16 05:00:00 202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16T06:00:00">
            <text:p>Thu Nov 16 06:00:00 202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16T07:00:00">
            <text:p>Thu Nov 16 07:00:00 2023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16T08:00:00">
            <text:p>Thu Nov 16 08:00:00 2023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6T09:00:00">
            <text:p>Thu Nov 16 09:00:00 202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6T10:00:00">
            <text:p>Thu Nov 16 10:00:00 2023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6T11:00:00">
            <text:p>Thu Nov 16 11:00:00 2023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16T12:00:00">
            <text:p>Thu Nov 16 12:00:00 2023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1-16T13:00:00">
            <text:p>Thu Nov 16 13:00:00 202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7T04:00:00">
            <text:p>Fri Nov 17 04:00:00 202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17T05:00:00">
            <text:p>Fri Nov 17 05:00:00 202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7T06:00:00">
            <text:p>Fri Nov 17 06:00:00 202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7T07:00:00">
            <text:p>Fri Nov 17 07:00:00 2023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08:00:00">
            <text:p>Fri Nov 17 08:00:00 2023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09:00:00">
            <text:p>Fri Nov 17 09:00:00 2023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10:00:00">
            <text:p>Fri Nov 17 10:00:00 2023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1-17T11:00:00">
            <text:p>Fri Nov 17 11:00:00 2023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17T12:00:00">
            <text:p>Fri Nov 17 12:00:00 202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7T13:00:00">
            <text:p>Fri Nov 17 13:00:00 2023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1-17T14:00:00">
            <text:p>Fri Nov 17 14:00:00 202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17T15:00:00">
            <text:p>Fri Nov 17 15:00:00 202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18T04:00:00">
            <text:p>Sat Nov 18 04:00:00 2023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8T05:00:00">
            <text:p>Sat Nov 18 05:00:00 2023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1-18T06:00:00">
            <text:p>Sat Nov 18 06:00:00 2023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1-18T07:00:00">
            <text:p>Sat Nov 18 07:00:00 2023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1-18T08:00:00">
            <text:p>Sat Nov 18 08:00:00 2023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8T09:00:00">
            <text:p>Sat Nov 18 09:00:00 2023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18T10:00:00">
            <text:p>Sat Nov 18 10:00:00 2023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18T11:00:00">
            <text:p>Sat Nov 18 11:00:00 202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1-18T12:00:00">
            <text:p>Sat Nov 18 12:00:00 202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18T13:00:00">
            <text:p>Sat Nov 18 13:00:00 2023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18T14:00:00">
            <text:p>Sat Nov 18 14:00:00 202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9T04:00:00">
            <text:p>Sun Nov 19 04:00:00 2023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19T05:00:00">
            <text:p>Sun Nov 19 05:00:00 202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9T06:00:00">
            <text:p>Sun Nov 19 06:00:00 2023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9T07:00:00">
            <text:p>Sun Nov 19 07:00:00 2023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19T08:00:00">
            <text:p>Sun Nov 19 08:00:00 2023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9T09:00:00">
            <text:p>Sun Nov 19 09:00:00 2023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9T10:00:00">
            <text:p>Sun Nov 19 10:00:00 2023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19T11:00:00">
            <text:p>Sun Nov 19 11:00:00 2023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19T12:00:00">
            <text:p>Sun Nov 19 12:00:00 2023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19T13:00:00">
            <text:p>Sun Nov 19 13:00:00 2023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9T14:00:00">
            <text:p>Sun Nov 19 14:00:00 2023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19T15:00:00">
            <text:p>Sun Nov 19 15:00:00 202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20T06:00:00">
            <text:p>Mon Nov 20 06:00:00 2023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0T07:00:00">
            <text:p>Mon Nov 20 07:00:00 202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8:00:00">
            <text:p>Mon Nov 20 08:00:00 202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9:00:00">
            <text:p>Mon Nov 20 09:00:00 202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10:00:00">
            <text:p>Mon Nov 20 10:00:00 2023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20T11:00:00">
            <text:p>Mon Nov 20 11:00:00 202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0T12:00:00">
            <text:p>Mon Nov 20 12:00:00 2023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0T13:00:00">
            <text:p>Mon Nov 20 13:00:00 2023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1-20T14:00:00">
            <text:p>Mon Nov 20 14:00:00 2023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20T15:00:00">
            <text:p>Mon Nov 20 15:00:00 202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0T16:00:00">
            <text:p>Mon Nov 20 16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21T09:00:00">
            <text:p>Tue Nov 21 09:00:00 2023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1T10:00:00">
            <text:p>Tue Nov 21 10:00:00 202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21T11:00:00">
            <text:p>Tue Nov 21 11:00:00 2023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1-21T12:00:00">
            <text:p>Tue Nov 21 12:00:00 202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1-21T13:00:00">
            <text:p>Tue Nov 21 13:00:00 2023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1T14:00:00">
            <text:p>Tue Nov 21 14:00:00 2023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21T15:00:00">
            <text:p>Tue Nov 21 15:00:00 2023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21T16:00:00">
            <text:p>Tue Nov 21 16:00:00 202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21T17:00:00">
            <text:p>Tue Nov 21 17:00:00 2023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21T18:00:00">
            <text:p>Tue Nov 21 18:00:00 2023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21T19:00:00">
            <text:p>Tue Nov 21 19:00:00 2023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1T20:00:00">
            <text:p>Tue Nov 21 20:00:00 202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21T21:00:00">
            <text:p>Tue Nov 21 21:00:00 2023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22T07:00:00">
            <text:p>Wed Nov 22 07:00:00 2023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22T08:00:00">
            <text:p>Wed Nov 22 08:00:00 2023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22T09:00:00">
            <text:p>Wed Nov 22 09:00:00 2023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2T11:00:00">
            <text:p>Wed Nov 22 11:00:00 202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1-22T12:00:00">
            <text:p>Wed Nov 22 12:00:00 2023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22T13:00:00">
            <text:p>Wed Nov 22 13:00:00 202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1-22T14:00:00">
            <text:p>Wed Nov 22 14:00:00 202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22T15:00:00">
            <text:p>Wed Nov 22 15:00:00 2023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1-22T16:00:00">
            <text:p>Wed Nov 22 16:00:00 2023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1-22T17:00:00">
            <text:p>Wed Nov 22 17:00:00 2023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1-22T18:00:00">
            <text:p>Wed Nov 22 18:00:00 2023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1-22T20:00:00">
            <text:p>Wed Nov 22 20:00:00 2023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22T21:00:00">
            <text:p>Wed Nov 22 21:00:00 2023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23T08:00:00">
            <text:p>Thu Nov 23 08:00:00 2023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23T09:00:00">
            <text:p>Thu Nov 23 09:00:00 2023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3T10:00:00">
            <text:p>Thu Nov 23 10:00:00 2023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1-23T11:00:00">
            <text:p>Thu Nov 23 11:00:00 2023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1-23T12:00:00">
            <text:p>Thu Nov 23 12:00:00 2023</text:p>
          </table:table-cell>
          <table:table-cell office:value-type="float" office:value="51.3333">
            <text:p>51.3333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23T13:00:00">
            <text:p>Thu Nov 23 13:00:00 2023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1-23T14:00:00">
            <text:p>Thu Nov 23 14:00:00 2023</text:p>
          </table:table-cell>
          <table:table-cell office:value-type="float" office:value="39.3333">
            <text:p>39.3333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23T15:00:00">
            <text:p>Thu Nov 23 15:00:00 2023</text:p>
          </table:table-cell>
          <table:table-cell office:value-type="float" office:value="31.1667">
            <text:p>31.1667</text:p>
          </table:table-cell>
          <table:table-cell office:value-type="float" office:value="39.3333">
            <text:p>39.3333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1-23T16:00:00">
            <text:p>Thu Nov 23 16:00:00 2023</text:p>
          </table:table-cell>
          <table:table-cell office:value-type="float" office:value="26.1667">
            <text:p>26.1667</text:p>
          </table:table-cell>
          <table:table-cell office:value-type="float" office:value="31.1667">
            <text:p>31.1667</text:p>
          </table:table-cell>
          <table:table-cell office:value-type="float" office:value="39.3333">
            <text:p>39.3333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23T17:00:00">
            <text:p>Thu Nov 23 17:00:00 2023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31.1667">
            <text:p>31.1667</text:p>
          </table:table-cell>
          <table:table-cell office:value-type="float" office:value="39.3333">
            <text:p>39.3333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  <table:table-cell office:value-type="float" office:value="57.1667">
            <text:p>57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1-23T18:00:00">
            <text:p>Thu Nov 23 18:00:00 2023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31.1667">
            <text:p>31.1667</text:p>
          </table:table-cell>
          <table:table-cell office:value-type="float" office:value="39.3333">
            <text:p>39.3333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23T19:00:00">
            <text:p>Thu Nov 23 19:00:00 202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31.1667">
            <text:p>31.1667</text:p>
          </table:table-cell>
          <table:table-cell office:value-type="float" office:value="39.3333">
            <text:p>39.3333</text:p>
          </table:table-cell>
          <table:table-cell office:value-type="float" office:value="40.3333">
            <text:p>40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23T20:00:00">
            <text:p>Thu Nov 23 20:00:00 2023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31.1667">
            <text:p>31.1667</text:p>
          </table:table-cell>
          <table:table-cell office:value-type="float" office:value="39.3333">
            <text:p>39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1-24T01:00:00">
            <text:p>Fri Nov 24 01:00:00 2023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4T04:00:00">
            <text:p>Fri Nov 24 04:00:00 2023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24T05:00:00">
            <text:p>Fri Nov 24 05:00:00 2023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24T06:00:00">
            <text:p>Fri Nov 24 06:00:00 2023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24T07:00:00">
            <text:p>Fri Nov 24 07:00:00 2023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4T08:00:00">
            <text:p>Fri Nov 24 08:00:00 202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24T09:00:00">
            <text:p>Fri Nov 24 09:00:00 2023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4T10:00:00">
            <text:p>Fri Nov 24 10:00:00 2023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1-24T11:00:00">
            <text:p>Fri Nov 24 11:00:00 2023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24T12:00:00">
            <text:p>Fri Nov 24 12:00:00 2023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4T13:00:00">
            <text:p>Fri Nov 24 13:00:00 2023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1-24T14:00:00">
            <text:p>Fri Nov 24 14:00:00 2023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1-24T15:00:00">
            <text:p>Fri Nov 24 15:00:00 202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24T16:00:00">
            <text:p>Fri Nov 24 16:00:00 2023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4T17:00:00">
            <text:p>Fri Nov 24 17:00:00 202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25T03:00:00">
            <text:p>Sat Nov 25 03:00:00 2023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1-25T04:00:00">
            <text:p>Sat Nov 25 04:00:00 202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25T05:00:00">
            <text:p>Sat Nov 25 05:00:00 202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5T06:00:00">
            <text:p>Sat Nov 25 06:00:00 2023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25T07:00:00">
            <text:p>Sat Nov 25 07:00:00 2023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5T08:00:00">
            <text:p>Sat Nov 25 08:00:00 2023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25T09:00:00">
            <text:p>Sat Nov 25 09:00:00 2023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25T10:00:00">
            <text:p>Sat Nov 25 10:00:00 202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5T11:00:00">
            <text:p>Sat Nov 25 11:00:00 2023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1-25T12:00:00">
            <text:p>Sat Nov 25 12:00:00 2023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1-25T13:00:00">
            <text:p>Sat Nov 25 13:00:00 2023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5T14:00:00">
            <text:p>Sat Nov 25 14:00:00 202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25T15:00:00">
            <text:p>Sat Nov 25 15:00:00 202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26T06:00:00">
            <text:p>Sun Nov 26 06:00:00 2023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26T07:00:00">
            <text:p>Sun Nov 26 07:00:00 2023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6T08:00:00">
            <text:p>Sun Nov 26 08:00:00 2023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6T09:00:00">
            <text:p>Sun Nov 26 09:00:00 2023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6T10:00:00">
            <text:p>Sun Nov 26 10:00:00 2023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26T11:00:00">
            <text:p>Sun Nov 26 11:00:00 2023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1-26T12:00:00">
            <text:p>Sun Nov 26 12:00:00 202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6T13:00:00">
            <text:p>Sun Nov 26 13:00:00 2023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1-26T14:00:00">
            <text:p>Sun Nov 26 14:00:00 2023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1-26T15:00:00">
            <text:p>Sun Nov 26 15:00:00 2023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1-26T16:00:00">
            <text:p>Sun Nov 26 16:00:00 202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11-26T17:00:00">
            <text:p>Sun Nov 26 17:00:00 2023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1-27T06:00:00">
            <text:p>Mon Nov 27 06:00:00 2023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7:00:00">
            <text:p>Mon Nov 27 07:00:00 2023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7T08:00:00">
            <text:p>Mon Nov 27 08:00:00 2023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7T14:00:00">
            <text:p>Mon Nov 27 14:00:00 202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27T15:00:00">
            <text:p>Mon Nov 27 15:00:00 202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27T16:00:00">
            <text:p>Mon Nov 27 16:00:00 2023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1-27T17:00:00">
            <text:p>Mon Nov 27 17:00:00 202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27T18:00:00">
            <text:p>Mon Nov 27 18:00:00 2023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1-27T19:00:00">
            <text:p>Mon Nov 27 19:00:00 2023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8T06:00:00">
            <text:p>Tue Nov 28 06:00:00 202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1-28T07:00:00">
            <text:p>Tue Nov 28 07:00:00 202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28T08:00:00">
            <text:p>Tue Nov 28 08:00:00 2023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13:00:00">
            <text:p>Tue Nov 28 13:00:00 2023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30T07:00:00">
            <text:p>Thu Nov 30 07:00:00 2023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1-30T08:00:00">
            <text:p>Thu Nov 30 08:00:00 2023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1-30T09:00:00">
            <text:p>Thu Nov 30 09:00:00 2023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1-30T10:00:00">
            <text:p>Thu Nov 30 10:00:00 2023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30T11:00:00">
            <text:p>Thu Nov 30 11:00:00 2023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30T12:00:00">
            <text:p>Thu Nov 30 12:00:00 2023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30T13:00:00">
            <text:p>Thu Nov 30 13:00:00 2023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1-30T14:00:00">
            <text:p>Thu Nov 30 14:00:00 2023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30T15:00:00">
            <text:p>Thu Nov 30 15:00:00 202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1-30T16:00:00">
            <text:p>Thu Nov 30 16:00:00 202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1-30T17:00:00">
            <text:p>Thu Nov 30 17:00:00 202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2-02T09:00:00">
            <text:p>Sat Dec  2 09:00:00 2023</text:p>
          </table:table-cell>
          <table:table-cell office:value-type="float" office:value="55.0">
            <text:p>55.0</text:p>
          </table:table-cell>
          <table:table-cell office:value-type="float" office:value="53.1667">
            <text:p>53.1667</text:p>
          </table:table-cell>
          <table:table-cell office:value-type="float" office:value="46.5">
            <text:p>46.5</text:p>
          </table:table-cell>
          <table:table-cell office:value-type="float" office:value="33.8333">
            <text:p>33.8333</text:p>
          </table:table-cell>
          <table:table-cell office:value-type="float" office:value="28.0">
            <text:p>28.0</text:p>
          </table:table-cell>
          <table:table-cell office:value-type="float" office:value="21.8333">
            <text:p>21.8333</text:p>
          </table:table-cell>
          <table:table-cell office:value-type="float" office:value="24.6667">
            <text:p>24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02T10:00:00">
            <text:p>Sat Dec  2 10:00:00 2023</text:p>
          </table:table-cell>
          <table:table-cell office:value-type="float" office:value="54.5">
            <text:p>54.5</text:p>
          </table:table-cell>
          <table:table-cell office:value-type="float" office:value="55.0">
            <text:p>55.0</text:p>
          </table:table-cell>
          <table:table-cell office:value-type="float" office:value="53.1667">
            <text:p>53.1667</text:p>
          </table:table-cell>
          <table:table-cell office:value-type="float" office:value="46.5">
            <text:p>46.5</text:p>
          </table:table-cell>
          <table:table-cell office:value-type="float" office:value="33.8333">
            <text:p>33.8333</text:p>
          </table:table-cell>
          <table:table-cell office:value-type="float" office:value="28.0">
            <text:p>28.0</text:p>
          </table:table-cell>
          <table:table-cell office:value-type="float" office:value="21.8333">
            <text:p>21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2T11:00:00">
            <text:p>Sat Dec  2 11:00:00 2023</text:p>
          </table:table-cell>
          <table:table-cell office:value-type="float" office:value="51.0">
            <text:p>51.0</text:p>
          </table:table-cell>
          <table:table-cell office:value-type="float" office:value="54.5">
            <text:p>54.5</text:p>
          </table:table-cell>
          <table:table-cell office:value-type="float" office:value="55.0">
            <text:p>55.0</text:p>
          </table:table-cell>
          <table:table-cell office:value-type="float" office:value="53.1667">
            <text:p>53.1667</text:p>
          </table:table-cell>
          <table:table-cell office:value-type="float" office:value="46.5">
            <text:p>46.5</text:p>
          </table:table-cell>
          <table:table-cell office:value-type="float" office:value="33.8333">
            <text:p>33.8333</text:p>
          </table:table-cell>
          <table:table-cell office:value-type="float" office:value="28.0">
            <text:p>28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2T12:00:00">
            <text:p>Sat Dec  2 12:00:00 2023</text:p>
          </table:table-cell>
          <table:table-cell office:value-type="float" office:value="40.0">
            <text:p>40.0</text:p>
          </table:table-cell>
          <table:table-cell office:value-type="float" office:value="51.0">
            <text:p>51.0</text:p>
          </table:table-cell>
          <table:table-cell office:value-type="float" office:value="54.5">
            <text:p>54.5</text:p>
          </table:table-cell>
          <table:table-cell office:value-type="float" office:value="55.0">
            <text:p>55.0</text:p>
          </table:table-cell>
          <table:table-cell office:value-type="float" office:value="53.1667">
            <text:p>53.1667</text:p>
          </table:table-cell>
          <table:table-cell office:value-type="float" office:value="46.5">
            <text:p>46.5</text:p>
          </table:table-cell>
          <table:table-cell office:value-type="float" office:value="33.8333">
            <text:p>33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13:00:00">
            <text:p>Sat Dec  2 13:00:00 2023</text:p>
          </table:table-cell>
          <table:table-cell office:value-type="float" office:value="25.5">
            <text:p>25.5</text:p>
          </table:table-cell>
          <table:table-cell office:value-type="float" office:value="40.0">
            <text:p>40.0</text:p>
          </table:table-cell>
          <table:table-cell office:value-type="float" office:value="51.0">
            <text:p>51.0</text:p>
          </table:table-cell>
          <table:table-cell office:value-type="float" office:value="54.5">
            <text:p>54.5</text:p>
          </table:table-cell>
          <table:table-cell office:value-type="float" office:value="55.0">
            <text:p>55.0</text:p>
          </table:table-cell>
          <table:table-cell office:value-type="float" office:value="53.1667">
            <text:p>53.1667</text:p>
          </table:table-cell>
          <table:table-cell office:value-type="float" office:value="46.5">
            <text:p>46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2T14:00:00">
            <text:p>Sat Dec  2 14:00:00 2023</text:p>
          </table:table-cell>
          <table:table-cell office:value-type="float" office:value="28.0">
            <text:p>28.0</text:p>
          </table:table-cell>
          <table:table-cell office:value-type="float" office:value="25.5">
            <text:p>25.5</text:p>
          </table:table-cell>
          <table:table-cell office:value-type="float" office:value="40.0">
            <text:p>40.0</text:p>
          </table:table-cell>
          <table:table-cell office:value-type="float" office:value="51.0">
            <text:p>51.0</text:p>
          </table:table-cell>
          <table:table-cell office:value-type="float" office:value="54.5">
            <text:p>54.5</text:p>
          </table:table-cell>
          <table:table-cell office:value-type="float" office:value="55.0">
            <text:p>55.0</text:p>
          </table:table-cell>
          <table:table-cell office:value-type="float" office:value="53.1667">
            <text:p>53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2-02T15:00:00">
            <text:p>Sat Dec  2 15:00:00 2023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25.5">
            <text:p>25.5</text:p>
          </table:table-cell>
          <table:table-cell office:value-type="float" office:value="40.0">
            <text:p>40.0</text:p>
          </table:table-cell>
          <table:table-cell office:value-type="float" office:value="51.0">
            <text:p>51.0</text:p>
          </table:table-cell>
          <table:table-cell office:value-type="float" office:value="54.5">
            <text:p>54.5</text:p>
          </table:table-cell>
          <table:table-cell office:value-type="float" office:value="55.0">
            <text:p>55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2-03T08:00:00">
            <text:p>Sun Dec  3 08:00:00 2023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03T09:00:00">
            <text:p>Sun Dec  3 09:00:00 2023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03T10:00:00">
            <text:p>Sun Dec  3 10:00:00 2023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03T11:00:00">
            <text:p>Sun Dec  3 11:00:00 2023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3T12:00:00">
            <text:p>Sun Dec  3 12:00:00 2023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3T13:00:00">
            <text:p>Sun Dec  3 13:00:00 2023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03T14:00:00">
            <text:p>Sun Dec  3 14:00:00 2023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03T15:00:00">
            <text:p>Sun Dec  3 15:00:00 2023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2-04T05:00:00">
            <text:p>Mon Dec  4 05:00:00 2023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4T06:00:00">
            <text:p>Mon Dec  4 06:00:00 202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04T07:00:00">
            <text:p>Mon Dec  4 07:00:00 2023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04T08:00:00">
            <text:p>Mon Dec  4 08:00:00 2023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4T09:00:00">
            <text:p>Mon Dec  4 09:00:00 2023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04T10:00:00">
            <text:p>Mon Dec  4 10:00:00 2023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4T11:00:00">
            <text:p>Mon Dec  4 11:00:00 2023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04T12:00:00">
            <text:p>Mon Dec  4 12:00:00 2023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04T13:00:00">
            <text:p>Mon Dec  4 13:00:00 2023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2-04T14:00:00">
            <text:p>Mon Dec  4 14:00:00 2023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4T15:00:00">
            <text:p>Mon Dec  4 15:00:00 2023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04T16:00:00">
            <text:p>Mon Dec  4 16:00:00 2023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04T17:00:00">
            <text:p>Mon Dec  4 17:00:00 2023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5T01:00:00">
            <text:p>Tue Dec  5 01:00:00 202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5T03:00:00">
            <text:p>Tue Dec  5 03:00:00 202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2-05T21:00:00">
            <text:p>Tue Dec  5 21:00:00 2023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5T23:00:00">
            <text:p>Tue Dec  5 23:00:00 2023</text:p>
          </table:table-cell>
          <table:table-cell office:value-type="float" office:value="43.3333">
            <text:p>43.3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6T00:00:00">
            <text:p>Wed Dec  6 00:00:00 2023</text:p>
          </table:table-cell>
          <table:table-cell office:value-type="float" office:value="41.5">
            <text:p>41.5</text:p>
          </table:table-cell>
          <table:table-cell office:value-type="float" office:value="43.3333">
            <text:p>43.3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09T01:00:00">
            <text:p>Sat Dec  9 01:00:00 2023</text:p>
          </table:table-cell>
          <table:table-cell office:value-type="float" office:value="34.5">
            <text:p>34.5</text:p>
          </table:table-cell>
          <table:table-cell office:value-type="float" office:value="41.5">
            <text:p>41.5</text:p>
          </table:table-cell>
          <table:table-cell office:value-type="float" office:value="43.3333">
            <text:p>43.3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02:00:00">
            <text:p>Sat Dec  9 02:00:00 2023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41.5">
            <text:p>41.5</text:p>
          </table:table-cell>
          <table:table-cell office:value-type="float" office:value="43.3333">
            <text:p>43.3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09T03:00:00">
            <text:p>Sat Dec  9 03:00:00 2023</text:p>
          </table:table-cell>
          <table:table-cell office:value-type="float" office:value="28.6667">
            <text:p>28.6667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41.5">
            <text:p>41.5</text:p>
          </table:table-cell>
          <table:table-cell office:value-type="float" office:value="43.3333">
            <text:p>43.3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9T04:00:00">
            <text:p>Sat Dec  9 04:00:00 2023</text:p>
          </table:table-cell>
          <table:table-cell office:value-type="float" office:value="30.6667">
            <text:p>30.6667</text:p>
          </table:table-cell>
          <table:table-cell office:value-type="float" office:value="28.6667">
            <text:p>28.6667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41.5">
            <text:p>41.5</text:p>
          </table:table-cell>
          <table:table-cell office:value-type="float" office:value="43.3333">
            <text:p>43.3333</text:p>
          </table:table-cell>
          <table:table-cell office:value-type="float" office:value="41.6667">
            <text:p>41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5:00:00">
            <text:p>Sat Dec  9 05:00:00 2023</text:p>
          </table:table-cell>
          <table:table-cell office:value-type="float" office:value="32.3333">
            <text:p>32.3333</text:p>
          </table:table-cell>
          <table:table-cell office:value-type="float" office:value="30.6667">
            <text:p>30.6667</text:p>
          </table:table-cell>
          <table:table-cell office:value-type="float" office:value="28.6667">
            <text:p>28.6667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41.5">
            <text:p>41.5</text:p>
          </table:table-cell>
          <table:table-cell office:value-type="float" office:value="43.3333">
            <text:p>4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06:00:00">
            <text:p>Sat Dec  9 06:00:00 2023</text:p>
          </table:table-cell>
          <table:table-cell office:value-type="float" office:value="32.3333">
            <text:p>32.3333</text:p>
          </table:table-cell>
          <table:table-cell office:value-type="float" office:value="32.3333">
            <text:p>32.3333</text:p>
          </table:table-cell>
          <table:table-cell office:value-type="float" office:value="30.6667">
            <text:p>30.6667</text:p>
          </table:table-cell>
          <table:table-cell office:value-type="float" office:value="28.6667">
            <text:p>28.6667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41.5">
            <text:p>41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7:00:00">
            <text:p>Sat Dec  9 07:00:00 202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32.3333">
            <text:p>32.3333</text:p>
          </table:table-cell>
          <table:table-cell office:value-type="float" office:value="30.6667">
            <text:p>30.6667</text:p>
          </table:table-cell>
          <table:table-cell office:value-type="float" office:value="28.6667">
            <text:p>28.6667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8:00:00">
            <text:p>Sat Dec  9 08:00:00 202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32.3333">
            <text:p>32.3333</text:p>
          </table:table-cell>
          <table:table-cell office:value-type="float" office:value="30.6667">
            <text:p>30.6667</text:p>
          </table:table-cell>
          <table:table-cell office:value-type="float" office:value="28.6667">
            <text:p>28.6667</text:p>
          </table:table-cell>
          <table:table-cell office:value-type="float" office:value="27.6667">
            <text:p>27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9:00:00">
            <text:p>Sat Dec  9 09:00:00 2023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32.3333">
            <text:p>32.3333</text:p>
          </table:table-cell>
          <table:table-cell office:value-type="float" office:value="30.6667">
            <text:p>30.6667</text:p>
          </table:table-cell>
          <table:table-cell office:value-type="float" office:value="28.6667">
            <text:p>28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09T10:00:00">
            <text:p>Sat Dec  9 10:00:00 2023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32.3333">
            <text:p>32.3333</text:p>
          </table:table-cell>
          <table:table-cell office:value-type="float" office:value="30.6667">
            <text:p>30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9T11:00:00">
            <text:p>Sat Dec  9 11:00:00 2023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32.3333">
            <text:p>32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09T12:00:00">
            <text:p>Sat Dec  9 12:00:00 202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2-09T13:00:00">
            <text:p>Sat Dec  9 13:00:00 2023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9T14:00:00">
            <text:p>Sat Dec  9 14:00:00 2023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2-09T15:00:00">
            <text:p>Sat Dec  9 15:00:00 2023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9T16:00:00">
            <text:p>Sat Dec  9 16:00:00 2023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2-09T17:00:00">
            <text:p>Sat Dec  9 17:00:00 202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2-09T18:00:00">
            <text:p>Sat Dec  9 18:00:00 2023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10T04:00:00">
            <text:p>Sun Dec 10 04:00:00 2023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10T05:00:00">
            <text:p>Sun Dec 10 05:00:00 2023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10T06:00:00">
            <text:p>Sun Dec 10 06:00:00 2023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2-10T07:00:00">
            <text:p>Sun Dec 10 07:00:00 202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2-10T08:00:00">
            <text:p>Sun Dec 10 08:00:00 2023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10T09:00:00">
            <text:p>Sun Dec 10 09:00:00 202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0T10:00:00">
            <text:p>Sun Dec 10 10:00:00 2023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10T11:00:00">
            <text:p>Sun Dec 10 11:00:00 2023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10T12:00:00">
            <text:p>Sun Dec 10 12:00:00 2023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2-10T13:00:00">
            <text:p>Sun Dec 10 13:00:00 2023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10T14:00:00">
            <text:p>Sun Dec 10 14:00:00 2023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2-10T15:00:00">
            <text:p>Sun Dec 10 15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1T06:00:00">
            <text:p>Mon Dec 11 06:00:00 2023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11T07:00:00">
            <text:p>Mon Dec 11 07:00:00 202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1T08:00:00">
            <text:p>Mon Dec 11 08:00:00 2023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11T09:00:00">
            <text:p>Mon Dec 11 09:00:00 2023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11T10:00:00">
            <text:p>Mon Dec 11 10:00:00 202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11T11:00:00">
            <text:p>Mon Dec 11 11:00:00 2023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11T12:00:00">
            <text:p>Mon Dec 11 12:00:00 2023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2-11T13:00:00">
            <text:p>Mon Dec 11 13:00:00 202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1T14:00:00">
            <text:p>Mon Dec 11 14:00:00 2023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2-11T15:00:00">
            <text:p>Mon Dec 11 15:00:00 202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2-11T16:00:00">
            <text:p>Mon Dec 11 16:00:00 202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1T17:00:00">
            <text:p>Mon Dec 11 17:00:00 202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2-12T02:00:00">
            <text:p>Tue Dec 12 02:00:00 2023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2T03:00:00">
            <text:p>Tue Dec 12 03:00:00 2023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12T04:00:00">
            <text:p>Tue Dec 12 04:00:00 202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2T05:00:00">
            <text:p>Tue Dec 12 05:00:00 202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12T06:00:00">
            <text:p>Tue Dec 12 06:00:00 2023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2T07:00:00">
            <text:p>Tue Dec 12 07:00:00 2023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8:00:00">
            <text:p>Tue Dec 12 08:00:00 2023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3T07:00:00">
            <text:p>Wed Dec 13 07:00:00 202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13T08:00:00">
            <text:p>Wed Dec 13 08:00:00 2023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2-13T11:00:00">
            <text:p>Wed Dec 13 11:00:00 2023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13T12:00:00">
            <text:p>Wed Dec 13 12:00:00 2023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13T13:00:00">
            <text:p>Wed Dec 13 13:00:00 2023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2-13T14:00:00">
            <text:p>Wed Dec 13 14:00:00 2023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13T15:00:00">
            <text:p>Wed Dec 13 15:00:00 2023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13T16:00:00">
            <text:p>Wed Dec 13 16:00:00 202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4T08:00:00">
            <text:p>Thu Dec 14 08:00:00 202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4T09:00:00">
            <text:p>Thu Dec 14 09:00:00 2023</text:p>
          </table:table-cell>
          <table:table-cell office:value-type="float" office:value="45.3333">
            <text:p>45.333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4T10:00:00">
            <text:p>Thu Dec 14 10:00:00 2023</text:p>
          </table:table-cell>
          <table:table-cell office:value-type="float" office:value="53.0">
            <text:p>53.0</text:p>
          </table:table-cell>
          <table:table-cell office:value-type="float" office:value="45.3333">
            <text:p>45.333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4T11:00:00">
            <text:p>Thu Dec 14 11:00:00 2023</text:p>
          </table:table-cell>
          <table:table-cell office:value-type="float" office:value="51.8333">
            <text:p>51.8333</text:p>
          </table:table-cell>
          <table:table-cell office:value-type="float" office:value="53.0">
            <text:p>53.0</text:p>
          </table:table-cell>
          <table:table-cell office:value-type="float" office:value="45.3333">
            <text:p>45.333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14T12:00:00">
            <text:p>Thu Dec 14 12:00:00 2023</text:p>
          </table:table-cell>
          <table:table-cell office:value-type="float" office:value="44.6667">
            <text:p>44.6667</text:p>
          </table:table-cell>
          <table:table-cell office:value-type="float" office:value="51.8333">
            <text:p>51.8333</text:p>
          </table:table-cell>
          <table:table-cell office:value-type="float" office:value="53.0">
            <text:p>53.0</text:p>
          </table:table-cell>
          <table:table-cell office:value-type="float" office:value="45.3333">
            <text:p>45.333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14T13:00:00">
            <text:p>Thu Dec 14 13:00:00 2023</text:p>
          </table:table-cell>
          <table:table-cell office:value-type="float" office:value="35.8333">
            <text:p>35.8333</text:p>
          </table:table-cell>
          <table:table-cell office:value-type="float" office:value="44.6667">
            <text:p>44.6667</text:p>
          </table:table-cell>
          <table:table-cell office:value-type="float" office:value="51.8333">
            <text:p>51.8333</text:p>
          </table:table-cell>
          <table:table-cell office:value-type="float" office:value="53.0">
            <text:p>53.0</text:p>
          </table:table-cell>
          <table:table-cell office:value-type="float" office:value="45.3333">
            <text:p>45.333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2-14T14:00:00">
            <text:p>Thu Dec 14 14:00:00 2023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44.6667">
            <text:p>44.6667</text:p>
          </table:table-cell>
          <table:table-cell office:value-type="float" office:value="51.8333">
            <text:p>51.8333</text:p>
          </table:table-cell>
          <table:table-cell office:value-type="float" office:value="53.0">
            <text:p>53.0</text:p>
          </table:table-cell>
          <table:table-cell office:value-type="float" office:value="45.3333">
            <text:p>45.3333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14T15:00:00">
            <text:p>Thu Dec 14 15:00:00 2023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44.6667">
            <text:p>44.6667</text:p>
          </table:table-cell>
          <table:table-cell office:value-type="float" office:value="51.8333">
            <text:p>51.8333</text:p>
          </table:table-cell>
          <table:table-cell office:value-type="float" office:value="53.0">
            <text:p>53.0</text:p>
          </table:table-cell>
          <table:table-cell office:value-type="float" office:value="45.3333">
            <text:p>45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2-14T16:00:00">
            <text:p>Thu Dec 14 16:00:00 2023</text:p>
          </table:table-cell>
          <table:table-cell office:value-type="float" office:value="23.3333">
            <text:p>23.3333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44.6667">
            <text:p>44.6667</text:p>
          </table:table-cell>
          <table:table-cell office:value-type="float" office:value="51.8333">
            <text:p>51.8333</text:p>
          </table:table-cell>
          <table:table-cell office:value-type="float" office:value="53.0">
            <text:p>53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2-15T05:00:00">
            <text:p>Fri Dec 15 05:00:00 202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15T06:00:00">
            <text:p>Fri Dec 15 06:00:00 2023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5T07:00:00">
            <text:p>Fri Dec 15 07:00:00 2023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5T08:00:00">
            <text:p>Fri Dec 15 08:00:00 2023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5T09:00:00">
            <text:p>Fri Dec 15 09:00:00 2023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15T10:00:00">
            <text:p>Fri Dec 15 10:00:00 202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5T11:00:00">
            <text:p>Fri Dec 15 11:00:00 2023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2-15T12:00:00">
            <text:p>Fri Dec 15 12:00:00 2023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2-15T13:00:00">
            <text:p>Fri Dec 15 13:00:00 2023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15T14:00:00">
            <text:p>Fri Dec 15 14:00:00 202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15T15:00:00">
            <text:p>Fri Dec 15 15:00:00 2023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16T01:00:00">
            <text:p>Sat Dec 16 01:00:00 2023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16T02:00:00">
            <text:p>Sat Dec 16 02:00:00 2023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6T03:00:00">
            <text:p>Sat Dec 16 03:00:00 2023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2-16T04:00:00">
            <text:p>Sat Dec 16 04:00:00 2023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6T05:00:00">
            <text:p>Sat Dec 16 05:00:00 202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6T06:00:00">
            <text:p>Sat Dec 16 06:00:00 202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6T07:00:00">
            <text:p>Sat Dec 16 07:00:00 2023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6T08:00:00">
            <text:p>Sat Dec 16 08:00:00 202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6T09:00:00">
            <text:p>Sat Dec 16 09:00:00 2023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2-16T10:00:00">
            <text:p>Sat Dec 16 10:00:00 2023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6T11:00:00">
            <text:p>Sat Dec 16 11:00:00 2023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16T12:00:00">
            <text:p>Sat Dec 16 12:00:00 2023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16T13:00:00">
            <text:p>Sat Dec 16 13:00:00 202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16T14:00:00">
            <text:p>Sat Dec 16 14:00:00 2023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16T15:00:00">
            <text:p>Sat Dec 16 15:00:00 202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2-16T16:00:00">
            <text:p>Sat Dec 16 16:00:00 2023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2-16T17:00:00">
            <text:p>Sat Dec 16 17:00:00 2023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12-16T18:00:00">
            <text:p>Sat Dec 16 18:00:00 2023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16T19:00:00">
            <text:p>Sat Dec 16 19:00:00 2023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16T20:00:00">
            <text:p>Sat Dec 16 20:00:00 202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7T01:00:00">
            <text:p>Sun Dec 17 01:00:00 202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2-17T02:00:00">
            <text:p>Sun Dec 17 02:00:00 2023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17T06:00:00">
            <text:p>Sun Dec 17 06:00:00 2023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2-17T07:00:00">
            <text:p>Sun Dec 17 07:00:00 2023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7T08:00:00">
            <text:p>Sun Dec 17 08:00:00 202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7T09:00:00">
            <text:p>Sun Dec 17 09:00:00 202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2-17T10:00:00">
            <text:p>Sun Dec 17 10:00:00 2023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17T11:00:00">
            <text:p>Sun Dec 17 11:00:00 2023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7T12:00:00">
            <text:p>Sun Dec 17 12:00:00 2023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17T13:00:00">
            <text:p>Sun Dec 17 13:00:00 2023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7T14:00:00">
            <text:p>Sun Dec 17 14:00:00 2023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2-17T15:00:00">
            <text:p>Sun Dec 17 15:00:00 202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7T16:00:00">
            <text:p>Sun Dec 17 16:00:00 2023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7T17:00:00">
            <text:p>Sun Dec 17 17:00:00 202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7T18:00:00">
            <text:p>Sun Dec 17 18:00:00 2023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2-18T02:00:00">
            <text:p>Mon Dec 18 02:00:00 2023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18T03:00:00">
            <text:p>Mon Dec 18 03:00:00 2023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18T04:00:00">
            <text:p>Mon Dec 18 04:00:00 2023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18T05:00:00">
            <text:p>Mon Dec 18 05:00:00 2023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8T06:00:00">
            <text:p>Mon Dec 18 06:00:00 2023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8T07:00:00">
            <text:p>Mon Dec 18 07:00:00 2023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8T08:00:00">
            <text:p>Mon Dec 18 08:00:00 2023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8T09:00:00">
            <text:p>Mon Dec 18 09:00:00 2023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18T10:00:00">
            <text:p>Mon Dec 18 10:00:00 2023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8T11:00:00">
            <text:p>Mon Dec 18 11:00:00 202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18T12:00:00">
            <text:p>Mon Dec 18 12:00:00 2023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18T13:00:00">
            <text:p>Mon Dec 18 13:00:00 2023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8T14:00:00">
            <text:p>Mon Dec 18 14:00:00 202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8T15:00:00">
            <text:p>Mon Dec 18 15:00:00 2023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12-18T16:00:00">
            <text:p>Mon Dec 18 16:00:00 2023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9T04:00:00">
            <text:p>Tue Dec 19 04:00:00 2023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19T05:00:00">
            <text:p>Tue Dec 19 05:00:00 2023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2-19T06:00:00">
            <text:p>Tue Dec 19 06:00:00 2023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19T07:00:00">
            <text:p>Tue Dec 19 07:00:00 2023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19T08:00:00">
            <text:p>Tue Dec 19 08:00:00 202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19T09:00:00">
            <text:p>Tue Dec 19 09:00:00 2023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19T10:00:00">
            <text:p>Tue Dec 19 10:00:00 202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19T11:00:00">
            <text:p>Tue Dec 19 11:00:00 2023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19T12:00:00">
            <text:p>Tue Dec 19 12:00:00 202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9T13:00:00">
            <text:p>Tue Dec 19 13:00:00 2023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20T10:00:00">
            <text:p>Wed Dec 20 10:00:00 202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0T11:00:00">
            <text:p>Wed Dec 20 11:00:00 2023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0T12:00:00">
            <text:p>Wed Dec 20 12:00:00 2023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2T05:00:00">
            <text:p>Fri Dec 22 05:00:00 202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22T06:00:00">
            <text:p>Fri Dec 22 06:00:00 202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22T07:00:00">
            <text:p>Fri Dec 22 07:00:00 202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22T08:00:00">
            <text:p>Fri Dec 22 08:00:00 2023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2T10:00:00">
            <text:p>Fri Dec 22 10:00:00 202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2T12:00:00">
            <text:p>Fri Dec 22 12:00:00 2023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2T13:00:00">
            <text:p>Fri Dec 22 13:00:00 202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22T14:00:00">
            <text:p>Fri Dec 22 14:00:00 2023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22T15:00:00">
            <text:p>Fri Dec 22 15:00:00 2023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23T06:00:00">
            <text:p>Sat Dec 23 06:00:00 2023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3T07:00:00">
            <text:p>Sat Dec 23 07:00:00 2023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3T08:00:00">
            <text:p>Sat Dec 23 08:00:00 2023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3T11:00:00">
            <text:p>Sat Dec 23 11:00:00 202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3T12:00:00">
            <text:p>Sat Dec 23 12:00:00 2023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2-23T13:00:00">
            <text:p>Sat Dec 23 13:00:00 2023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3T14:00:00">
            <text:p>Sat Dec 23 14:00:00 202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24T06:00:00">
            <text:p>Sun Dec 24 06:00:00 2023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4T07:00:00">
            <text:p>Sun Dec 24 07:00:00 2023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4T08:00:00">
            <text:p>Sun Dec 24 08:00:00 202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4T09:00:00">
            <text:p>Sun Dec 24 09:00:00 2023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24T10:00:00">
            <text:p>Sun Dec 24 10:00:00 202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4T11:00:00">
            <text:p>Sun Dec 24 11:00:00 2023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4T13:00:00">
            <text:p>Sun Dec 24 13:00:00 202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25T06:00:00">
            <text:p>Mon Dec 25 06:00:00 202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2-25T07:00:00">
            <text:p>Mon Dec 25 07:00:00 2023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5T08:00:00">
            <text:p>Mon Dec 25 08:00:00 2023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5T09:00:00">
            <text:p>Mon Dec 25 09:00:00 2023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25T10:00:00">
            <text:p>Mon Dec 25 10:00:00 202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2-25T11:00:00">
            <text:p>Mon Dec 25 11:00:00 2023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25T12:00:00">
            <text:p>Mon Dec 25 12:00:00 202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25T13:00:00">
            <text:p>Mon Dec 25 13:00:00 2023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5T14:00:00">
            <text:p>Mon Dec 25 14:00:00 202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25T15:00:00">
            <text:p>Mon Dec 25 15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26T04:00:00">
            <text:p>Tue Dec 26 04:00:00 202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6T05:00:00">
            <text:p>Tue Dec 26 05:00:00 202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2-26T06:00:00">
            <text:p>Tue Dec 26 06:00:00 202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2-26T07:00:00">
            <text:p>Tue Dec 26 07:00:00 202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26T08:00:00">
            <text:p>Tue Dec 26 08:00:00 2023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26T11:00:00">
            <text:p>Tue Dec 26 11:00:00 202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6T12:00:00">
            <text:p>Tue Dec 26 12:00:00 2023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26T13:00:00">
            <text:p>Tue Dec 26 13:00:00 2023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26T14:00:00">
            <text:p>Tue Dec 26 14:00:00 202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26T15:00:00">
            <text:p>Tue Dec 26 15:00:00 2023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2-26T16:00:00">
            <text:p>Tue Dec 26 16:00:00 202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27T04:00:00">
            <text:p>Wed Dec 27 04:00:00 2023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27T05:00:00">
            <text:p>Wed Dec 27 05:00:00 202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27T06:00:00">
            <text:p>Wed Dec 27 06:00:00 2023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2-27T07:00:00">
            <text:p>Wed Dec 27 07:00:00 2023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2-27T08:00:00">
            <text:p>Wed Dec 27 08:00:00 2023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7T09:00:00">
            <text:p>Wed Dec 27 09:00:00 202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7T10:00:00">
            <text:p>Wed Dec 27 10:00:00 2023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27T11:00:00">
            <text:p>Wed Dec 27 11:00:00 202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7T12:00:00">
            <text:p>Wed Dec 27 12:00:00 202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2-27T13:00:00">
            <text:p>Wed Dec 27 13:00:00 2023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27T14:00:00">
            <text:p>Wed Dec 27 14:00:00 2023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8T05:00:00">
            <text:p>Thu Dec 28 05:00:00 2023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8T06:00:00">
            <text:p>Thu Dec 28 06:00:00 2023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8T07:00:00">
            <text:p>Thu Dec 28 07:00:00 2023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28T08:00:00">
            <text:p>Thu Dec 28 08:00:00 2023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8T09:00:00">
            <text:p>Thu Dec 28 09:00:00 2023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8T10:00:00">
            <text:p>Thu Dec 28 10:00:00 2023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8T11:00:00">
            <text:p>Thu Dec 28 11:00:00 2023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8T12:00:00">
            <text:p>Thu Dec 28 12:00:00 2023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8T13:00:00">
            <text:p>Thu Dec 28 13:00:00 2023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9T08:00:00">
            <text:p>Fri Dec 29 08:00:00 202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31T07:00:00">
            <text:p>Sun Dec 31 07:00:00 2023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08:00:00">
            <text:p>Sun Dec 31 08:00:00 202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9:00:00">
            <text:p>Sun Dec 31 09:00:00 2023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10:00:00">
            <text:p>Sun Dec 31 10:00:00 202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31T11:00:00">
            <text:p>Sun Dec 31 11:00:00 2023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31T12:00:00">
            <text:p>Sun Dec 31 12:00:00 202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31T13:00:00">
            <text:p>Sun Dec 31 13:00:00 2023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31T14:00:00">
            <text:p>Sun Dec 31 14:00:00 2023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19.3333">
            <text:p>19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